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" svg:font-family="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</office:font-face-decls>
  <office:automatic-styles>
    <style:style style:name="co1" style:family="table-column">
      <style:table-column-properties fo:break-before="auto" style:column-width="0.9583in"/>
    </style:style>
    <style:style style:name="co2" style:family="table-column">
      <style:table-column-properties fo:break-before="auto" style:column-width="0.8437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1.0835in"/>
    </style:style>
    <style:style style:name="ro1" style:family="table-row">
      <style:table-row-properties style:row-height="0.4272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5098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number:date-style style:name="N48">
      <number:year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" style:family="table-cell" style:parent-style-name="Default" style:data-style-name="N48">
      <style:table-cell-properties fo:background-color="#cccccc" style:text-align-source="fix" style:repeat-content="false" fo:border="0.99pt solid #000000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7" style:family="table-cell" style:parent-style-name="Default" style:data-style-name="N48">
      <style:table-cell-properties style:text-align-source="fix" style:repeat-content="false" fo:background-color="transparent" fo:border="0.99pt solid #000000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fo:background-color="transparent" fo:border="0.99pt solid #000000"/>
      <style:paragraph-properties style:writing-mode="page"/>
      <style:text-properties fo:font-style="normal" fo:font-weight="normal"/>
    </style:style>
    <style:style style:name="ce1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8" style:family="table-cell" style:parent-style-name="Default">
      <style:table-cell-properties fo:background-color="#dde8cb" style:text-align-source="fix" style:repeat-content="false" fo:border="0.99pt solid #000000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6" style:family="table-cell" style:parent-style-name="Default">
      <style:table-cell-properties fo:background-color="#dde8cb" fo:border="0.99pt solid #000000"/>
      <style:paragraph-properties style:writing-mode="page"/>
      <style:text-properties fo:font-style="normal" fo:font-weight="normal"/>
    </style:style>
    <style:style style:name="ce12" style:family="table-cell" style:parent-style-name="Default" style:data-style-name="N2">
      <style:table-cell-properties fo:background-color="#cccccc" style:text-align-source="fix" style:repeat-content="false" fo:border="0.99pt solid #000000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99pt solid #000000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3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4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4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5" style:family="table-cell" style:parent-style-name="Default" style:data-style-name="N2">
      <style:table-cell-properties fo:background-color="#cccccc" style:text-align-source="fix" style:repeat-content="false" fo:border="none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6" style:family="table-cell" style:parent-style-name="Default">
      <style:table-cell-properties fo:background-color="#cccccc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0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T1" style:family="text">
      <style:text-properties fo:color="#000000" style:font-name="F" fo:font-size="10pt" fo:font-weight="normal" style:text-underline-style="none" style:text-underline-color="font-color" fo:font-style="normal"/>
    </style:style>
  </office:automatic-styles>
  <office:body>
    <office:spreadsheet>
      <table:table table:name="data_desu" table:style-name="ta1">
        <table:table-column table:style-name="co1" table:default-cell-style-name="ce10"/>
        <table:table-column table:style-name="co1" table:default-cell-style-name="ce7"/>
        <table:table-column table:style-name="co1" table:number-columns-repeated="2" table:default-cell-style-name="ce8"/>
        <table:table-column table:style-name="co1" table:number-columns-repeated="2" table:default-cell-style-name="ce12"/>
        <table:table-column table:style-name="co1" table:number-columns-repeated="2" table:default-cell-style-name="ce8"/>
        <table:table-column table:style-name="co1" table:number-columns-repeated="2" table:default-cell-style-name="ce12"/>
        <table:table-column table:style-name="co1" table:number-columns-repeated="2" table:default-cell-style-name="ce8"/>
        <table:table-column table:style-name="co1" table:number-columns-repeated="2" table:default-cell-style-name="ce12"/>
        <table:table-column table:style-name="co1" table:default-cell-style-name="ce8"/>
        <table:table-column table:style-name="co1" table:number-columns-repeated="2" table:default-cell-style-name="ce12"/>
        <table:table-column table:style-name="co1" table:default-cell-style-name="ce13"/>
        <table:table-column table:style-name="co1" table:number-columns-repeated="7" table:default-cell-style-name="ce9"/>
        <table:table-column table:style-name="co2" table:number-columns-repeated="2" table:default-cell-style-name="ce9"/>
        <table:table-column table:style-name="co2" table:number-columns-repeated="1024" table:default-cell-style-name="ce4"/>
        <table:table-column table:style-name="co2" table:number-columns-repeated="15332" table:default-cell-style-name="Default"/>
        <table:table-column table:style-name="co3" table:default-cell-style-name="Default"/>
        <table:table-row table:style-name="ro1">
          <table:table-cell table:style-name="ce7" office:value-type="string" calcext:value-type="string">
            <text:p><text:span text:style-name="T1">date</text:span></text:p>
          </table:table-cell>
          <table:table-cell office:value-type="string" calcext:value-type="string">
            <text:p><text:span text:style-name="T1">week</text:span></text:p>
          </table:table-cell>
          <table:table-cell office:value-type="string" calcext:value-type="string">
            <text:p><text:span text:style-name="T1">bench</text:span></text:p>
          </table:table-cell>
          <table:table-cell office:value-type="string" calcext:value-type="string">
            <text:p><text:span text:style-name="T1">bench_r</text:span></text:p>
          </table:table-cell>
          <table:table-cell table:style-name="ce7" office:value-type="string" calcext:value-type="string">
            <text:p><text:span text:style-name="T1">bench_c</text:span></text:p>
          </table:table-cell>
          <table:table-cell table:style-name="ce7" office:value-type="string" calcext:value-type="string">
            <text:p><text:span text:style-name="T1">bench_m</text:span></text:p>
          </table:table-cell>
          <table:table-cell office:value-type="string" calcext:value-type="string">
            <text:p><text:span text:style-name="T1">deadlift</text:span></text:p>
          </table:table-cell>
          <table:table-cell office:value-type="string" calcext:value-type="string">
            <text:p><text:span text:style-name="T1">deadlift_r</text:span></text:p>
          </table:table-cell>
          <table:table-cell table:style-name="ce7" office:value-type="string" calcext:value-type="string">
            <text:p><text:span text:style-name="T1">deadlift_c</text:span></text:p>
          </table:table-cell>
          <table:table-cell table:style-name="ce7" office:value-type="string" calcext:value-type="string">
            <text:p><text:span text:style-name="T1">deadlift_m</text:span></text:p>
          </table:table-cell>
          <table:table-cell office:value-type="string" calcext:value-type="string">
            <text:p><text:span text:style-name="T1">squats</text:span></text:p>
          </table:table-cell>
          <table:table-cell office:value-type="string" calcext:value-type="string">
            <text:p><text:span text:style-name="T1">squats_r</text:span></text:p>
          </table:table-cell>
          <table:table-cell table:style-name="ce7" office:value-type="string" calcext:value-type="string">
            <text:p><text:span text:style-name="T1">squats_c</text:span></text:p>
          </table:table-cell>
          <table:table-cell table:style-name="ce7" office:value-type="string" calcext:value-type="string">
            <text:p><text:span text:style-name="T1">squats_m</text:span></text:p>
          </table:table-cell>
          <table:table-cell office:value-type="string" calcext:value-type="string">
            <text:p><text:span text:style-name="T1">weight</text:span></text:p>
          </table:table-cell>
          <table:table-cell table:style-name="ce7" office:value-type="string" calcext:value-type="string">
            <text:p><text:span text:style-name="T1">week_total</text:span></text:p>
          </table:table-cell>
          <table:table-cell table:style-name="ce7" office:value-type="string" calcext:value-type="string">
            <text:p><text:span text:style-name="T1">week_total_m</text:span></text:p>
          </table:table-cell>
          <table:table-cell table:style-name="ce9" office:value-type="string" calcext:value-type="string">
            <text:p><text:span text:style-name="T1">attendance_total</text:span></text:p>
          </table:table-cell>
          <table:table-cell table:number-columns-repeated="16366"/>
        </table:table-row>
        <table:table-row table:style-name="ro2">
          <table:table-cell office:value-type="date" office:date-value="2024-01-01" calcext:value-type="date">
            <text:p>24-01-01</text:p>
          </table:table-cell>
          <table:table-cell table:style-name="ce11"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table:formula="of:=(100*[.C2])/(101.3-(2.67123*[.D2]))" office:value-type="float" office:value="46.2519691133462" calcext:value-type="float">
            <text:p>46.25</text:p>
          </table:table-cell>
          <table:table-cell table:formula="of:=IF([.$O2]&lt;&gt;0; [.E2]/[.$O2]; 0)" office:value-type="float" office:value="0.722687017396034" calcext:value-type="float">
            <text:p>0.72</text:p>
          </table:table-cell>
          <table:table-cell table:number-columns-repeated="2"/>
          <table:table-cell table:formula="of:=(100*[.G2])/(101.3-(2.67123*[.H2]))" office:value-type="float" office:value="0" calcext:value-type="float">
            <text:p>0.00</text:p>
          </table:table-cell>
          <table:table-cell table:formula="of:=IF([.$O2]&lt;&gt;0; [.I2]/[.$O2]; 0)" office:value-type="float" office:value="0" calcext:value-type="float">
            <text:p>0.0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formula="of:=(100*[.K2])/(101.3-(2.67123*[.L2]))" office:value-type="float" office:value="71.7319898630559" calcext:value-type="float">
            <text:p>71.73</text:p>
          </table:table-cell>
          <table:table-cell table:formula="of:=IF([.$O2]&lt;&gt;0; [.M2]/[.$O2]; 0)" office:value-type="float" office:value="1.12081234161025" calcext:value-type="float">
            <text:p>1.12</text:p>
          </table:table-cell>
          <table:table-cell office:value-type="float" office:value="64" calcext:value-type="float">
            <text:p>64</text:p>
          </table:table-cell>
          <table:table-cell table:formula="of:=IF(OR(ISBLANK([.E2]); ISBLANK([.I2]); ISBLANK([.M2]); [.E2]=0; [.I2]=0; [.M2]=0); 0; [.E2]+[.I2]+[.M2])" office:value-type="float" office:value="0" calcext:value-type="float">
            <text:p>0.00</text:p>
          </table:table-cell>
          <table:table-cell table:formula="of:=IF(OR(ISBLANK([.F2]); ISBLANK([.J2]); ISBLANK([.N2]); [.F2]=0; [.J2]=0; [.N2]=0); 0; [.F2]+[.J2]+[.N2])" office:value-type="float" office:value="0" calcext:value-type="float">
            <text:p>0.00</text:p>
          </table:table-cell>
          <table:table-cell table:formula="of:=(COUNTA([.$C$2:.C2]) / (ROW([.C2])-1) + COUNTA([.$G$2:.G2]) / (ROW([.G2])-1) + COUNTA([.$K$2:.K2]) / (ROW([.K2])-1)) / 3 * 100" office:value-type="float" office:value="66.6666666666667" calcext:value-type="float">
            <text:p>66.67</text:p>
          </table:table-cell>
          <table:table-cell table:style-name="ce14" table:number-columns-repeated="3"/>
          <table:table-cell table:style-name="ce15" table:number-columns-repeated="3"/>
          <table:table-cell table:style-name="ce14"/>
          <table:table-cell table:style-name="ce15"/>
          <table:table-cell table:style-name="ce14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1-08" calcext:value-type="date">
            <text:p>24-01-08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style-name="ce18" table:formula="of:=(100*[.C3])/(101.3-(2.67123*[.D3]))" office:value-type="float" office:value="0" calcext:value-type="float">
            <text:p>0.00</text:p>
          </table:table-cell>
          <table:table-cell table:style-name="ce18" table:formula="of:=IF([.$O3]&lt;&gt;0; [.E3]/[.$O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3])/(101.3-(2.67123*[.H3]))" office:value-type="float" office:value="0" calcext:value-type="float">
            <text:p>0.00</text:p>
          </table:table-cell>
          <table:table-cell table:style-name="ce18" table:formula="of:=IF([.$O3]&lt;&gt;0; [.I3]/[.$O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3])/(101.3-(2.67123*[.L3]))" office:value-type="float" office:value="0" calcext:value-type="float">
            <text:p>0.00</text:p>
          </table:table-cell>
          <table:table-cell table:style-name="ce18" table:formula="of:=IF([.$O3]&lt;&gt;0; [.M3]/[.$O3]; 0)" office:value-type="float" office:value="0" calcext:value-type="float">
            <text:p>0.00</text:p>
          </table:table-cell>
          <table:table-cell/>
          <table:table-cell table:style-name="ce18" table:formula="of:=IF(OR(ISBLANK([.E3]); ISBLANK([.I3]); ISBLANK([.M3]); [.E3]=0; [.I3]=0; [.M3]=0); 0; [.E3]+[.I3]+[.M3])" office:value-type="float" office:value="0" calcext:value-type="float">
            <text:p>0.00</text:p>
          </table:table-cell>
          <table:table-cell table:style-name="ce18" table:formula="of:=IF(OR(ISBLANK([.F3]); ISBLANK([.J3]); ISBLANK([.N3]); [.F3]=0; [.J3]=0; [.N3]=0); 0; [.F3]+[.J3]+[.N3])" office:value-type="float" office:value="0" calcext:value-type="float">
            <text:p>0.00</text:p>
          </table:table-cell>
          <table:table-cell table:formula="of:=(COUNTA([.$C$2:.C3]) / (ROW([.C3])-1) + COUNTA([.$G$2:.G3]) / (ROW([.G3])-1) + COUNTA([.$K$2:.K3]) / (ROW([.K3])-1)) / 3 * 100" office:value-type="float" office:value="33.3333333333333" calcext:value-type="float">
            <text:p>33.33</text:p>
          </table:table-cell>
          <table:table-cell table:number-columns-repeated="16366"/>
        </table:table-row>
        <table:table-row table:style-name="ro2">
          <table:table-cell office:value-type="date" office:date-value="2024-01-15" calcext:value-type="date">
            <text:p>24-01-15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2"/>
          <table:table-cell table:formula="of:=(100*[.C4])/(101.3-(2.67123*[.D4]))" office:value-type="float" office:value="0" calcext:value-type="float">
            <text:p>0.00</text:p>
          </table:table-cell>
          <table:table-cell table:formula="of:=IF([.$O4]&lt;&gt;0; [.E4]/[.$O4]; 0)" office:value-type="float" office:value="0" calcext:value-type="float">
            <text:p>0.00</text:p>
          </table:table-cell>
          <table:table-cell table:number-columns-repeated="2"/>
          <table:table-cell table:formula="of:=(100*[.G4])/(101.3-(2.67123*[.H4]))" office:value-type="float" office:value="0" calcext:value-type="float">
            <text:p>0.00</text:p>
          </table:table-cell>
          <table:table-cell table:formula="of:=IF([.$O4]&lt;&gt;0; [.I4]/[.$O4]; 0)" office:value-type="float" office:value="0" calcext:value-type="float">
            <text:p>0.00</text:p>
          </table:table-cell>
          <table:table-cell table:number-columns-repeated="2"/>
          <table:table-cell table:formula="of:=(100*[.K4])/(101.3-(2.67123*[.L4]))" office:value-type="float" office:value="0" calcext:value-type="float">
            <text:p>0.00</text:p>
          </table:table-cell>
          <table:table-cell table:formula="of:=IF([.$O4]&lt;&gt;0; [.M4]/[.$O4]; 0)" office:value-type="float" office:value="0" calcext:value-type="float">
            <text:p>0.00</text:p>
          </table:table-cell>
          <table:table-cell office:value-type="float" office:value="64" calcext:value-type="float">
            <text:p>64</text:p>
          </table:table-cell>
          <table:table-cell table:formula="of:=IF(OR(ISBLANK([.E4]); ISBLANK([.I4]); ISBLANK([.M4]); [.E4]=0; [.I4]=0; [.M4]=0); 0; [.E4]+[.I4]+[.M4])" office:value-type="float" office:value="0" calcext:value-type="float">
            <text:p>0.00</text:p>
          </table:table-cell>
          <table:table-cell table:formula="of:=IF(OR(ISBLANK([.F4]); ISBLANK([.J4]); ISBLANK([.N4]); [.F4]=0; [.J4]=0; [.N4]=0); 0; [.F4]+[.J4]+[.N4])" office:value-type="float" office:value="0" calcext:value-type="float">
            <text:p>0.00</text:p>
          </table:table-cell>
          <table:table-cell table:formula="of:=(COUNTA([.$C$2:.C4]) / (ROW([.C4])-1) + COUNTA([.$G$2:.G4]) / (ROW([.G4])-1) + COUNTA([.$K$2:.K4]) / (ROW([.K4])-1)) / 3 * 100" office:value-type="float" office:value="22.2222222222222" calcext:value-type="float">
            <text:p>22.22</text:p>
          </table:table-cell>
          <table:table-cell table:style-name="ce14" table:number-columns-repeated="9"/>
          <table:table-cell table:style-name="ce16" table:number-columns-repeated="16356"/>
          <table:table-cell table:style-name="ce4"/>
        </table:table-row>
        <table:table-row table:style-name="ro2">
          <table:table-cell table:style-name="ce17" office:value-type="date" office:date-value="2024-01-22" calcext:value-type="date">
            <text:p>24-01-2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style-name="ce18" table:formula="of:=(100*[.C5])/(101.3-(2.67123*[.D5]))" office:value-type="float" office:value="0" calcext:value-type="float">
            <text:p>0.00</text:p>
          </table:table-cell>
          <table:table-cell table:style-name="ce18" table:formula="of:=IF([.$O5]&lt;&gt;0; [.E5]/[.$O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5])/(101.3-(2.67123*[.H5]))" office:value-type="float" office:value="0" calcext:value-type="float">
            <text:p>0.00</text:p>
          </table:table-cell>
          <table:table-cell table:style-name="ce18" table:formula="of:=IF([.$O5]&lt;&gt;0; [.I5]/[.$O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5])/(101.3-(2.67123*[.L5]))" office:value-type="float" office:value="0" calcext:value-type="float">
            <text:p>0.00</text:p>
          </table:table-cell>
          <table:table-cell table:style-name="ce18" table:formula="of:=IF([.$O5]&lt;&gt;0; [.M5]/[.$O5]; 0)" office:value-type="float" office:value="0" calcext:value-type="float">
            <text:p>0.00</text:p>
          </table:table-cell>
          <table:table-cell/>
          <table:table-cell table:style-name="ce18" table:formula="of:=IF(OR(ISBLANK([.E5]); ISBLANK([.I5]); ISBLANK([.M5]); [.E5]=0; [.I5]=0; [.M5]=0); 0; [.E5]+[.I5]+[.M5])" office:value-type="float" office:value="0" calcext:value-type="float">
            <text:p>0.00</text:p>
          </table:table-cell>
          <table:table-cell table:style-name="ce18" table:formula="of:=IF(OR(ISBLANK([.F5]); ISBLANK([.J5]); ISBLANK([.N5]); [.F5]=0; [.J5]=0; [.N5]=0); 0; [.F5]+[.J5]+[.N5])" office:value-type="float" office:value="0" calcext:value-type="float">
            <text:p>0.00</text:p>
          </table:table-cell>
          <table:table-cell table:formula="of:=(COUNTA([.$C$2:.C5]) / (ROW([.C5])-1) + COUNTA([.$G$2:.G5]) / (ROW([.G5])-1) + COUNTA([.$K$2:.K5]) / (ROW([.K5])-1)) / 3 * 100" office:value-type="float" office:value="16.6666666666667" calcext:value-type="float">
            <text:p>16.67</text:p>
          </table:table-cell>
          <table:table-cell table:number-columns-repeated="16366"/>
        </table:table-row>
        <table:table-row table:style-name="ro2">
          <table:table-cell office:value-type="date" office:date-value="2024-01-29" calcext:value-type="date">
            <text:p>24-01-29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2"/>
          <table:table-cell table:formula="of:=(100*[.C6])/(101.3-(2.67123*[.D6]))" office:value-type="float" office:value="0" calcext:value-type="float">
            <text:p>0.00</text:p>
          </table:table-cell>
          <table:table-cell table:formula="of:=IF([.$O6]&lt;&gt;0; [.E6]/[.$O6]; 0)" office:value-type="float" office:value="0" calcext:value-type="float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100*[.G6])/(101.3-(2.67123*[.H6]))" office:value-type="float" office:value="26.8140725615618" calcext:value-type="float">
            <text:p>26.81</text:p>
          </table:table-cell>
          <table:table-cell table:formula="of:=IF([.$O6]&lt;&gt;0; [.I6]/[.$O6]; 0)" office:value-type="float" office:value="0" calcext:value-type="float">
            <text:p>0.00</text:p>
          </table:table-cell>
          <table:table-cell table:number-columns-repeated="2"/>
          <table:table-cell table:formula="of:=(100*[.K6])/(101.3-(2.67123*[.L6]))" office:value-type="float" office:value="0" calcext:value-type="float">
            <text:p>0.00</text:p>
          </table:table-cell>
          <table:table-cell table:formula="of:=IF([.$O6]&lt;&gt;0; [.M6]/[.$O6]; 0)" office:value-type="float" office:value="0" calcext:value-type="float">
            <text:p>0.00</text:p>
          </table:table-cell>
          <table:table-cell/>
          <table:table-cell table:formula="of:=IF(OR(ISBLANK([.E6]); ISBLANK([.I6]); ISBLANK([.M6]); [.E6]=0; [.I6]=0; [.M6]=0); 0; [.E6]+[.I6]+[.M6])" office:value-type="float" office:value="0" calcext:value-type="float">
            <text:p>0.00</text:p>
          </table:table-cell>
          <table:table-cell table:formula="of:=IF(OR(ISBLANK([.F6]); ISBLANK([.J6]); ISBLANK([.N6]); [.F6]=0; [.J6]=0; [.N6]=0); 0; [.F6]+[.J6]+[.N6])" office:value-type="float" office:value="0" calcext:value-type="float">
            <text:p>0.00</text:p>
          </table:table-cell>
          <table:table-cell table:formula="of:=(COUNTA([.$C$2:.C6]) / (ROW([.C6])-1) + COUNTA([.$G$2:.G6]) / (ROW([.G6])-1) + COUNTA([.$K$2:.K6]) / (ROW([.K6])-1)) / 3 * 100" office:value-type="float" office:value="20" calcext:value-type="float">
            <text:p>20.00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2-05" calcext:value-type="date">
            <text:p>24-02-05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style-name="ce18" table:formula="of:=(100*[.C7])/(101.3-(2.67123*[.D7]))" office:value-type="float" office:value="0" calcext:value-type="float">
            <text:p>0.00</text:p>
          </table:table-cell>
          <table:table-cell table:style-name="ce18" table:formula="of:=IF([.$O7]&lt;&gt;0; [.E7]/[.$O7]; 0)" office:value-type="float" office:value="0" calcext:value-type="float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18" table:formula="of:=(100*[.G7])/(101.3-(2.67123*[.H7]))" office:value-type="float" office:value="26.8140725615618" calcext:value-type="float">
            <text:p>26.81</text:p>
          </table:table-cell>
          <table:table-cell table:style-name="ce18" table:formula="of:=IF([.$O7]&lt;&gt;0; [.I7]/[.$O7]; 0)" office:value-type="float" office:value="0.394324596493556" calcext:value-type="float">
            <text:p>0.3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style-name="ce18" table:formula="of:=(100*[.K7])/(101.3-(2.67123*[.L7]))" office:value-type="float" office:value="43.3242775965539" calcext:value-type="float">
            <text:p>43.32</text:p>
          </table:table-cell>
          <table:table-cell table:style-name="ce18" table:formula="of:=IF([.$O7]&lt;&gt;0; [.M7]/[.$O7]; 0)" office:value-type="float" office:value="0.637121729361087" calcext:value-type="float">
            <text:p>0.64</text:p>
          </table:table-cell>
          <table:table-cell office:value-type="float" office:value="68" calcext:value-type="float">
            <text:p>68</text:p>
          </table:table-cell>
          <table:table-cell table:style-name="ce18" table:formula="of:=IF(OR(ISBLANK([.E7]); ISBLANK([.I7]); ISBLANK([.M7]); [.E7]=0; [.I7]=0; [.M7]=0); 0; [.E7]+[.I7]+[.M7])" office:value-type="float" office:value="0" calcext:value-type="float">
            <text:p>0.00</text:p>
          </table:table-cell>
          <table:table-cell table:style-name="ce18" table:formula="of:=IF(OR(ISBLANK([.F7]); ISBLANK([.J7]); ISBLANK([.N7]); [.F7]=0; [.J7]=0; [.N7]=0); 0; [.F7]+[.J7]+[.N7])" office:value-type="float" office:value="0" calcext:value-type="float">
            <text:p>0.00</text:p>
          </table:table-cell>
          <table:table-cell table:formula="of:=(COUNTA([.$C$2:.C7]) / (ROW([.C7])-1) + COUNTA([.$G$2:.G7]) / (ROW([.G7])-1) + COUNTA([.$K$2:.K7]) / (ROW([.K7])-1)) / 3 * 100" office:value-type="float" office:value="27.7777777777778" calcext:value-type="float">
            <text:p>27.78</text:p>
          </table:table-cell>
          <table:table-cell table:number-columns-repeated="16366"/>
        </table:table-row>
        <table:table-row table:style-name="ro2">
          <table:table-cell office:value-type="date" office:date-value="2024-02-12" calcext:value-type="date">
            <text:p>24-02-12</text:p>
          </table:table-cell>
          <table:table-cell table:style-name="ce11" office:value-type="float" office:value="69" calcext:value-type="float">
            <text:p>69</text:p>
          </table:table-cell>
          <table:table-cell table:number-columns-repeated="2"/>
          <table:table-cell table:formula="of:=(100*[.C8])/(101.3-(2.67123*[.D8]))" office:value-type="float" office:value="0" calcext:value-type="float">
            <text:p>0.00</text:p>
          </table:table-cell>
          <table:table-cell table:formula="of:=IF([.$O8]&lt;&gt;0; [.E8]/[.$O8]; 0)" office:value-type="float" office:value="0" calcext:value-type="float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100*[.G8])/(101.3-(2.67123*[.H8]))" office:value-type="float" office:value="26.8140725615618" calcext:value-type="float">
            <text:p>26.81</text:p>
          </table:table-cell>
          <table:table-cell table:formula="of:=IF([.$O8]&lt;&gt;0; [.I8]/[.$O8]; 0)" office:value-type="float" office:value="0" calcext:value-type="float">
            <text:p>0.00</text:p>
          </table:table-cell>
          <table:table-cell table:number-columns-repeated="2"/>
          <table:table-cell table:formula="of:=(100*[.K8])/(101.3-(2.67123*[.L8]))" office:value-type="float" office:value="0" calcext:value-type="float">
            <text:p>0.00</text:p>
          </table:table-cell>
          <table:table-cell table:formula="of:=IF([.$O8]&lt;&gt;0; [.M8]/[.$O8]; 0)" office:value-type="float" office:value="0" calcext:value-type="float">
            <text:p>0.00</text:p>
          </table:table-cell>
          <table:table-cell/>
          <table:table-cell table:formula="of:=IF(OR(ISBLANK([.E8]); ISBLANK([.I8]); ISBLANK([.M8]); [.E8]=0; [.I8]=0; [.M8]=0); 0; [.E8]+[.I8]+[.M8])" office:value-type="float" office:value="0" calcext:value-type="float">
            <text:p>0.00</text:p>
          </table:table-cell>
          <table:table-cell table:formula="of:=IF(OR(ISBLANK([.F8]); ISBLANK([.J8]); ISBLANK([.N8]); [.F8]=0; [.J8]=0; [.N8]=0); 0; [.F8]+[.J8]+[.N8])" office:value-type="float" office:value="0" calcext:value-type="float">
            <text:p>0.00</text:p>
          </table:table-cell>
          <table:table-cell table:formula="of:=(COUNTA([.$C$2:.C8]) / (ROW([.C8])-1) + COUNTA([.$G$2:.G8]) / (ROW([.G8])-1) + COUNTA([.$K$2:.K8]) / (ROW([.K8])-1)) / 3 * 100" office:value-type="float" office:value="28.5714285714286" calcext:value-type="float">
            <text:p>28.57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2-19" calcext:value-type="date">
            <text:p>24-02-1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18" table:formula="of:=(100*[.C9])/(101.3-(2.67123*[.D9]))" office:value-type="float" office:value="26.8140725615618" calcext:value-type="float">
            <text:p>26.81</text:p>
          </table:table-cell>
          <table:table-cell table:style-name="ce18" table:formula="of:=IF([.$O9]&lt;&gt;0; [.E9]/[.$O9]; 0)" office:value-type="float" office:value="0" calcext:value-type="float">
            <text:p>0.0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18" table:formula="of:=(100*[.G9])/(101.3-(2.67123*[.H9]))" office:value-type="float" office:value="32.1768870738741" calcext:value-type="float">
            <text:p>32.18</text:p>
          </table:table-cell>
          <table:table-cell table:style-name="ce18" table:formula="of:=IF([.$O9]&lt;&gt;0; [.I9]/[.$O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9])/(101.3-(2.67123*[.L9]))" office:value-type="float" office:value="0" calcext:value-type="float">
            <text:p>0.00</text:p>
          </table:table-cell>
          <table:table-cell table:style-name="ce18" table:formula="of:=IF([.$O9]&lt;&gt;0; [.M9]/[.$O9]; 0)" office:value-type="float" office:value="0" calcext:value-type="float">
            <text:p>0.00</text:p>
          </table:table-cell>
          <table:table-cell/>
          <table:table-cell table:style-name="ce18" table:formula="of:=IF(OR(ISBLANK([.E9]); ISBLANK([.I9]); ISBLANK([.M9]); [.E9]=0; [.I9]=0; [.M9]=0); 0; [.E9]+[.I9]+[.M9])" office:value-type="float" office:value="0" calcext:value-type="float">
            <text:p>0.00</text:p>
          </table:table-cell>
          <table:table-cell table:style-name="ce18" table:formula="of:=IF(OR(ISBLANK([.F9]); ISBLANK([.J9]); ISBLANK([.N9]); [.F9]=0; [.J9]=0; [.N9]=0); 0; [.F9]+[.J9]+[.N9])" office:value-type="float" office:value="0" calcext:value-type="float">
            <text:p>0.00</text:p>
          </table:table-cell>
          <table:table-cell table:formula="of:=(COUNTA([.$C$2:.C9]) / (ROW([.C9])-1) + COUNTA([.$G$2:.G9]) / (ROW([.G9])-1) + COUNTA([.$K$2:.K9]) / (ROW([.K9])-1)) / 3 * 100" office:value-type="float" office:value="33.3333333333333" calcext:value-type="float">
            <text:p>33.33</text:p>
          </table:table-cell>
          <table:table-cell table:number-columns-repeated="16366"/>
        </table:table-row>
        <table:table-row table:style-name="ro2">
          <table:table-cell office:value-type="date" office:date-value="2024-02-26" calcext:value-type="date">
            <text:p>24-02-26</text:p>
          </table:table-cell>
          <table:table-cell table:style-name="ce11" office:value-type="float" office:value="71" calcext:value-type="float">
            <text:p>71</text:p>
          </table:table-cell>
          <table:table-cell table:number-columns-repeated="2"/>
          <table:table-cell table:formula="of:=(100*[.C10])/(101.3-(2.67123*[.D10]))" office:value-type="float" office:value="0" calcext:value-type="float">
            <text:p>0.00</text:p>
          </table:table-cell>
          <table:table-cell table:formula="of:=IF([.$O10]&lt;&gt;0; [.E10]/[.$O10]; 0)" office:value-type="float" office:value="0" calcext:value-type="float">
            <text:p>0.0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(100*[.G10])/(101.3-(2.67123*[.H10]))" office:value-type="float" office:value="32.1768870738741" calcext:value-type="float">
            <text:p>32.18</text:p>
          </table:table-cell>
          <table:table-cell table:formula="of:=IF([.$O10]&lt;&gt;0; [.I10]/[.$O10]; 0)" office:value-type="float" office:value="0.459669815341059" calcext:value-type="float">
            <text:p>0.46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(100*[.K10])/(101.3-(2.67123*[.L10]))" office:value-type="float" office:value="36.1035646637949" calcext:value-type="float">
            <text:p>36.10</text:p>
          </table:table-cell>
          <table:table-cell table:formula="of:=IF([.$O10]&lt;&gt;0; [.M10]/[.$O10]; 0)" office:value-type="float" office:value="0.515765209482785" calcext:value-type="float">
            <text:p>0.52</text:p>
          </table:table-cell>
          <table:table-cell office:value-type="float" office:value="70" calcext:value-type="float">
            <text:p>70</text:p>
          </table:table-cell>
          <table:table-cell table:formula="of:=IF(OR(ISBLANK([.E10]); ISBLANK([.I10]); ISBLANK([.M10]); [.E10]=0; [.I10]=0; [.M10]=0); 0; [.E10]+[.I10]+[.M10])" office:value-type="float" office:value="0" calcext:value-type="float">
            <text:p>0.00</text:p>
          </table:table-cell>
          <table:table-cell table:formula="of:=IF(OR(ISBLANK([.F10]); ISBLANK([.J10]); ISBLANK([.N10]); [.F10]=0; [.J10]=0; [.N10]=0); 0; [.F10]+[.J10]+[.N10])" office:value-type="float" office:value="0" calcext:value-type="float">
            <text:p>0.00</text:p>
          </table:table-cell>
          <table:table-cell table:formula="of:=(COUNTA([.$C$2:.C10]) / (ROW([.C10])-1) + COUNTA([.$G$2:.G10]) / (ROW([.G10])-1) + COUNTA([.$K$2:.K10]) / (ROW([.K10])-1)) / 3 * 100" office:value-type="float" office:value="37.037037037037" calcext:value-type="float">
            <text:p>37.04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3-04" calcext:value-type="date">
            <text:p>24-03-04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style-name="ce18" table:formula="of:=(100*[.C11])/(101.3-(2.67123*[.D11]))" office:value-type="float" office:value="0" calcext:value-type="float">
            <text:p>0.00</text:p>
          </table:table-cell>
          <table:table-cell table:style-name="ce18" table:formula="of:=IF([.$O11]&lt;&gt;0; [.E11]/[.$O1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11])/(101.3-(2.67123*[.H11]))" office:value-type="float" office:value="0" calcext:value-type="float">
            <text:p>0.00</text:p>
          </table:table-cell>
          <table:table-cell table:style-name="ce18" table:formula="of:=IF([.$O11]&lt;&gt;0; [.I11]/[.$O1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11])/(101.3-(2.67123*[.L11]))" office:value-type="float" office:value="0" calcext:value-type="float">
            <text:p>0.00</text:p>
          </table:table-cell>
          <table:table-cell table:style-name="ce18" table:formula="of:=IF([.$O11]&lt;&gt;0; [.M11]/[.$O11]; 0)" office:value-type="float" office:value="0" calcext:value-type="float">
            <text:p>0.00</text:p>
          </table:table-cell>
          <table:table-cell/>
          <table:table-cell table:style-name="ce18" table:formula="of:=IF(OR(ISBLANK([.E11]); ISBLANK([.I11]); ISBLANK([.M11]); [.E11]=0; [.I11]=0; [.M11]=0); 0; [.E11]+[.I11]+[.M11])" office:value-type="float" office:value="0" calcext:value-type="float">
            <text:p>0.00</text:p>
          </table:table-cell>
          <table:table-cell table:style-name="ce18" table:formula="of:=IF(OR(ISBLANK([.F11]); ISBLANK([.J11]); ISBLANK([.N11]); [.F11]=0; [.J11]=0; [.N11]=0); 0; [.F11]+[.J11]+[.N11])" office:value-type="float" office:value="0" calcext:value-type="float">
            <text:p>0.00</text:p>
          </table:table-cell>
          <table:table-cell table:formula="of:=(COUNTA([.$C$2:.C11]) / (ROW([.C11])-1) + COUNTA([.$G$2:.G11]) / (ROW([.G11])-1) + COUNTA([.$K$2:.K11]) / (ROW([.K11])-1)) / 3 * 100" office:value-type="float" office:value="33.3333333333333" calcext:value-type="float">
            <text:p>33.33</text:p>
          </table:table-cell>
          <table:table-cell table:number-columns-repeated="16366"/>
        </table:table-row>
        <table:table-row table:style-name="ro2">
          <table:table-cell office:value-type="date" office:date-value="2024-03-11" calcext:value-type="date">
            <text:p>24-03-11</text:p>
          </table:table-cell>
          <table:table-cell table:style-name="ce11" office:value-type="float" office:value="73" calcext:value-type="float">
            <text:p>73</text:p>
          </table:table-cell>
          <table:table-cell table:number-columns-repeated="2"/>
          <table:table-cell table:formula="of:=(100*[.C12])/(101.3-(2.67123*[.D12]))" office:value-type="float" office:value="0" calcext:value-type="float">
            <text:p>0.00</text:p>
          </table:table-cell>
          <table:table-cell table:formula="of:=IF([.$O12]&lt;&gt;0; [.E12]/[.$O12]; 0)" office:value-type="float" office:value="0" calcext:value-type="float">
            <text:p>0.00</text:p>
          </table:table-cell>
          <table:table-cell table:number-columns-repeated="2"/>
          <table:table-cell table:formula="of:=(100*[.G12])/(101.3-(2.67123*[.H12]))" office:value-type="float" office:value="0" calcext:value-type="float">
            <text:p>0.00</text:p>
          </table:table-cell>
          <table:table-cell table:formula="of:=IF([.$O12]&lt;&gt;0; [.I12]/[.$O12]; 0)" office:value-type="float" office:value="0" calcext:value-type="float">
            <text:p>0.00</text:p>
          </table:table-cell>
          <table:table-cell table:number-columns-repeated="2"/>
          <table:table-cell table:formula="of:=(100*[.K12])/(101.3-(2.67123*[.L12]))" office:value-type="float" office:value="0" calcext:value-type="float">
            <text:p>0.00</text:p>
          </table:table-cell>
          <table:table-cell table:formula="of:=IF([.$O12]&lt;&gt;0; [.M12]/[.$O12]; 0)" office:value-type="float" office:value="0" calcext:value-type="float">
            <text:p>0.00</text:p>
          </table:table-cell>
          <table:table-cell/>
          <table:table-cell table:formula="of:=IF(OR(ISBLANK([.E12]); ISBLANK([.I12]); ISBLANK([.M12]); [.E12]=0; [.I12]=0; [.M12]=0); 0; [.E12]+[.I12]+[.M12])" office:value-type="float" office:value="0" calcext:value-type="float">
            <text:p>0.00</text:p>
          </table:table-cell>
          <table:table-cell table:formula="of:=IF(OR(ISBLANK([.F12]); ISBLANK([.J12]); ISBLANK([.N12]); [.F12]=0; [.J12]=0; [.N12]=0); 0; [.F12]+[.J12]+[.N12])" office:value-type="float" office:value="0" calcext:value-type="float">
            <text:p>0.00</text:p>
          </table:table-cell>
          <table:table-cell table:formula="of:=(COUNTA([.$C$2:.C12]) / (ROW([.C12])-1) + COUNTA([.$G$2:.G12]) / (ROW([.G12])-1) + COUNTA([.$K$2:.K12]) / (ROW([.K12])-1)) / 3 * 100" office:value-type="float" office:value="30.3030303030303" calcext:value-type="float">
            <text:p>30.30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3-18" calcext:value-type="date">
            <text:p>24-03-18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style-name="ce18" table:formula="of:=(100*[.C13])/(101.3-(2.67123*[.D13]))" office:value-type="float" office:value="0" calcext:value-type="float">
            <text:p>0.00</text:p>
          </table:table-cell>
          <table:table-cell table:style-name="ce18" table:formula="of:=IF([.$O13]&lt;&gt;0; [.E13]/[.$O1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13])/(101.3-(2.67123*[.H13]))" office:value-type="float" office:value="0" calcext:value-type="float">
            <text:p>0.00</text:p>
          </table:table-cell>
          <table:table-cell table:style-name="ce18" table:formula="of:=IF([.$O13]&lt;&gt;0; [.I13]/[.$O1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13])/(101.3-(2.67123*[.L13]))" office:value-type="float" office:value="0" calcext:value-type="float">
            <text:p>0.00</text:p>
          </table:table-cell>
          <table:table-cell table:style-name="ce18" table:formula="of:=IF([.$O13]&lt;&gt;0; [.M13]/[.$O13]; 0)" office:value-type="float" office:value="0" calcext:value-type="float">
            <text:p>0.00</text:p>
          </table:table-cell>
          <table:table-cell/>
          <table:table-cell table:style-name="ce18" table:formula="of:=IF(OR(ISBLANK([.E13]); ISBLANK([.I13]); ISBLANK([.M13]); [.E13]=0; [.I13]=0; [.M13]=0); 0; [.E13]+[.I13]+[.M13])" office:value-type="float" office:value="0" calcext:value-type="float">
            <text:p>0.00</text:p>
          </table:table-cell>
          <table:table-cell table:style-name="ce18" table:formula="of:=IF(OR(ISBLANK([.F13]); ISBLANK([.J13]); ISBLANK([.N13]); [.F13]=0; [.J13]=0; [.N13]=0); 0; [.F13]+[.J13]+[.N13])" office:value-type="float" office:value="0" calcext:value-type="float">
            <text:p>0.00</text:p>
          </table:table-cell>
          <table:table-cell table:formula="of:=(COUNTA([.$C$2:.C13]) / (ROW([.C13])-1) + COUNTA([.$G$2:.G13]) / (ROW([.G13])-1) + COUNTA([.$K$2:.K13]) / (ROW([.K13])-1)) / 3 * 100" office:value-type="float" office:value="27.7777777777778" calcext:value-type="float">
            <text:p>27.78</text:p>
          </table:table-cell>
          <table:table-cell table:number-columns-repeated="16366"/>
        </table:table-row>
        <table:table-row table:style-name="ro2">
          <table:table-cell office:value-type="date" office:date-value="2024-03-25" calcext:value-type="date">
            <text:p>24-03-25</text:p>
          </table:table-cell>
          <table:table-cell table:style-name="ce11"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100*[.C14])/(101.3-(2.67123*[.D14]))" office:value-type="float" office:value="26.8140725615618" calcext:value-type="float">
            <text:p>26.81</text:p>
          </table:table-cell>
          <table:table-cell table:formula="of:=IF([.$O14]&lt;&gt;0; [.E14]/[.$O14]; 0)" office:value-type="float" office:value="0.383058179450882" calcext:value-type="float">
            <text:p>0.3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100*[.G14])/(101.3-(2.67123*[.H14]))" office:value-type="float" office:value="37.5397015861865" calcext:value-type="float">
            <text:p>37.54</text:p>
          </table:table-cell>
          <table:table-cell table:formula="of:=IF([.$O14]&lt;&gt;0; [.I14]/[.$O14]; 0)" office:value-type="float" office:value="0.536281451231235" calcext:value-type="float">
            <text:p>0.5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(100*[.K14])/(101.3-(2.67123*[.L14]))" office:value-type="float" office:value="33.5175907019522" calcext:value-type="float">
            <text:p>33.52</text:p>
          </table:table-cell>
          <table:table-cell table:formula="of:=IF([.$O14]&lt;&gt;0; [.M14]/[.$O14]; 0)" office:value-type="float" office:value="0.478822724313603" calcext:value-type="float">
            <text:p>0.48</text:p>
          </table:table-cell>
          <table:table-cell office:value-type="float" office:value="70" calcext:value-type="float">
            <text:p>70</text:p>
          </table:table-cell>
          <table:table-cell table:formula="of:=IF(OR(ISBLANK([.E14]); ISBLANK([.I14]); ISBLANK([.M14]); [.E14]=0; [.I14]=0; [.M14]=0); 0; [.E14]+[.I14]+[.M14])" office:value-type="float" office:value="97.8713648497004" calcext:value-type="float">
            <text:p>97.87</text:p>
          </table:table-cell>
          <table:table-cell table:formula="of:=IF(OR(ISBLANK([.F14]); ISBLANK([.J14]); ISBLANK([.N14]); [.F14]=0; [.J14]=0; [.N14]=0); 0; [.F14]+[.J14]+[.N14])" office:value-type="float" office:value="1.39816235499572" calcext:value-type="float">
            <text:p>1.40</text:p>
          </table:table-cell>
          <table:table-cell table:formula="of:=(COUNTA([.$C$2:.C14]) / (ROW([.C14])-1) + COUNTA([.$G$2:.G14]) / (ROW([.G14])-1) + COUNTA([.$K$2:.K14]) / (ROW([.K14])-1)) / 3 * 100" office:value-type="float" office:value="33.3333333333333" calcext:value-type="float">
            <text:p>33.33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4-01" calcext:value-type="date">
            <text:p>24-04-01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style-name="ce18" table:formula="of:=(100*[.C15])/(101.3-(2.67123*[.D15]))" office:value-type="float" office:value="0" calcext:value-type="float">
            <text:p>0.00</text:p>
          </table:table-cell>
          <table:table-cell table:style-name="ce18" table:formula="of:=IF([.$O15]&lt;&gt;0; [.E15]/[.$O1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15])/(101.3-(2.67123*[.H15]))" office:value-type="float" office:value="0" calcext:value-type="float">
            <text:p>0.00</text:p>
          </table:table-cell>
          <table:table-cell table:style-name="ce18" table:formula="of:=IF([.$O15]&lt;&gt;0; [.I15]/[.$O15]; 0)" office:value-type="float" office:value="0" calcext:value-type="float">
            <text:p>0.0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style-name="ce18" table:formula="of:=(100*[.K15])/(101.3-(2.67123*[.L15]))" office:value-type="float" office:value="24.5504239713806" calcext:value-type="float">
            <text:p>24.55</text:p>
          </table:table-cell>
          <table:table-cell table:style-name="ce18" table:formula="of:=IF([.$O15]&lt;&gt;0; [.M15]/[.$O15]; 0)" office:value-type="float" office:value="0.350720342448294" calcext:value-type="float">
            <text:p>0.35</text:p>
          </table:table-cell>
          <table:table-cell office:value-type="float" office:value="70" calcext:value-type="float">
            <text:p>70</text:p>
          </table:table-cell>
          <table:table-cell table:style-name="ce18" table:formula="of:=IF(OR(ISBLANK([.E15]); ISBLANK([.I15]); ISBLANK([.M15]); [.E15]=0; [.I15]=0; [.M15]=0); 0; [.E15]+[.I15]+[.M15])" office:value-type="float" office:value="0" calcext:value-type="float">
            <text:p>0.00</text:p>
          </table:table-cell>
          <table:table-cell table:style-name="ce18" table:formula="of:=IF(OR(ISBLANK([.F15]); ISBLANK([.J15]); ISBLANK([.N15]); [.F15]=0; [.J15]=0; [.N15]=0); 0; [.F15]+[.J15]+[.N15])" office:value-type="float" office:value="0" calcext:value-type="float">
            <text:p>0.00</text:p>
          </table:table-cell>
          <table:table-cell table:formula="of:=(COUNTA([.$C$2:.C15]) / (ROW([.C15])-1) + COUNTA([.$G$2:.G15]) / (ROW([.G15])-1) + COUNTA([.$K$2:.K15]) / (ROW([.K15])-1)) / 3 * 100" office:value-type="float" office:value="33.3333333333333" calcext:value-type="float">
            <text:p>33.33</text:p>
          </table:table-cell>
          <table:table-cell table:number-columns-repeated="16366"/>
        </table:table-row>
        <table:table-row table:style-name="ro2">
          <table:table-cell office:value-type="date" office:date-value="2024-04-08" calcext:value-type="date">
            <text:p>24-04-08</text:p>
          </table:table-cell>
          <table:table-cell table:style-name="ce11" office:value-type="float" office:value="77" calcext:value-type="float">
            <text:p>77</text:p>
          </table:table-cell>
          <table:table-cell table:number-columns-repeated="2"/>
          <table:table-cell table:formula="of:=(100*[.C16])/(101.3-(2.67123*[.D16]))" office:value-type="float" office:value="0" calcext:value-type="float">
            <text:p>0.00</text:p>
          </table:table-cell>
          <table:table-cell table:formula="of:=IF([.$O16]&lt;&gt;0; [.E16]/[.$O16]; 0)" office:value-type="float" office:value="0" calcext:value-type="float">
            <text:p>0.00</text:p>
          </table:table-cell>
          <table:table-cell table:number-columns-repeated="2"/>
          <table:table-cell table:formula="of:=(100*[.G16])/(101.3-(2.67123*[.H16]))" office:value-type="float" office:value="0" calcext:value-type="float">
            <text:p>0.00</text:p>
          </table:table-cell>
          <table:table-cell table:formula="of:=IF([.$O16]&lt;&gt;0; [.I16]/[.$O16]; 0)" office:value-type="float" office:value="0" calcext:value-type="float">
            <text:p>0.00</text:p>
          </table:table-cell>
          <table:table-cell table:number-columns-repeated="2"/>
          <table:table-cell table:formula="of:=(100*[.K16])/(101.3-(2.67123*[.L16]))" office:value-type="float" office:value="0" calcext:value-type="float">
            <text:p>0.00</text:p>
          </table:table-cell>
          <table:table-cell table:formula="of:=IF([.$O16]&lt;&gt;0; [.M16]/[.$O16]; 0)" office:value-type="float" office:value="0" calcext:value-type="float">
            <text:p>0.00</text:p>
          </table:table-cell>
          <table:table-cell/>
          <table:table-cell table:formula="of:=IF(OR(ISBLANK([.E16]); ISBLANK([.I16]); ISBLANK([.M16]); [.E16]=0; [.I16]=0; [.M16]=0); 0; [.E16]+[.I16]+[.M16])" office:value-type="float" office:value="0" calcext:value-type="float">
            <text:p>0.00</text:p>
          </table:table-cell>
          <table:table-cell table:formula="of:=IF(OR(ISBLANK([.F16]); ISBLANK([.J16]); ISBLANK([.N16]); [.F16]=0; [.J16]=0; [.N16]=0); 0; [.F16]+[.J16]+[.N16])" office:value-type="float" office:value="0" calcext:value-type="float">
            <text:p>0.00</text:p>
          </table:table-cell>
          <table:table-cell table:formula="of:=(COUNTA([.$C$2:.C16]) / (ROW([.C16])-1) + COUNTA([.$G$2:.G16]) / (ROW([.G16])-1) + COUNTA([.$K$2:.K16]) / (ROW([.K16])-1)) / 3 * 100" office:value-type="float" office:value="31.1111111111111" calcext:value-type="float">
            <text:p>31.11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4-15" calcext:value-type="date">
            <text:p>24-04-15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18" table:formula="of:=(100*[.C17])/(101.3-(2.67123*[.D17]))" office:value-type="float" office:value="0" calcext:value-type="float">
            <text:p>0.00</text:p>
          </table:table-cell>
          <table:table-cell table:style-name="ce18" table:formula="of:=IF([.$O17]&lt;&gt;0; [.E17]/[.$O17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17])/(101.3-(2.67123*[.H17]))" office:value-type="float" office:value="0" calcext:value-type="float">
            <text:p>0.00</text:p>
          </table:table-cell>
          <table:table-cell table:style-name="ce18" table:formula="of:=IF([.$O17]&lt;&gt;0; [.I17]/[.$O17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17])/(101.3-(2.67123*[.L17]))" office:value-type="float" office:value="0" calcext:value-type="float">
            <text:p>0.00</text:p>
          </table:table-cell>
          <table:table-cell table:style-name="ce18" table:formula="of:=IF([.$O17]&lt;&gt;0; [.M17]/[.$O17]; 0)" office:value-type="float" office:value="0" calcext:value-type="float">
            <text:p>0.00</text:p>
          </table:table-cell>
          <table:table-cell/>
          <table:table-cell table:style-name="ce18" table:formula="of:=IF(OR(ISBLANK([.E17]); ISBLANK([.I17]); ISBLANK([.M17]); [.E17]=0; [.I17]=0; [.M17]=0); 0; [.E17]+[.I17]+[.M17])" office:value-type="float" office:value="0" calcext:value-type="float">
            <text:p>0.00</text:p>
          </table:table-cell>
          <table:table-cell table:style-name="ce18" table:formula="of:=IF(OR(ISBLANK([.F17]); ISBLANK([.J17]); ISBLANK([.N17]); [.F17]=0; [.J17]=0; [.N17]=0); 0; [.F17]+[.J17]+[.N17])" office:value-type="float" office:value="0" calcext:value-type="float">
            <text:p>0.00</text:p>
          </table:table-cell>
          <table:table-cell table:formula="of:=(COUNTA([.$C$2:.C17]) / (ROW([.C17])-1) + COUNTA([.$G$2:.G17]) / (ROW([.G17])-1) + COUNTA([.$K$2:.K17]) / (ROW([.K17])-1)) / 3 * 100" office:value-type="float" office:value="29.1666666666667" calcext:value-type="float">
            <text:p>29.17</text:p>
          </table:table-cell>
          <table:table-cell table:number-columns-repeated="16366"/>
        </table:table-row>
        <table:table-row table:style-name="ro2">
          <table:table-cell office:value-type="date" office:date-value="2024-04-22" calcext:value-type="date">
            <text:p>24-04-22</text:p>
          </table:table-cell>
          <table:table-cell table:style-name="ce11" office:value-type="float" office:value="79" calcext:value-type="float">
            <text:p>79</text:p>
          </table:table-cell>
          <table:table-cell table:number-columns-repeated="2"/>
          <table:table-cell table:formula="of:=(100*[.C18])/(101.3-(2.67123*[.D18]))" office:value-type="float" office:value="0" calcext:value-type="float">
            <text:p>0.00</text:p>
          </table:table-cell>
          <table:table-cell table:formula="of:=IF([.$O18]&lt;&gt;0; [.E18]/[.$O18]; 0)" office:value-type="float" office:value="0" calcext:value-type="float">
            <text:p>0.00</text:p>
          </table:table-cell>
          <table:table-cell table:number-columns-repeated="2"/>
          <table:table-cell table:formula="of:=(100*[.G18])/(101.3-(2.67123*[.H18]))" office:value-type="float" office:value="0" calcext:value-type="float">
            <text:p>0.00</text:p>
          </table:table-cell>
          <table:table-cell table:formula="of:=IF([.$O18]&lt;&gt;0; [.I18]/[.$O18]; 0)" office:value-type="float" office:value="0" calcext:value-type="float">
            <text:p>0.00</text:p>
          </table:table-cell>
          <table:table-cell table:number-columns-repeated="2"/>
          <table:table-cell table:formula="of:=(100*[.K18])/(101.3-(2.67123*[.L18]))" office:value-type="float" office:value="0" calcext:value-type="float">
            <text:p>0.00</text:p>
          </table:table-cell>
          <table:table-cell table:formula="of:=IF([.$O18]&lt;&gt;0; [.M18]/[.$O18]; 0)" office:value-type="float" office:value="0" calcext:value-type="float">
            <text:p>0.00</text:p>
          </table:table-cell>
          <table:table-cell/>
          <table:table-cell table:formula="of:=IF(OR(ISBLANK([.E18]); ISBLANK([.I18]); ISBLANK([.M18]); [.E18]=0; [.I18]=0; [.M18]=0); 0; [.E18]+[.I18]+[.M18])" office:value-type="float" office:value="0" calcext:value-type="float">
            <text:p>0.00</text:p>
          </table:table-cell>
          <table:table-cell table:formula="of:=IF(OR(ISBLANK([.F18]); ISBLANK([.J18]); ISBLANK([.N18]); [.F18]=0; [.J18]=0; [.N18]=0); 0; [.F18]+[.J18]+[.N18])" office:value-type="float" office:value="0" calcext:value-type="float">
            <text:p>0.00</text:p>
          </table:table-cell>
          <table:table-cell table:formula="of:=(COUNTA([.$C$2:.C18]) / (ROW([.C18])-1) + COUNTA([.$G$2:.G18]) / (ROW([.G18])-1) + COUNTA([.$K$2:.K18]) / (ROW([.K18])-1)) / 3 * 100" office:value-type="float" office:value="27.4509803921569" calcext:value-type="float">
            <text:p>27.45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4-29" calcext:value-type="date">
            <text:p>24-04-29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8" table:formula="of:=(100*[.C19])/(101.3-(2.67123*[.D19]))" office:value-type="float" office:value="0" calcext:value-type="float">
            <text:p>0.00</text:p>
          </table:table-cell>
          <table:table-cell table:style-name="ce18" table:formula="of:=IF([.$O19]&lt;&gt;0; [.E19]/[.$O1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19])/(101.3-(2.67123*[.H19]))" office:value-type="float" office:value="0" calcext:value-type="float">
            <text:p>0.00</text:p>
          </table:table-cell>
          <table:table-cell table:style-name="ce18" table:formula="of:=IF([.$O19]&lt;&gt;0; [.I19]/[.$O1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19])/(101.3-(2.67123*[.L19]))" office:value-type="float" office:value="0" calcext:value-type="float">
            <text:p>0.00</text:p>
          </table:table-cell>
          <table:table-cell table:style-name="ce18" table:formula="of:=IF([.$O19]&lt;&gt;0; [.M19]/[.$O19]; 0)" office:value-type="float" office:value="0" calcext:value-type="float">
            <text:p>0.00</text:p>
          </table:table-cell>
          <table:table-cell/>
          <table:table-cell table:style-name="ce18" table:formula="of:=IF(OR(ISBLANK([.E19]); ISBLANK([.I19]); ISBLANK([.M19]); [.E19]=0; [.I19]=0; [.M19]=0); 0; [.E19]+[.I19]+[.M19])" office:value-type="float" office:value="0" calcext:value-type="float">
            <text:p>0.00</text:p>
          </table:table-cell>
          <table:table-cell table:style-name="ce18" table:formula="of:=IF(OR(ISBLANK([.F19]); ISBLANK([.J19]); ISBLANK([.N19]); [.F19]=0; [.J19]=0; [.N19]=0); 0; [.F19]+[.J19]+[.N19])" office:value-type="float" office:value="0" calcext:value-type="float">
            <text:p>0.00</text:p>
          </table:table-cell>
          <table:table-cell table:formula="of:=(COUNTA([.$C$2:.C19]) / (ROW([.C19])-1) + COUNTA([.$G$2:.G19]) / (ROW([.G19])-1) + COUNTA([.$K$2:.K19]) / (ROW([.K19])-1)) / 3 * 100" office:value-type="float" office:value="25.9259259259259" calcext:value-type="float">
            <text:p>25.93</text:p>
          </table:table-cell>
          <table:table-cell table:number-columns-repeated="16366"/>
        </table:table-row>
        <table:table-row table:style-name="ro2">
          <table:table-cell office:value-type="date" office:date-value="2024-05-06" calcext:value-type="date">
            <text:p>24-05-06</text:p>
          </table:table-cell>
          <table:table-cell table:style-name="ce11" office:value-type="float" office:value="81" calcext:value-type="float">
            <text:p>81</text:p>
          </table:table-cell>
          <table:table-cell table:number-columns-repeated="2"/>
          <table:table-cell table:formula="of:=(100*[.C20])/(101.3-(2.67123*[.D20]))" office:value-type="float" office:value="0" calcext:value-type="float">
            <text:p>0.00</text:p>
          </table:table-cell>
          <table:table-cell table:formula="of:=IF([.$O20]&lt;&gt;0; [.E20]/[.$O20]; 0)" office:value-type="float" office:value="0" calcext:value-type="float">
            <text:p>0.00</text:p>
          </table:table-cell>
          <table:table-cell table:number-columns-repeated="2"/>
          <table:table-cell table:formula="of:=(100*[.G20])/(101.3-(2.67123*[.H20]))" office:value-type="float" office:value="0" calcext:value-type="float">
            <text:p>0.00</text:p>
          </table:table-cell>
          <table:table-cell table:formula="of:=IF([.$O20]&lt;&gt;0; [.I20]/[.$O20]; 0)" office:value-type="float" office:value="0" calcext:value-type="float">
            <text:p>0.00</text:p>
          </table:table-cell>
          <table:table-cell table:number-columns-repeated="2"/>
          <table:table-cell table:formula="of:=(100*[.K20])/(101.3-(2.67123*[.L20]))" office:value-type="float" office:value="0" calcext:value-type="float">
            <text:p>0.00</text:p>
          </table:table-cell>
          <table:table-cell table:formula="of:=IF([.$O20]&lt;&gt;0; [.M20]/[.$O20]; 0)" office:value-type="float" office:value="0" calcext:value-type="float">
            <text:p>0.00</text:p>
          </table:table-cell>
          <table:table-cell/>
          <table:table-cell table:formula="of:=IF(OR(ISBLANK([.E20]); ISBLANK([.I20]); ISBLANK([.M20]); [.E20]=0; [.I20]=0; [.M20]=0); 0; [.E20]+[.I20]+[.M20])" office:value-type="float" office:value="0" calcext:value-type="float">
            <text:p>0.00</text:p>
          </table:table-cell>
          <table:table-cell table:formula="of:=IF(OR(ISBLANK([.F20]); ISBLANK([.J20]); ISBLANK([.N20]); [.F20]=0; [.J20]=0; [.N20]=0); 0; [.F20]+[.J20]+[.N20])" office:value-type="float" office:value="0" calcext:value-type="float">
            <text:p>0.00</text:p>
          </table:table-cell>
          <table:table-cell table:formula="of:=(COUNTA([.$C$2:.C20]) / (ROW([.C20])-1) + COUNTA([.$G$2:.G20]) / (ROW([.G20])-1) + COUNTA([.$K$2:.K20]) / (ROW([.K20])-1)) / 3 * 100" office:value-type="float" office:value="24.5614035087719" calcext:value-type="float">
            <text:p>24.56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5-13" calcext:value-type="date">
            <text:p>24-05-1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8" table:formula="of:=(100*[.C21])/(101.3-(2.67123*[.D21]))" office:value-type="float" office:value="0" calcext:value-type="float">
            <text:p>0.00</text:p>
          </table:table-cell>
          <table:table-cell table:style-name="ce18" table:formula="of:=IF([.$O21]&lt;&gt;0; [.E21]/[.$O2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21])/(101.3-(2.67123*[.H21]))" office:value-type="float" office:value="0" calcext:value-type="float">
            <text:p>0.00</text:p>
          </table:table-cell>
          <table:table-cell table:style-name="ce18" table:formula="of:=IF([.$O21]&lt;&gt;0; [.I21]/[.$O2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21])/(101.3-(2.67123*[.L21]))" office:value-type="float" office:value="0" calcext:value-type="float">
            <text:p>0.00</text:p>
          </table:table-cell>
          <table:table-cell table:style-name="ce18" table:formula="of:=IF([.$O21]&lt;&gt;0; [.M21]/[.$O21]; 0)" office:value-type="float" office:value="0" calcext:value-type="float">
            <text:p>0.00</text:p>
          </table:table-cell>
          <table:table-cell/>
          <table:table-cell table:style-name="ce18" table:formula="of:=IF(OR(ISBLANK([.E21]); ISBLANK([.I21]); ISBLANK([.M21]); [.E21]=0; [.I21]=0; [.M21]=0); 0; [.E21]+[.I21]+[.M21])" office:value-type="float" office:value="0" calcext:value-type="float">
            <text:p>0.00</text:p>
          </table:table-cell>
          <table:table-cell table:style-name="ce18" table:formula="of:=IF(OR(ISBLANK([.F21]); ISBLANK([.J21]); ISBLANK([.N21]); [.F21]=0; [.J21]=0; [.N21]=0); 0; [.F21]+[.J21]+[.N21])" office:value-type="float" office:value="0" calcext:value-type="float">
            <text:p>0.00</text:p>
          </table:table-cell>
          <table:table-cell table:formula="of:=(COUNTA([.$C$2:.C21]) / (ROW([.C21])-1) + COUNTA([.$G$2:.G21]) / (ROW([.G21])-1) + COUNTA([.$K$2:.K21]) / (ROW([.K21])-1)) / 3 * 100" office:value-type="float" office:value="23.3333333333333" calcext:value-type="float">
            <text:p>23.33</text:p>
          </table:table-cell>
          <table:table-cell table:number-columns-repeated="16366"/>
        </table:table-row>
        <table:table-row table:style-name="ro2">
          <table:table-cell office:value-type="date" office:date-value="2024-05-20" calcext:value-type="date">
            <text:p>24-05-20</text:p>
          </table:table-cell>
          <table:table-cell table:style-name="ce11" office:value-type="float" office:value="83" calcext:value-type="float">
            <text:p>83</text:p>
          </table:table-cell>
          <table:table-cell table:number-columns-repeated="2"/>
          <table:table-cell table:formula="of:=(100*[.C22])/(101.3-(2.67123*[.D22]))" office:value-type="float" office:value="0" calcext:value-type="float">
            <text:p>0.00</text:p>
          </table:table-cell>
          <table:table-cell table:formula="of:=IF([.$O22]&lt;&gt;0; [.E22]/[.$O22]; 0)" office:value-type="float" office:value="0" calcext:value-type="float">
            <text:p>0.00</text:p>
          </table:table-cell>
          <table:table-cell table:number-columns-repeated="2"/>
          <table:table-cell table:formula="of:=(100*[.G22])/(101.3-(2.67123*[.H22]))" office:value-type="float" office:value="0" calcext:value-type="float">
            <text:p>0.00</text:p>
          </table:table-cell>
          <table:table-cell table:formula="of:=IF([.$O22]&lt;&gt;0; [.I22]/[.$O22]; 0)" office:value-type="float" office:value="0" calcext:value-type="float">
            <text:p>0.00</text:p>
          </table:table-cell>
          <table:table-cell table:number-columns-repeated="2"/>
          <table:table-cell table:formula="of:=(100*[.K22])/(101.3-(2.67123*[.L22]))" office:value-type="float" office:value="0" calcext:value-type="float">
            <text:p>0.00</text:p>
          </table:table-cell>
          <table:table-cell table:formula="of:=IF([.$O22]&lt;&gt;0; [.M22]/[.$O22]; 0)" office:value-type="float" office:value="0" calcext:value-type="float">
            <text:p>0.00</text:p>
          </table:table-cell>
          <table:table-cell/>
          <table:table-cell table:formula="of:=IF(OR(ISBLANK([.E22]); ISBLANK([.I22]); ISBLANK([.M22]); [.E22]=0; [.I22]=0; [.M22]=0); 0; [.E22]+[.I22]+[.M22])" office:value-type="float" office:value="0" calcext:value-type="float">
            <text:p>0.00</text:p>
          </table:table-cell>
          <table:table-cell table:formula="of:=IF(OR(ISBLANK([.F22]); ISBLANK([.J22]); ISBLANK([.N22]); [.F22]=0; [.J22]=0; [.N22]=0); 0; [.F22]+[.J22]+[.N22])" office:value-type="float" office:value="0" calcext:value-type="float">
            <text:p>0.00</text:p>
          </table:table-cell>
          <table:table-cell table:formula="of:=(COUNTA([.$C$2:.C22]) / (ROW([.C22])-1) + COUNTA([.$G$2:.G22]) / (ROW([.G22])-1) + COUNTA([.$K$2:.K22]) / (ROW([.K22])-1)) / 3 * 100" office:value-type="float" office:value="22.2222222222222" calcext:value-type="float">
            <text:p>22.22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5-27" calcext:value-type="date">
            <text:p>24-05-27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18" table:formula="of:=(100*[.C23])/(101.3-(2.67123*[.D23]))" office:value-type="float" office:value="0" calcext:value-type="float">
            <text:p>0.00</text:p>
          </table:table-cell>
          <table:table-cell table:style-name="ce18" table:formula="of:=IF([.$O23]&lt;&gt;0; [.E23]/[.$O2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23])/(101.3-(2.67123*[.H23]))" office:value-type="float" office:value="0" calcext:value-type="float">
            <text:p>0.00</text:p>
          </table:table-cell>
          <table:table-cell table:style-name="ce18" table:formula="of:=IF([.$O23]&lt;&gt;0; [.I23]/[.$O2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23])/(101.3-(2.67123*[.L23]))" office:value-type="float" office:value="0" calcext:value-type="float">
            <text:p>0.00</text:p>
          </table:table-cell>
          <table:table-cell table:style-name="ce18" table:formula="of:=IF([.$O23]&lt;&gt;0; [.M23]/[.$O23]; 0)" office:value-type="float" office:value="0" calcext:value-type="float">
            <text:p>0.00</text:p>
          </table:table-cell>
          <table:table-cell/>
          <table:table-cell table:style-name="ce18" table:formula="of:=IF(OR(ISBLANK([.E23]); ISBLANK([.I23]); ISBLANK([.M23]); [.E23]=0; [.I23]=0; [.M23]=0); 0; [.E23]+[.I23]+[.M23])" office:value-type="float" office:value="0" calcext:value-type="float">
            <text:p>0.00</text:p>
          </table:table-cell>
          <table:table-cell table:style-name="ce18" table:formula="of:=IF(OR(ISBLANK([.F23]); ISBLANK([.J23]); ISBLANK([.N23]); [.F23]=0; [.J23]=0; [.N23]=0); 0; [.F23]+[.J23]+[.N23])" office:value-type="float" office:value="0" calcext:value-type="float">
            <text:p>0.00</text:p>
          </table:table-cell>
          <table:table-cell table:formula="of:=(COUNTA([.$C$2:.C23]) / (ROW([.C23])-1) + COUNTA([.$G$2:.G23]) / (ROW([.G23])-1) + COUNTA([.$K$2:.K23]) / (ROW([.K23])-1)) / 3 * 100" office:value-type="float" office:value="21.2121212121212" calcext:value-type="float">
            <text:p>21.21</text:p>
          </table:table-cell>
          <table:table-cell table:number-columns-repeated="16366"/>
        </table:table-row>
        <table:table-row table:style-name="ro2">
          <table:table-cell office:value-type="date" office:date-value="2024-06-03" calcext:value-type="date">
            <text:p>24-06-03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/>
          <table:table-cell table:formula="of:=(100*[.C24])/(101.3-(2.67123*[.D24]))" office:value-type="float" office:value="0" calcext:value-type="float">
            <text:p>0.00</text:p>
          </table:table-cell>
          <table:table-cell table:formula="of:=IF([.$O24]&lt;&gt;0; [.E24]/[.$O24]; 0)" office:value-type="float" office:value="0" calcext:value-type="float">
            <text:p>0.00</text:p>
          </table:table-cell>
          <table:table-cell table:number-columns-repeated="2"/>
          <table:table-cell table:formula="of:=(100*[.G24])/(101.3-(2.67123*[.H24]))" office:value-type="float" office:value="0" calcext:value-type="float">
            <text:p>0.00</text:p>
          </table:table-cell>
          <table:table-cell table:formula="of:=IF([.$O24]&lt;&gt;0; [.I24]/[.$O24]; 0)" office:value-type="float" office:value="0" calcext:value-type="float">
            <text:p>0.00</text:p>
          </table:table-cell>
          <table:table-cell table:number-columns-repeated="2"/>
          <table:table-cell table:formula="of:=(100*[.K24])/(101.3-(2.67123*[.L24]))" office:value-type="float" office:value="0" calcext:value-type="float">
            <text:p>0.00</text:p>
          </table:table-cell>
          <table:table-cell table:formula="of:=IF([.$O24]&lt;&gt;0; [.M24]/[.$O24]; 0)" office:value-type="float" office:value="0" calcext:value-type="float">
            <text:p>0.00</text:p>
          </table:table-cell>
          <table:table-cell/>
          <table:table-cell table:formula="of:=IF(OR(ISBLANK([.E24]); ISBLANK([.I24]); ISBLANK([.M24]); [.E24]=0; [.I24]=0; [.M24]=0); 0; [.E24]+[.I24]+[.M24])" office:value-type="float" office:value="0" calcext:value-type="float">
            <text:p>0.00</text:p>
          </table:table-cell>
          <table:table-cell table:formula="of:=IF(OR(ISBLANK([.F24]); ISBLANK([.J24]); ISBLANK([.N24]); [.F24]=0; [.J24]=0; [.N24]=0); 0; [.F24]+[.J24]+[.N24])" office:value-type="float" office:value="0" calcext:value-type="float">
            <text:p>0.00</text:p>
          </table:table-cell>
          <table:table-cell table:formula="of:=(COUNTA([.$C$2:.C24]) / (ROW([.C24])-1) + COUNTA([.$G$2:.G24]) / (ROW([.G24])-1) + COUNTA([.$K$2:.K24]) / (ROW([.K24])-1)) / 3 * 100" office:value-type="float" office:value="20.2898550724638" calcext:value-type="float">
            <text:p>20.29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6-10" calcext:value-type="date">
            <text:p>24-06-1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ce18" table:formula="of:=(100*[.C25])/(101.3-(2.67123*[.D25]))" office:value-type="float" office:value="0" calcext:value-type="float">
            <text:p>0.00</text:p>
          </table:table-cell>
          <table:table-cell table:style-name="ce18" table:formula="of:=IF([.$O25]&lt;&gt;0; [.E25]/[.$O2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25])/(101.3-(2.67123*[.H25]))" office:value-type="float" office:value="0" calcext:value-type="float">
            <text:p>0.00</text:p>
          </table:table-cell>
          <table:table-cell table:style-name="ce18" table:formula="of:=IF([.$O25]&lt;&gt;0; [.I25]/[.$O2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25])/(101.3-(2.67123*[.L25]))" office:value-type="float" office:value="0" calcext:value-type="float">
            <text:p>0.00</text:p>
          </table:table-cell>
          <table:table-cell table:style-name="ce18" table:formula="of:=IF([.$O25]&lt;&gt;0; [.M25]/[.$O25]; 0)" office:value-type="float" office:value="0" calcext:value-type="float">
            <text:p>0.00</text:p>
          </table:table-cell>
          <table:table-cell/>
          <table:table-cell table:style-name="ce18" table:formula="of:=IF(OR(ISBLANK([.E25]); ISBLANK([.I25]); ISBLANK([.M25]); [.E25]=0; [.I25]=0; [.M25]=0); 0; [.E25]+[.I25]+[.M25])" office:value-type="float" office:value="0" calcext:value-type="float">
            <text:p>0.00</text:p>
          </table:table-cell>
          <table:table-cell table:style-name="ce18" table:formula="of:=IF(OR(ISBLANK([.F25]); ISBLANK([.J25]); ISBLANK([.N25]); [.F25]=0; [.J25]=0; [.N25]=0); 0; [.F25]+[.J25]+[.N25])" office:value-type="float" office:value="0" calcext:value-type="float">
            <text:p>0.00</text:p>
          </table:table-cell>
          <table:table-cell table:formula="of:=(COUNTA([.$C$2:.C25]) / (ROW([.C25])-1) + COUNTA([.$G$2:.G25]) / (ROW([.G25])-1) + COUNTA([.$K$2:.K25]) / (ROW([.K25])-1)) / 3 * 100" office:value-type="float" office:value="19.4444444444444" calcext:value-type="float">
            <text:p>19.44</text:p>
          </table:table-cell>
          <table:table-cell table:number-columns-repeated="16366"/>
        </table:table-row>
        <table:table-row table:style-name="ro2">
          <table:table-cell office:value-type="date" office:date-value="2024-06-17" calcext:value-type="date">
            <text:p>24-06-17</text:p>
          </table:table-cell>
          <table:table-cell table:style-name="ce11" office:value-type="float" office:value="87" calcext:value-type="float">
            <text:p>87</text:p>
          </table:table-cell>
          <table:table-cell table:number-columns-repeated="2"/>
          <table:table-cell table:formula="of:=(100*[.C26])/(101.3-(2.67123*[.D26]))" office:value-type="float" office:value="0" calcext:value-type="float">
            <text:p>0.00</text:p>
          </table:table-cell>
          <table:table-cell table:formula="of:=IF([.$O26]&lt;&gt;0; [.E26]/[.$O26]; 0)" office:value-type="float" office:value="0" calcext:value-type="float">
            <text:p>0.00</text:p>
          </table:table-cell>
          <table:table-cell table:number-columns-repeated="2"/>
          <table:table-cell table:formula="of:=(100*[.G26])/(101.3-(2.67123*[.H26]))" office:value-type="float" office:value="0" calcext:value-type="float">
            <text:p>0.00</text:p>
          </table:table-cell>
          <table:table-cell table:formula="of:=IF([.$O26]&lt;&gt;0; [.I26]/[.$O26]; 0)" office:value-type="float" office:value="0" calcext:value-type="float">
            <text:p>0.00</text:p>
          </table:table-cell>
          <table:table-cell table:number-columns-repeated="2"/>
          <table:table-cell table:formula="of:=(100*[.K26])/(101.3-(2.67123*[.L26]))" office:value-type="float" office:value="0" calcext:value-type="float">
            <text:p>0.00</text:p>
          </table:table-cell>
          <table:table-cell table:formula="of:=IF([.$O26]&lt;&gt;0; [.M26]/[.$O26]; 0)" office:value-type="float" office:value="0" calcext:value-type="float">
            <text:p>0.00</text:p>
          </table:table-cell>
          <table:table-cell/>
          <table:table-cell table:formula="of:=IF(OR(ISBLANK([.E26]); ISBLANK([.I26]); ISBLANK([.M26]); [.E26]=0; [.I26]=0; [.M26]=0); 0; [.E26]+[.I26]+[.M26])" office:value-type="float" office:value="0" calcext:value-type="float">
            <text:p>0.00</text:p>
          </table:table-cell>
          <table:table-cell table:formula="of:=IF(OR(ISBLANK([.F26]); ISBLANK([.J26]); ISBLANK([.N26]); [.F26]=0; [.J26]=0; [.N26]=0); 0; [.F26]+[.J26]+[.N26])" office:value-type="float" office:value="0" calcext:value-type="float">
            <text:p>0.00</text:p>
          </table:table-cell>
          <table:table-cell table:formula="of:=(COUNTA([.$C$2:.C26]) / (ROW([.C26])-1) + COUNTA([.$G$2:.G26]) / (ROW([.G26])-1) + COUNTA([.$K$2:.K26]) / (ROW([.K26])-1)) / 3 * 100" office:value-type="float" office:value="18.6666666666667" calcext:value-type="float">
            <text:p>18.67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6-24" calcext:value-type="date">
            <text:p>24-06-24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ce18" table:formula="of:=(100*[.C27])/(101.3-(2.67123*[.D27]))" office:value-type="float" office:value="0" calcext:value-type="float">
            <text:p>0.00</text:p>
          </table:table-cell>
          <table:table-cell table:style-name="ce18" table:formula="of:=IF([.$O27]&lt;&gt;0; [.E27]/[.$O27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27])/(101.3-(2.67123*[.H27]))" office:value-type="float" office:value="0" calcext:value-type="float">
            <text:p>0.00</text:p>
          </table:table-cell>
          <table:table-cell table:style-name="ce18" table:formula="of:=IF([.$O27]&lt;&gt;0; [.I27]/[.$O27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27])/(101.3-(2.67123*[.L27]))" office:value-type="float" office:value="0" calcext:value-type="float">
            <text:p>0.00</text:p>
          </table:table-cell>
          <table:table-cell table:style-name="ce18" table:formula="of:=IF([.$O27]&lt;&gt;0; [.M27]/[.$O27]; 0)" office:value-type="float" office:value="0" calcext:value-type="float">
            <text:p>0.00</text:p>
          </table:table-cell>
          <table:table-cell/>
          <table:table-cell table:style-name="ce18" table:formula="of:=IF(OR(ISBLANK([.E27]); ISBLANK([.I27]); ISBLANK([.M27]); [.E27]=0; [.I27]=0; [.M27]=0); 0; [.E27]+[.I27]+[.M27])" office:value-type="float" office:value="0" calcext:value-type="float">
            <text:p>0.00</text:p>
          </table:table-cell>
          <table:table-cell table:style-name="ce18" table:formula="of:=IF(OR(ISBLANK([.F27]); ISBLANK([.J27]); ISBLANK([.N27]); [.F27]=0; [.J27]=0; [.N27]=0); 0; [.F27]+[.J27]+[.N27])" office:value-type="float" office:value="0" calcext:value-type="float">
            <text:p>0.00</text:p>
          </table:table-cell>
          <table:table-cell table:formula="of:=(COUNTA([.$C$2:.C27]) / (ROW([.C27])-1) + COUNTA([.$G$2:.G27]) / (ROW([.G27])-1) + COUNTA([.$K$2:.K27]) / (ROW([.K27])-1)) / 3 * 100" office:value-type="float" office:value="17.948717948718" calcext:value-type="float">
            <text:p>17.95</text:p>
          </table:table-cell>
          <table:table-cell table:number-columns-repeated="16366"/>
        </table:table-row>
        <table:table-row table:style-name="ro2">
          <table:table-cell office:value-type="date" office:date-value="2024-07-01" calcext:value-type="date">
            <text:p>24-07-01</text:p>
          </table:table-cell>
          <table:table-cell table:style-name="ce11" office:value-type="float" office:value="89" calcext:value-type="float">
            <text:p>89</text:p>
          </table:table-cell>
          <table:table-cell table:number-columns-repeated="2"/>
          <table:table-cell table:formula="of:=(100*[.C28])/(101.3-(2.67123*[.D28]))" office:value-type="float" office:value="0" calcext:value-type="float">
            <text:p>0.00</text:p>
          </table:table-cell>
          <table:table-cell table:formula="of:=IF([.$O28]&lt;&gt;0; [.E28]/[.$O28]; 0)" office:value-type="float" office:value="0" calcext:value-type="float">
            <text:p>0.00</text:p>
          </table:table-cell>
          <table:table-cell table:number-columns-repeated="2"/>
          <table:table-cell table:formula="of:=(100*[.G28])/(101.3-(2.67123*[.H28]))" office:value-type="float" office:value="0" calcext:value-type="float">
            <text:p>0.00</text:p>
          </table:table-cell>
          <table:table-cell table:formula="of:=IF([.$O28]&lt;&gt;0; [.I28]/[.$O28]; 0)" office:value-type="float" office:value="0" calcext:value-type="float">
            <text:p>0.00</text:p>
          </table:table-cell>
          <table:table-cell table:number-columns-repeated="2"/>
          <table:table-cell table:formula="of:=(100*[.K28])/(101.3-(2.67123*[.L28]))" office:value-type="float" office:value="0" calcext:value-type="float">
            <text:p>0.00</text:p>
          </table:table-cell>
          <table:table-cell table:formula="of:=IF([.$O28]&lt;&gt;0; [.M28]/[.$O28]; 0)" office:value-type="float" office:value="0" calcext:value-type="float">
            <text:p>0.00</text:p>
          </table:table-cell>
          <table:table-cell/>
          <table:table-cell table:formula="of:=IF(OR(ISBLANK([.E28]); ISBLANK([.I28]); ISBLANK([.M28]); [.E28]=0; [.I28]=0; [.M28]=0); 0; [.E28]+[.I28]+[.M28])" office:value-type="float" office:value="0" calcext:value-type="float">
            <text:p>0.00</text:p>
          </table:table-cell>
          <table:table-cell table:formula="of:=IF(OR(ISBLANK([.F28]); ISBLANK([.J28]); ISBLANK([.N28]); [.F28]=0; [.J28]=0; [.N28]=0); 0; [.F28]+[.J28]+[.N28])" office:value-type="float" office:value="0" calcext:value-type="float">
            <text:p>0.00</text:p>
          </table:table-cell>
          <table:table-cell table:formula="of:=(COUNTA([.$C$2:.C28]) / (ROW([.C28])-1) + COUNTA([.$G$2:.G28]) / (ROW([.G28])-1) + COUNTA([.$K$2:.K28]) / (ROW([.K28])-1)) / 3 * 100" office:value-type="float" office:value="17.283950617284" calcext:value-type="float">
            <text:p>17.28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7-08" calcext:value-type="date">
            <text:p>24-07-08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18" table:formula="of:=(100*[.C29])/(101.3-(2.67123*[.D29]))" office:value-type="float" office:value="0" calcext:value-type="float">
            <text:p>0.00</text:p>
          </table:table-cell>
          <table:table-cell table:style-name="ce18" table:formula="of:=IF([.$O29]&lt;&gt;0; [.E29]/[.$O2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29])/(101.3-(2.67123*[.H29]))" office:value-type="float" office:value="0" calcext:value-type="float">
            <text:p>0.00</text:p>
          </table:table-cell>
          <table:table-cell table:style-name="ce18" table:formula="of:=IF([.$O29]&lt;&gt;0; [.I29]/[.$O2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29])/(101.3-(2.67123*[.L29]))" office:value-type="float" office:value="0" calcext:value-type="float">
            <text:p>0.00</text:p>
          </table:table-cell>
          <table:table-cell table:style-name="ce18" table:formula="of:=IF([.$O29]&lt;&gt;0; [.M29]/[.$O29]; 0)" office:value-type="float" office:value="0" calcext:value-type="float">
            <text:p>0.00</text:p>
          </table:table-cell>
          <table:table-cell/>
          <table:table-cell table:style-name="ce18" table:formula="of:=IF(OR(ISBLANK([.E29]); ISBLANK([.I29]); ISBLANK([.M29]); [.E29]=0; [.I29]=0; [.M29]=0); 0; [.E29]+[.I29]+[.M29])" office:value-type="float" office:value="0" calcext:value-type="float">
            <text:p>0.00</text:p>
          </table:table-cell>
          <table:table-cell table:style-name="ce18" table:formula="of:=IF(OR(ISBLANK([.F29]); ISBLANK([.J29]); ISBLANK([.N29]); [.F29]=0; [.J29]=0; [.N29]=0); 0; [.F29]+[.J29]+[.N29])" office:value-type="float" office:value="0" calcext:value-type="float">
            <text:p>0.00</text:p>
          </table:table-cell>
          <table:table-cell table:formula="of:=(COUNTA([.$C$2:.C29]) / (ROW([.C29])-1) + COUNTA([.$G$2:.G29]) / (ROW([.G29])-1) + COUNTA([.$K$2:.K29]) / (ROW([.K29])-1)) / 3 * 100" office:value-type="float" office:value="16.6666666666667" calcext:value-type="float">
            <text:p>16.67</text:p>
          </table:table-cell>
          <table:table-cell table:number-columns-repeated="16366"/>
        </table:table-row>
        <table:table-row table:style-name="ro2">
          <table:table-cell office:value-type="date" office:date-value="2024-07-15" calcext:value-type="date">
            <text:p>24-07-15</text:p>
          </table:table-cell>
          <table:table-cell table:style-name="ce11" office:value-type="float" office:value="91" calcext:value-type="float">
            <text:p>91</text:p>
          </table:table-cell>
          <table:table-cell table:number-columns-repeated="2"/>
          <table:table-cell table:formula="of:=(100*[.C30])/(101.3-(2.67123*[.D30]))" office:value-type="float" office:value="0" calcext:value-type="float">
            <text:p>0.00</text:p>
          </table:table-cell>
          <table:table-cell table:formula="of:=IF([.$O30]&lt;&gt;0; [.E30]/[.$O30]; 0)" office:value-type="float" office:value="0" calcext:value-type="float">
            <text:p>0.00</text:p>
          </table:table-cell>
          <table:table-cell table:number-columns-repeated="2"/>
          <table:table-cell table:formula="of:=(100*[.G30])/(101.3-(2.67123*[.H30]))" office:value-type="float" office:value="0" calcext:value-type="float">
            <text:p>0.00</text:p>
          </table:table-cell>
          <table:table-cell table:formula="of:=IF([.$O30]&lt;&gt;0; [.I30]/[.$O30]; 0)" office:value-type="float" office:value="0" calcext:value-type="float">
            <text:p>0.00</text:p>
          </table:table-cell>
          <table:table-cell table:number-columns-repeated="2"/>
          <table:table-cell table:formula="of:=(100*[.K30])/(101.3-(2.67123*[.L30]))" office:value-type="float" office:value="0" calcext:value-type="float">
            <text:p>0.00</text:p>
          </table:table-cell>
          <table:table-cell table:formula="of:=IF([.$O30]&lt;&gt;0; [.M30]/[.$O30]; 0)" office:value-type="float" office:value="0" calcext:value-type="float">
            <text:p>0.00</text:p>
          </table:table-cell>
          <table:table-cell/>
          <table:table-cell table:formula="of:=IF(OR(ISBLANK([.E30]); ISBLANK([.I30]); ISBLANK([.M30]); [.E30]=0; [.I30]=0; [.M30]=0); 0; [.E30]+[.I30]+[.M30])" office:value-type="float" office:value="0" calcext:value-type="float">
            <text:p>0.00</text:p>
          </table:table-cell>
          <table:table-cell table:formula="of:=IF(OR(ISBLANK([.F30]); ISBLANK([.J30]); ISBLANK([.N30]); [.F30]=0; [.J30]=0; [.N30]=0); 0; [.F30]+[.J30]+[.N30])" office:value-type="float" office:value="0" calcext:value-type="float">
            <text:p>0.00</text:p>
          </table:table-cell>
          <table:table-cell table:formula="of:=(COUNTA([.$C$2:.C30]) / (ROW([.C30])-1) + COUNTA([.$G$2:.G30]) / (ROW([.G30])-1) + COUNTA([.$K$2:.K30]) / (ROW([.K30])-1)) / 3 * 100" office:value-type="float" office:value="16.0919540229885" calcext:value-type="float">
            <text:p>16.09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7-22" calcext:value-type="date">
            <text:p>24-07-22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style-name="ce18" table:formula="of:=(100*[.C31])/(101.3-(2.67123*[.D31]))" office:value-type="float" office:value="0" calcext:value-type="float">
            <text:p>0.00</text:p>
          </table:table-cell>
          <table:table-cell table:style-name="ce18" table:formula="of:=IF([.$O31]&lt;&gt;0; [.E31]/[.$O3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31])/(101.3-(2.67123*[.H31]))" office:value-type="float" office:value="0" calcext:value-type="float">
            <text:p>0.00</text:p>
          </table:table-cell>
          <table:table-cell table:style-name="ce18" table:formula="of:=IF([.$O31]&lt;&gt;0; [.I31]/[.$O3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31])/(101.3-(2.67123*[.L31]))" office:value-type="float" office:value="0" calcext:value-type="float">
            <text:p>0.00</text:p>
          </table:table-cell>
          <table:table-cell table:style-name="ce18" table:formula="of:=IF([.$O31]&lt;&gt;0; [.M31]/[.$O31]; 0)" office:value-type="float" office:value="0" calcext:value-type="float">
            <text:p>0.00</text:p>
          </table:table-cell>
          <table:table-cell/>
          <table:table-cell table:style-name="ce18" table:formula="of:=IF(OR(ISBLANK([.E31]); ISBLANK([.I31]); ISBLANK([.M31]); [.E31]=0; [.I31]=0; [.M31]=0); 0; [.E31]+[.I31]+[.M31])" office:value-type="float" office:value="0" calcext:value-type="float">
            <text:p>0.00</text:p>
          </table:table-cell>
          <table:table-cell table:style-name="ce18" table:formula="of:=IF(OR(ISBLANK([.F31]); ISBLANK([.J31]); ISBLANK([.N31]); [.F31]=0; [.J31]=0; [.N31]=0); 0; [.F31]+[.J31]+[.N31])" office:value-type="float" office:value="0" calcext:value-type="float">
            <text:p>0.00</text:p>
          </table:table-cell>
          <table:table-cell table:formula="of:=(COUNTA([.$C$2:.C31]) / (ROW([.C31])-1) + COUNTA([.$G$2:.G31]) / (ROW([.G31])-1) + COUNTA([.$K$2:.K31]) / (ROW([.K31])-1)) / 3 * 100" office:value-type="float" office:value="15.5555555555556" calcext:value-type="float">
            <text:p>15.56</text:p>
          </table:table-cell>
          <table:table-cell table:number-columns-repeated="16366"/>
        </table:table-row>
        <table:table-row table:style-name="ro2">
          <table:table-cell office:value-type="date" office:date-value="2024-07-29" calcext:value-type="date">
            <text:p>24-07-29</text:p>
          </table:table-cell>
          <table:table-cell table:style-name="ce11" office:value-type="float" office:value="93" calcext:value-type="float">
            <text:p>93</text:p>
          </table:table-cell>
          <table:table-cell table:number-columns-repeated="2"/>
          <table:table-cell table:formula="of:=(100*[.C32])/(101.3-(2.67123*[.D32]))" office:value-type="float" office:value="0" calcext:value-type="float">
            <text:p>0.00</text:p>
          </table:table-cell>
          <table:table-cell table:formula="of:=IF([.$O32]&lt;&gt;0; [.E32]/[.$O32]; 0)" office:value-type="float" office:value="0" calcext:value-type="float">
            <text:p>0.00</text:p>
          </table:table-cell>
          <table:table-cell table:number-columns-repeated="2"/>
          <table:table-cell table:formula="of:=(100*[.G32])/(101.3-(2.67123*[.H32]))" office:value-type="float" office:value="0" calcext:value-type="float">
            <text:p>0.00</text:p>
          </table:table-cell>
          <table:table-cell table:formula="of:=IF([.$O32]&lt;&gt;0; [.I32]/[.$O32]; 0)" office:value-type="float" office:value="0" calcext:value-type="float">
            <text:p>0.00</text:p>
          </table:table-cell>
          <table:table-cell table:number-columns-repeated="2"/>
          <table:table-cell table:formula="of:=(100*[.K32])/(101.3-(2.67123*[.L32]))" office:value-type="float" office:value="0" calcext:value-type="float">
            <text:p>0.00</text:p>
          </table:table-cell>
          <table:table-cell table:formula="of:=IF([.$O32]&lt;&gt;0; [.M32]/[.$O32]; 0)" office:value-type="float" office:value="0" calcext:value-type="float">
            <text:p>0.00</text:p>
          </table:table-cell>
          <table:table-cell/>
          <table:table-cell table:formula="of:=IF(OR(ISBLANK([.E32]); ISBLANK([.I32]); ISBLANK([.M32]); [.E32]=0; [.I32]=0; [.M32]=0); 0; [.E32]+[.I32]+[.M32])" office:value-type="float" office:value="0" calcext:value-type="float">
            <text:p>0.00</text:p>
          </table:table-cell>
          <table:table-cell table:formula="of:=IF(OR(ISBLANK([.F32]); ISBLANK([.J32]); ISBLANK([.N32]); [.F32]=0; [.J32]=0; [.N32]=0); 0; [.F32]+[.J32]+[.N32])" office:value-type="float" office:value="0" calcext:value-type="float">
            <text:p>0.00</text:p>
          </table:table-cell>
          <table:table-cell table:formula="of:=(COUNTA([.$C$2:.C32]) / (ROW([.C32])-1) + COUNTA([.$G$2:.G32]) / (ROW([.G32])-1) + COUNTA([.$K$2:.K32]) / (ROW([.K32])-1)) / 3 * 100" office:value-type="float" office:value="15.0537634408602" calcext:value-type="float">
            <text:p>15.05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8-05" calcext:value-type="date">
            <text:p>24-08-05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18" table:formula="of:=(100*[.C33])/(101.3-(2.67123*[.D33]))" office:value-type="float" office:value="0" calcext:value-type="float">
            <text:p>0.00</text:p>
          </table:table-cell>
          <table:table-cell table:style-name="ce18" table:formula="of:=IF([.$O33]&lt;&gt;0; [.E33]/[.$O3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33])/(101.3-(2.67123*[.H33]))" office:value-type="float" office:value="0" calcext:value-type="float">
            <text:p>0.00</text:p>
          </table:table-cell>
          <table:table-cell table:style-name="ce18" table:formula="of:=IF([.$O33]&lt;&gt;0; [.I33]/[.$O3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33])/(101.3-(2.67123*[.L33]))" office:value-type="float" office:value="0" calcext:value-type="float">
            <text:p>0.00</text:p>
          </table:table-cell>
          <table:table-cell table:style-name="ce18" table:formula="of:=IF([.$O33]&lt;&gt;0; [.M33]/[.$O33]; 0)" office:value-type="float" office:value="0" calcext:value-type="float">
            <text:p>0.00</text:p>
          </table:table-cell>
          <table:table-cell/>
          <table:table-cell table:style-name="ce18" table:formula="of:=IF(OR(ISBLANK([.E33]); ISBLANK([.I33]); ISBLANK([.M33]); [.E33]=0; [.I33]=0; [.M33]=0); 0; [.E33]+[.I33]+[.M33])" office:value-type="float" office:value="0" calcext:value-type="float">
            <text:p>0.00</text:p>
          </table:table-cell>
          <table:table-cell table:style-name="ce18" table:formula="of:=IF(OR(ISBLANK([.F33]); ISBLANK([.J33]); ISBLANK([.N33]); [.F33]=0; [.J33]=0; [.N33]=0); 0; [.F33]+[.J33]+[.N33])" office:value-type="float" office:value="0" calcext:value-type="float">
            <text:p>0.00</text:p>
          </table:table-cell>
          <table:table-cell table:formula="of:=(COUNTA([.$C$2:.C33]) / (ROW([.C33])-1) + COUNTA([.$G$2:.G33]) / (ROW([.G33])-1) + COUNTA([.$K$2:.K33]) / (ROW([.K33])-1)) / 3 * 100" office:value-type="float" office:value="14.5833333333333" calcext:value-type="float">
            <text:p>14.58</text:p>
          </table:table-cell>
          <table:table-cell table:number-columns-repeated="16366"/>
        </table:table-row>
        <table:table-row table:style-name="ro2">
          <table:table-cell office:value-type="date" office:date-value="2024-08-12" calcext:value-type="date">
            <text:p>24-08-12</text:p>
          </table:table-cell>
          <table:table-cell table:style-name="ce11" office:value-type="float" office:value="95" calcext:value-type="float">
            <text:p>95</text:p>
          </table:table-cell>
          <table:table-cell table:number-columns-repeated="2"/>
          <table:table-cell table:formula="of:=(100*[.C34])/(101.3-(2.67123*[.D34]))" office:value-type="float" office:value="0" calcext:value-type="float">
            <text:p>0.00</text:p>
          </table:table-cell>
          <table:table-cell table:formula="of:=IF([.$O34]&lt;&gt;0; [.E34]/[.$O34]; 0)" office:value-type="float" office:value="0" calcext:value-type="float">
            <text:p>0.00</text:p>
          </table:table-cell>
          <table:table-cell table:number-columns-repeated="2"/>
          <table:table-cell table:formula="of:=(100*[.G34])/(101.3-(2.67123*[.H34]))" office:value-type="float" office:value="0" calcext:value-type="float">
            <text:p>0.00</text:p>
          </table:table-cell>
          <table:table-cell table:formula="of:=IF([.$O34]&lt;&gt;0; [.I34]/[.$O34]; 0)" office:value-type="float" office:value="0" calcext:value-type="float">
            <text:p>0.00</text:p>
          </table:table-cell>
          <table:table-cell table:number-columns-repeated="2"/>
          <table:table-cell table:formula="of:=(100*[.K34])/(101.3-(2.67123*[.L34]))" office:value-type="float" office:value="0" calcext:value-type="float">
            <text:p>0.00</text:p>
          </table:table-cell>
          <table:table-cell table:formula="of:=IF([.$O34]&lt;&gt;0; [.M34]/[.$O34]; 0)" office:value-type="float" office:value="0" calcext:value-type="float">
            <text:p>0.00</text:p>
          </table:table-cell>
          <table:table-cell/>
          <table:table-cell table:formula="of:=IF(OR(ISBLANK([.E34]); ISBLANK([.I34]); ISBLANK([.M34]); [.E34]=0; [.I34]=0; [.M34]=0); 0; [.E34]+[.I34]+[.M34])" office:value-type="float" office:value="0" calcext:value-type="float">
            <text:p>0.00</text:p>
          </table:table-cell>
          <table:table-cell table:formula="of:=IF(OR(ISBLANK([.F34]); ISBLANK([.J34]); ISBLANK([.N34]); [.F34]=0; [.J34]=0; [.N34]=0); 0; [.F34]+[.J34]+[.N34])" office:value-type="float" office:value="0" calcext:value-type="float">
            <text:p>0.00</text:p>
          </table:table-cell>
          <table:table-cell table:formula="of:=(COUNTA([.$C$2:.C34]) / (ROW([.C34])-1) + COUNTA([.$G$2:.G34]) / (ROW([.G34])-1) + COUNTA([.$K$2:.K34]) / (ROW([.K34])-1)) / 3 * 100" office:value-type="float" office:value="14.1414141414141" calcext:value-type="float">
            <text:p>14.14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8-19" calcext:value-type="date">
            <text:p>24-08-19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style-name="ce18" table:formula="of:=(100*[.C35])/(101.3-(2.67123*[.D35]))" office:value-type="float" office:value="0" calcext:value-type="float">
            <text:p>0.00</text:p>
          </table:table-cell>
          <table:table-cell table:style-name="ce18" table:formula="of:=IF([.$O35]&lt;&gt;0; [.E35]/[.$O3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35])/(101.3-(2.67123*[.H35]))" office:value-type="float" office:value="0" calcext:value-type="float">
            <text:p>0.00</text:p>
          </table:table-cell>
          <table:table-cell table:style-name="ce18" table:formula="of:=IF([.$O35]&lt;&gt;0; [.I35]/[.$O3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35])/(101.3-(2.67123*[.L35]))" office:value-type="float" office:value="0" calcext:value-type="float">
            <text:p>0.00</text:p>
          </table:table-cell>
          <table:table-cell table:style-name="ce18" table:formula="of:=IF([.$O35]&lt;&gt;0; [.M35]/[.$O35]; 0)" office:value-type="float" office:value="0" calcext:value-type="float">
            <text:p>0.00</text:p>
          </table:table-cell>
          <table:table-cell/>
          <table:table-cell table:style-name="ce18" table:formula="of:=IF(OR(ISBLANK([.E35]); ISBLANK([.I35]); ISBLANK([.M35]); [.E35]=0; [.I35]=0; [.M35]=0); 0; [.E35]+[.I35]+[.M35])" office:value-type="float" office:value="0" calcext:value-type="float">
            <text:p>0.00</text:p>
          </table:table-cell>
          <table:table-cell table:style-name="ce18" table:formula="of:=IF(OR(ISBLANK([.F35]); ISBLANK([.J35]); ISBLANK([.N35]); [.F35]=0; [.J35]=0; [.N35]=0); 0; [.F35]+[.J35]+[.N35])" office:value-type="float" office:value="0" calcext:value-type="float">
            <text:p>0.00</text:p>
          </table:table-cell>
          <table:table-cell table:formula="of:=(COUNTA([.$C$2:.C35]) / (ROW([.C35])-1) + COUNTA([.$G$2:.G35]) / (ROW([.G35])-1) + COUNTA([.$K$2:.K35]) / (ROW([.K35])-1)) / 3 * 100" office:value-type="float" office:value="13.7254901960784" calcext:value-type="float">
            <text:p>13.73</text:p>
          </table:table-cell>
          <table:table-cell table:number-columns-repeated="16366"/>
        </table:table-row>
        <table:table-row table:style-name="ro2">
          <table:table-cell office:value-type="date" office:date-value="2024-08-26" calcext:value-type="date">
            <text:p>24-08-26</text:p>
          </table:table-cell>
          <table:table-cell table:style-name="ce11" office:value-type="float" office:value="97" calcext:value-type="float">
            <text:p>97</text:p>
          </table:table-cell>
          <table:table-cell table:number-columns-repeated="2"/>
          <table:table-cell table:formula="of:=(100*[.C36])/(101.3-(2.67123*[.D36]))" office:value-type="float" office:value="0" calcext:value-type="float">
            <text:p>0.00</text:p>
          </table:table-cell>
          <table:table-cell table:formula="of:=IF([.$O36]&lt;&gt;0; [.E36]/[.$O36]; 0)" office:value-type="float" office:value="0" calcext:value-type="float">
            <text:p>0.00</text:p>
          </table:table-cell>
          <table:table-cell table:number-columns-repeated="2"/>
          <table:table-cell table:formula="of:=(100*[.G36])/(101.3-(2.67123*[.H36]))" office:value-type="float" office:value="0" calcext:value-type="float">
            <text:p>0.00</text:p>
          </table:table-cell>
          <table:table-cell table:formula="of:=IF([.$O36]&lt;&gt;0; [.I36]/[.$O36]; 0)" office:value-type="float" office:value="0" calcext:value-type="float">
            <text:p>0.00</text:p>
          </table:table-cell>
          <table:table-cell table:number-columns-repeated="2"/>
          <table:table-cell table:formula="of:=(100*[.K36])/(101.3-(2.67123*[.L36]))" office:value-type="float" office:value="0" calcext:value-type="float">
            <text:p>0.00</text:p>
          </table:table-cell>
          <table:table-cell table:formula="of:=IF([.$O36]&lt;&gt;0; [.M36]/[.$O36]; 0)" office:value-type="float" office:value="0" calcext:value-type="float">
            <text:p>0.00</text:p>
          </table:table-cell>
          <table:table-cell/>
          <table:table-cell table:formula="of:=IF(OR(ISBLANK([.E36]); ISBLANK([.I36]); ISBLANK([.M36]); [.E36]=0; [.I36]=0; [.M36]=0); 0; [.E36]+[.I36]+[.M36])" office:value-type="float" office:value="0" calcext:value-type="float">
            <text:p>0.00</text:p>
          </table:table-cell>
          <table:table-cell table:formula="of:=IF(OR(ISBLANK([.F36]); ISBLANK([.J36]); ISBLANK([.N36]); [.F36]=0; [.J36]=0; [.N36]=0); 0; [.F36]+[.J36]+[.N36])" office:value-type="float" office:value="0" calcext:value-type="float">
            <text:p>0.00</text:p>
          </table:table-cell>
          <table:table-cell table:formula="of:=(COUNTA([.$C$2:.C36]) / (ROW([.C36])-1) + COUNTA([.$G$2:.G36]) / (ROW([.G36])-1) + COUNTA([.$K$2:.K36]) / (ROW([.K36])-1)) / 3 * 100" office:value-type="float" office:value="13.3333333333333" calcext:value-type="float">
            <text:p>13.33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9-02" calcext:value-type="date">
            <text:p>24-09-02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style-name="ce18" table:formula="of:=(100*[.C37])/(101.3-(2.67123*[.D37]))" office:value-type="float" office:value="0" calcext:value-type="float">
            <text:p>0.00</text:p>
          </table:table-cell>
          <table:table-cell table:style-name="ce18" table:formula="of:=IF([.$O37]&lt;&gt;0; [.E37]/[.$O37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37])/(101.3-(2.67123*[.H37]))" office:value-type="float" office:value="0" calcext:value-type="float">
            <text:p>0.00</text:p>
          </table:table-cell>
          <table:table-cell table:style-name="ce18" table:formula="of:=IF([.$O37]&lt;&gt;0; [.I37]/[.$O37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37])/(101.3-(2.67123*[.L37]))" office:value-type="float" office:value="0" calcext:value-type="float">
            <text:p>0.00</text:p>
          </table:table-cell>
          <table:table-cell table:style-name="ce18" table:formula="of:=IF([.$O37]&lt;&gt;0; [.M37]/[.$O37]; 0)" office:value-type="float" office:value="0" calcext:value-type="float">
            <text:p>0.00</text:p>
          </table:table-cell>
          <table:table-cell/>
          <table:table-cell table:style-name="ce18" table:formula="of:=IF(OR(ISBLANK([.E37]); ISBLANK([.I37]); ISBLANK([.M37]); [.E37]=0; [.I37]=0; [.M37]=0); 0; [.E37]+[.I37]+[.M37])" office:value-type="float" office:value="0" calcext:value-type="float">
            <text:p>0.00</text:p>
          </table:table-cell>
          <table:table-cell table:style-name="ce18" table:formula="of:=IF(OR(ISBLANK([.F37]); ISBLANK([.J37]); ISBLANK([.N37]); [.F37]=0; [.J37]=0; [.N37]=0); 0; [.F37]+[.J37]+[.N37])" office:value-type="float" office:value="0" calcext:value-type="float">
            <text:p>0.00</text:p>
          </table:table-cell>
          <table:table-cell table:formula="of:=(COUNTA([.$C$2:.C37]) / (ROW([.C37])-1) + COUNTA([.$G$2:.G37]) / (ROW([.G37])-1) + COUNTA([.$K$2:.K37]) / (ROW([.K37])-1)) / 3 * 100" office:value-type="float" office:value="12.962962962963" calcext:value-type="float">
            <text:p>12.96</text:p>
          </table:table-cell>
          <table:table-cell table:number-columns-repeated="16366"/>
        </table:table-row>
        <table:table-row table:style-name="ro2">
          <table:table-cell office:value-type="date" office:date-value="2024-09-09" calcext:value-type="date">
            <text:p>24-09-09</text:p>
          </table:table-cell>
          <table:table-cell table:style-name="ce11" office:value-type="float" office:value="99" calcext:value-type="float">
            <text:p>99</text:p>
          </table:table-cell>
          <table:table-cell table:number-columns-repeated="2"/>
          <table:table-cell table:formula="of:=(100*[.C38])/(101.3-(2.67123*[.D38]))" office:value-type="float" office:value="0" calcext:value-type="float">
            <text:p>0.00</text:p>
          </table:table-cell>
          <table:table-cell table:formula="of:=IF([.$O38]&lt;&gt;0; [.E38]/[.$O38]; 0)" office:value-type="float" office:value="0" calcext:value-type="float">
            <text:p>0.00</text:p>
          </table:table-cell>
          <table:table-cell table:number-columns-repeated="2"/>
          <table:table-cell table:formula="of:=(100*[.G38])/(101.3-(2.67123*[.H38]))" office:value-type="float" office:value="0" calcext:value-type="float">
            <text:p>0.00</text:p>
          </table:table-cell>
          <table:table-cell table:formula="of:=IF([.$O38]&lt;&gt;0; [.I38]/[.$O38]; 0)" office:value-type="float" office:value="0" calcext:value-type="float">
            <text:p>0.00</text:p>
          </table:table-cell>
          <table:table-cell table:number-columns-repeated="2"/>
          <table:table-cell table:formula="of:=(100*[.K38])/(101.3-(2.67123*[.L38]))" office:value-type="float" office:value="0" calcext:value-type="float">
            <text:p>0.00</text:p>
          </table:table-cell>
          <table:table-cell table:formula="of:=IF([.$O38]&lt;&gt;0; [.M38]/[.$O38]; 0)" office:value-type="float" office:value="0" calcext:value-type="float">
            <text:p>0.00</text:p>
          </table:table-cell>
          <table:table-cell/>
          <table:table-cell table:formula="of:=IF(OR(ISBLANK([.E38]); ISBLANK([.I38]); ISBLANK([.M38]); [.E38]=0; [.I38]=0; [.M38]=0); 0; [.E38]+[.I38]+[.M38])" office:value-type="float" office:value="0" calcext:value-type="float">
            <text:p>0.00</text:p>
          </table:table-cell>
          <table:table-cell table:formula="of:=IF(OR(ISBLANK([.F38]); ISBLANK([.J38]); ISBLANK([.N38]); [.F38]=0; [.J38]=0; [.N38]=0); 0; [.F38]+[.J38]+[.N38])" office:value-type="float" office:value="0" calcext:value-type="float">
            <text:p>0.00</text:p>
          </table:table-cell>
          <table:table-cell table:formula="of:=(COUNTA([.$C$2:.C38]) / (ROW([.C38])-1) + COUNTA([.$G$2:.G38]) / (ROW([.G38])-1) + COUNTA([.$K$2:.K38]) / (ROW([.K38])-1)) / 3 * 100" office:value-type="float" office:value="12.6126126126126" calcext:value-type="float">
            <text:p>12.61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9-16" calcext:value-type="date">
            <text:p>24-09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18" table:formula="of:=(100*[.C39])/(101.3-(2.67123*[.D39]))" office:value-type="float" office:value="0" calcext:value-type="float">
            <text:p>0.00</text:p>
          </table:table-cell>
          <table:table-cell table:style-name="ce18" table:formula="of:=IF([.$O39]&lt;&gt;0; [.E39]/[.$O3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39])/(101.3-(2.67123*[.H39]))" office:value-type="float" office:value="0" calcext:value-type="float">
            <text:p>0.00</text:p>
          </table:table-cell>
          <table:table-cell table:style-name="ce18" table:formula="of:=IF([.$O39]&lt;&gt;0; [.I39]/[.$O3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39])/(101.3-(2.67123*[.L39]))" office:value-type="float" office:value="0" calcext:value-type="float">
            <text:p>0.00</text:p>
          </table:table-cell>
          <table:table-cell table:style-name="ce18" table:formula="of:=IF([.$O39]&lt;&gt;0; [.M39]/[.$O39]; 0)" office:value-type="float" office:value="0" calcext:value-type="float">
            <text:p>0.00</text:p>
          </table:table-cell>
          <table:table-cell/>
          <table:table-cell table:style-name="ce18" table:formula="of:=IF(OR(ISBLANK([.E39]); ISBLANK([.I39]); ISBLANK([.M39]); [.E39]=0; [.I39]=0; [.M39]=0); 0; [.E39]+[.I39]+[.M39])" office:value-type="float" office:value="0" calcext:value-type="float">
            <text:p>0.00</text:p>
          </table:table-cell>
          <table:table-cell table:style-name="ce18" table:formula="of:=IF(OR(ISBLANK([.F39]); ISBLANK([.J39]); ISBLANK([.N39]); [.F39]=0; [.J39]=0; [.N39]=0); 0; [.F39]+[.J39]+[.N39])" office:value-type="float" office:value="0" calcext:value-type="float">
            <text:p>0.00</text:p>
          </table:table-cell>
          <table:table-cell table:formula="of:=(COUNTA([.$C$2:.C39]) / (ROW([.C39])-1) + COUNTA([.$G$2:.G39]) / (ROW([.G39])-1) + COUNTA([.$K$2:.K39]) / (ROW([.K39])-1)) / 3 * 100" office:value-type="float" office:value="12.280701754386" calcext:value-type="float">
            <text:p>12.28</text:p>
          </table:table-cell>
          <table:table-cell table:number-columns-repeated="16366"/>
        </table:table-row>
        <table:table-row table:style-name="ro2">
          <table:table-cell office:value-type="date" office:date-value="2024-09-23" calcext:value-type="date">
            <text:p>24-09-23</text:p>
          </table:table-cell>
          <table:table-cell table:style-name="ce11" office:value-type="float" office:value="101" calcext:value-type="float">
            <text:p>101</text:p>
          </table:table-cell>
          <table:table-cell table:number-columns-repeated="2"/>
          <table:table-cell table:formula="of:=(100*[.C40])/(101.3-(2.67123*[.D40]))" office:value-type="float" office:value="0" calcext:value-type="float">
            <text:p>0.00</text:p>
          </table:table-cell>
          <table:table-cell table:formula="of:=IF([.$O40]&lt;&gt;0; [.E40]/[.$O40]; 0)" office:value-type="float" office:value="0" calcext:value-type="float">
            <text:p>0.00</text:p>
          </table:table-cell>
          <table:table-cell table:number-columns-repeated="2"/>
          <table:table-cell table:formula="of:=(100*[.G40])/(101.3-(2.67123*[.H40]))" office:value-type="float" office:value="0" calcext:value-type="float">
            <text:p>0.00</text:p>
          </table:table-cell>
          <table:table-cell table:formula="of:=IF([.$O40]&lt;&gt;0; [.I40]/[.$O40]; 0)" office:value-type="float" office:value="0" calcext:value-type="float">
            <text:p>0.00</text:p>
          </table:table-cell>
          <table:table-cell table:number-columns-repeated="2"/>
          <table:table-cell table:formula="of:=(100*[.K40])/(101.3-(2.67123*[.L40]))" office:value-type="float" office:value="0" calcext:value-type="float">
            <text:p>0.00</text:p>
          </table:table-cell>
          <table:table-cell table:formula="of:=IF([.$O40]&lt;&gt;0; [.M40]/[.$O40]; 0)" office:value-type="float" office:value="0" calcext:value-type="float">
            <text:p>0.00</text:p>
          </table:table-cell>
          <table:table-cell/>
          <table:table-cell table:formula="of:=IF(OR(ISBLANK([.E40]); ISBLANK([.I40]); ISBLANK([.M40]); [.E40]=0; [.I40]=0; [.M40]=0); 0; [.E40]+[.I40]+[.M40])" office:value-type="float" office:value="0" calcext:value-type="float">
            <text:p>0.00</text:p>
          </table:table-cell>
          <table:table-cell table:formula="of:=IF(OR(ISBLANK([.F40]); ISBLANK([.J40]); ISBLANK([.N40]); [.F40]=0; [.J40]=0; [.N40]=0); 0; [.F40]+[.J40]+[.N40])" office:value-type="float" office:value="0" calcext:value-type="float">
            <text:p>0.00</text:p>
          </table:table-cell>
          <table:table-cell table:formula="of:=(COUNTA([.$C$2:.C40]) / (ROW([.C40])-1) + COUNTA([.$G$2:.G40]) / (ROW([.G40])-1) + COUNTA([.$K$2:.K40]) / (ROW([.K40])-1)) / 3 * 100" office:value-type="float" office:value="11.965811965812" calcext:value-type="float">
            <text:p>11.97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9-30" calcext:value-type="date">
            <text:p>24-09-30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ce18" table:formula="of:=(100*[.C41])/(101.3-(2.67123*[.D41]))" office:value-type="float" office:value="0" calcext:value-type="float">
            <text:p>0.00</text:p>
          </table:table-cell>
          <table:table-cell table:style-name="ce18" table:formula="of:=IF([.$O41]&lt;&gt;0; [.E41]/[.$O4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41])/(101.3-(2.67123*[.H41]))" office:value-type="float" office:value="0" calcext:value-type="float">
            <text:p>0.00</text:p>
          </table:table-cell>
          <table:table-cell table:style-name="ce18" table:formula="of:=IF([.$O41]&lt;&gt;0; [.I41]/[.$O4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41])/(101.3-(2.67123*[.L41]))" office:value-type="float" office:value="0" calcext:value-type="float">
            <text:p>0.00</text:p>
          </table:table-cell>
          <table:table-cell table:style-name="ce18" table:formula="of:=IF([.$O41]&lt;&gt;0; [.M41]/[.$O41]; 0)" office:value-type="float" office:value="0" calcext:value-type="float">
            <text:p>0.00</text:p>
          </table:table-cell>
          <table:table-cell/>
          <table:table-cell table:style-name="ce18" table:formula="of:=IF(OR(ISBLANK([.E41]); ISBLANK([.I41]); ISBLANK([.M41]); [.E41]=0; [.I41]=0; [.M41]=0); 0; [.E41]+[.I41]+[.M41])" office:value-type="float" office:value="0" calcext:value-type="float">
            <text:p>0.00</text:p>
          </table:table-cell>
          <table:table-cell table:style-name="ce18" table:formula="of:=IF(OR(ISBLANK([.F41]); ISBLANK([.J41]); ISBLANK([.N41]); [.F41]=0; [.J41]=0; [.N41]=0); 0; [.F41]+[.J41]+[.N41])" office:value-type="float" office:value="0" calcext:value-type="float">
            <text:p>0.00</text:p>
          </table:table-cell>
          <table:table-cell table:formula="of:=(COUNTA([.$C$2:.C41]) / (ROW([.C41])-1) + COUNTA([.$G$2:.G41]) / (ROW([.G41])-1) + COUNTA([.$K$2:.K41]) / (ROW([.K41])-1)) / 3 * 100" office:value-type="float" office:value="11.6666666666667" calcext:value-type="float">
            <text:p>11.67</text:p>
          </table:table-cell>
          <table:table-cell table:number-columns-repeated="16366"/>
        </table:table-row>
        <table:table-row table:style-name="ro2">
          <table:table-cell office:value-type="date" office:date-value="2024-10-07" calcext:value-type="date">
            <text:p>24-10-07</text:p>
          </table:table-cell>
          <table:table-cell table:style-name="ce11" office:value-type="float" office:value="103" calcext:value-type="float">
            <text:p>103</text:p>
          </table:table-cell>
          <table:table-cell table:number-columns-repeated="2"/>
          <table:table-cell table:formula="of:=(100*[.C42])/(101.3-(2.67123*[.D42]))" office:value-type="float" office:value="0" calcext:value-type="float">
            <text:p>0.00</text:p>
          </table:table-cell>
          <table:table-cell table:formula="of:=IF([.$O42]&lt;&gt;0; [.E42]/[.$O42]; 0)" office:value-type="float" office:value="0" calcext:value-type="float">
            <text:p>0.00</text:p>
          </table:table-cell>
          <table:table-cell table:number-columns-repeated="2"/>
          <table:table-cell table:formula="of:=(100*[.G42])/(101.3-(2.67123*[.H42]))" office:value-type="float" office:value="0" calcext:value-type="float">
            <text:p>0.00</text:p>
          </table:table-cell>
          <table:table-cell table:formula="of:=IF([.$O42]&lt;&gt;0; [.I42]/[.$O42]; 0)" office:value-type="float" office:value="0" calcext:value-type="float">
            <text:p>0.00</text:p>
          </table:table-cell>
          <table:table-cell table:number-columns-repeated="2"/>
          <table:table-cell table:formula="of:=(100*[.K42])/(101.3-(2.67123*[.L42]))" office:value-type="float" office:value="0" calcext:value-type="float">
            <text:p>0.00</text:p>
          </table:table-cell>
          <table:table-cell table:formula="of:=IF([.$O42]&lt;&gt;0; [.M42]/[.$O42]; 0)" office:value-type="float" office:value="0" calcext:value-type="float">
            <text:p>0.00</text:p>
          </table:table-cell>
          <table:table-cell/>
          <table:table-cell table:formula="of:=IF(OR(ISBLANK([.E42]); ISBLANK([.I42]); ISBLANK([.M42]); [.E42]=0; [.I42]=0; [.M42]=0); 0; [.E42]+[.I42]+[.M42])" office:value-type="float" office:value="0" calcext:value-type="float">
            <text:p>0.00</text:p>
          </table:table-cell>
          <table:table-cell table:formula="of:=IF(OR(ISBLANK([.F42]); ISBLANK([.J42]); ISBLANK([.N42]); [.F42]=0; [.J42]=0; [.N42]=0); 0; [.F42]+[.J42]+[.N42])" office:value-type="float" office:value="0" calcext:value-type="float">
            <text:p>0.00</text:p>
          </table:table-cell>
          <table:table-cell table:formula="of:=(COUNTA([.$C$2:.C42]) / (ROW([.C42])-1) + COUNTA([.$G$2:.G42]) / (ROW([.G42])-1) + COUNTA([.$K$2:.K42]) / (ROW([.K42])-1)) / 3 * 100" office:value-type="float" office:value="11.3821138211382" calcext:value-type="float">
            <text:p>11.38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10-14" calcext:value-type="date">
            <text:p>24-10-14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table:style-name="ce18" table:formula="of:=(100*[.C43])/(101.3-(2.67123*[.D43]))" office:value-type="float" office:value="0" calcext:value-type="float">
            <text:p>0.00</text:p>
          </table:table-cell>
          <table:table-cell table:style-name="ce18" table:formula="of:=IF([.$O43]&lt;&gt;0; [.E43]/[.$O4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43])/(101.3-(2.67123*[.H43]))" office:value-type="float" office:value="0" calcext:value-type="float">
            <text:p>0.00</text:p>
          </table:table-cell>
          <table:table-cell table:style-name="ce18" table:formula="of:=IF([.$O43]&lt;&gt;0; [.I43]/[.$O4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43])/(101.3-(2.67123*[.L43]))" office:value-type="float" office:value="0" calcext:value-type="float">
            <text:p>0.00</text:p>
          </table:table-cell>
          <table:table-cell table:style-name="ce18" table:formula="of:=IF([.$O43]&lt;&gt;0; [.M43]/[.$O43]; 0)" office:value-type="float" office:value="0" calcext:value-type="float">
            <text:p>0.00</text:p>
          </table:table-cell>
          <table:table-cell/>
          <table:table-cell table:style-name="ce18" table:formula="of:=IF(OR(ISBLANK([.E43]); ISBLANK([.I43]); ISBLANK([.M43]); [.E43]=0; [.I43]=0; [.M43]=0); 0; [.E43]+[.I43]+[.M43])" office:value-type="float" office:value="0" calcext:value-type="float">
            <text:p>0.00</text:p>
          </table:table-cell>
          <table:table-cell table:style-name="ce18" table:formula="of:=IF(OR(ISBLANK([.F43]); ISBLANK([.J43]); ISBLANK([.N43]); [.F43]=0; [.J43]=0; [.N43]=0); 0; [.F43]+[.J43]+[.N43])" office:value-type="float" office:value="0" calcext:value-type="float">
            <text:p>0.00</text:p>
          </table:table-cell>
          <table:table-cell table:formula="of:=(COUNTA([.$C$2:.C43]) / (ROW([.C43])-1) + COUNTA([.$G$2:.G43]) / (ROW([.G43])-1) + COUNTA([.$K$2:.K43]) / (ROW([.K43])-1)) / 3 * 100" office:value-type="float" office:value="11.1111111111111" calcext:value-type="float">
            <text:p>11.11</text:p>
          </table:table-cell>
          <table:table-cell table:number-columns-repeated="16366"/>
        </table:table-row>
        <table:table-row table:style-name="ro2">
          <table:table-cell office:value-type="date" office:date-value="2024-10-21" calcext:value-type="date">
            <text:p>24-10-21</text:p>
          </table:table-cell>
          <table:table-cell table:style-name="ce11" office:value-type="float" office:value="105" calcext:value-type="float">
            <text:p>105</text:p>
          </table:table-cell>
          <table:table-cell table:number-columns-repeated="2"/>
          <table:table-cell table:formula="of:=(100*[.C44])/(101.3-(2.67123*[.D44]))" office:value-type="float" office:value="0" calcext:value-type="float">
            <text:p>0.00</text:p>
          </table:table-cell>
          <table:table-cell table:formula="of:=IF([.$O44]&lt;&gt;0; [.E44]/[.$O44]; 0)" office:value-type="float" office:value="0" calcext:value-type="float">
            <text:p>0.00</text:p>
          </table:table-cell>
          <table:table-cell table:number-columns-repeated="2"/>
          <table:table-cell table:formula="of:=(100*[.G44])/(101.3-(2.67123*[.H44]))" office:value-type="float" office:value="0" calcext:value-type="float">
            <text:p>0.00</text:p>
          </table:table-cell>
          <table:table-cell table:formula="of:=IF([.$O44]&lt;&gt;0; [.I44]/[.$O44]; 0)" office:value-type="float" office:value="0" calcext:value-type="float">
            <text:p>0.00</text:p>
          </table:table-cell>
          <table:table-cell table:number-columns-repeated="2"/>
          <table:table-cell table:formula="of:=(100*[.K44])/(101.3-(2.67123*[.L44]))" office:value-type="float" office:value="0" calcext:value-type="float">
            <text:p>0.00</text:p>
          </table:table-cell>
          <table:table-cell table:formula="of:=IF([.$O44]&lt;&gt;0; [.M44]/[.$O44]; 0)" office:value-type="float" office:value="0" calcext:value-type="float">
            <text:p>0.00</text:p>
          </table:table-cell>
          <table:table-cell/>
          <table:table-cell table:formula="of:=IF(OR(ISBLANK([.E44]); ISBLANK([.I44]); ISBLANK([.M44]); [.E44]=0; [.I44]=0; [.M44]=0); 0; [.E44]+[.I44]+[.M44])" office:value-type="float" office:value="0" calcext:value-type="float">
            <text:p>0.00</text:p>
          </table:table-cell>
          <table:table-cell table:formula="of:=IF(OR(ISBLANK([.F44]); ISBLANK([.J44]); ISBLANK([.N44]); [.F44]=0; [.J44]=0; [.N44]=0); 0; [.F44]+[.J44]+[.N44])" office:value-type="float" office:value="0" calcext:value-type="float">
            <text:p>0.00</text:p>
          </table:table-cell>
          <table:table-cell table:formula="of:=(COUNTA([.$C$2:.C44]) / (ROW([.C44])-1) + COUNTA([.$G$2:.G44]) / (ROW([.G44])-1) + COUNTA([.$K$2:.K44]) / (ROW([.K44])-1)) / 3 * 100" office:value-type="float" office:value="10.8527131782946" calcext:value-type="float">
            <text:p>10.85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10-28" calcext:value-type="date">
            <text:p>24-10-28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style-name="ce18" table:formula="of:=(100*[.C45])/(101.3-(2.67123*[.D45]))" office:value-type="float" office:value="0" calcext:value-type="float">
            <text:p>0.00</text:p>
          </table:table-cell>
          <table:table-cell table:style-name="ce18" table:formula="of:=IF([.$O45]&lt;&gt;0; [.E45]/[.$O4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45])/(101.3-(2.67123*[.H45]))" office:value-type="float" office:value="0" calcext:value-type="float">
            <text:p>0.00</text:p>
          </table:table-cell>
          <table:table-cell table:style-name="ce18" table:formula="of:=IF([.$O45]&lt;&gt;0; [.I45]/[.$O4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45])/(101.3-(2.67123*[.L45]))" office:value-type="float" office:value="0" calcext:value-type="float">
            <text:p>0.00</text:p>
          </table:table-cell>
          <table:table-cell table:style-name="ce18" table:formula="of:=IF([.$O45]&lt;&gt;0; [.M45]/[.$O45]; 0)" office:value-type="float" office:value="0" calcext:value-type="float">
            <text:p>0.00</text:p>
          </table:table-cell>
          <table:table-cell/>
          <table:table-cell table:style-name="ce18" table:formula="of:=IF(OR(ISBLANK([.E45]); ISBLANK([.I45]); ISBLANK([.M45]); [.E45]=0; [.I45]=0; [.M45]=0); 0; [.E45]+[.I45]+[.M45])" office:value-type="float" office:value="0" calcext:value-type="float">
            <text:p>0.00</text:p>
          </table:table-cell>
          <table:table-cell table:style-name="ce18" table:formula="of:=IF(OR(ISBLANK([.F45]); ISBLANK([.J45]); ISBLANK([.N45]); [.F45]=0; [.J45]=0; [.N45]=0); 0; [.F45]+[.J45]+[.N45])" office:value-type="float" office:value="0" calcext:value-type="float">
            <text:p>0.00</text:p>
          </table:table-cell>
          <table:table-cell table:formula="of:=(COUNTA([.$C$2:.C45]) / (ROW([.C45])-1) + COUNTA([.$G$2:.G45]) / (ROW([.G45])-1) + COUNTA([.$K$2:.K45]) / (ROW([.K45])-1)) / 3 * 100" office:value-type="float" office:value="10.6060606060606" calcext:value-type="float">
            <text:p>10.61</text:p>
          </table:table-cell>
          <table:table-cell table:number-columns-repeated="16366"/>
        </table:table-row>
        <table:table-row table:style-name="ro2">
          <table:table-cell office:value-type="date" office:date-value="2024-11-04" calcext:value-type="date">
            <text:p>24-11-04</text:p>
          </table:table-cell>
          <table:table-cell table:style-name="ce11" office:value-type="float" office:value="107" calcext:value-type="float">
            <text:p>107</text:p>
          </table:table-cell>
          <table:table-cell table:number-columns-repeated="2"/>
          <table:table-cell table:formula="of:=(100*[.C46])/(101.3-(2.67123*[.D46]))" office:value-type="float" office:value="0" calcext:value-type="float">
            <text:p>0.00</text:p>
          </table:table-cell>
          <table:table-cell table:formula="of:=IF([.$O46]&lt;&gt;0; [.E46]/[.$O46]; 0)" office:value-type="float" office:value="0" calcext:value-type="float">
            <text:p>0.00</text:p>
          </table:table-cell>
          <table:table-cell table:number-columns-repeated="2"/>
          <table:table-cell table:formula="of:=(100*[.G46])/(101.3-(2.67123*[.H46]))" office:value-type="float" office:value="0" calcext:value-type="float">
            <text:p>0.00</text:p>
          </table:table-cell>
          <table:table-cell table:formula="of:=IF([.$O46]&lt;&gt;0; [.I46]/[.$O46]; 0)" office:value-type="float" office:value="0" calcext:value-type="float">
            <text:p>0.00</text:p>
          </table:table-cell>
          <table:table-cell table:number-columns-repeated="2"/>
          <table:table-cell table:formula="of:=(100*[.K46])/(101.3-(2.67123*[.L46]))" office:value-type="float" office:value="0" calcext:value-type="float">
            <text:p>0.00</text:p>
          </table:table-cell>
          <table:table-cell table:formula="of:=IF([.$O46]&lt;&gt;0; [.M46]/[.$O46]; 0)" office:value-type="float" office:value="0" calcext:value-type="float">
            <text:p>0.00</text:p>
          </table:table-cell>
          <table:table-cell/>
          <table:table-cell table:formula="of:=IF(OR(ISBLANK([.E46]); ISBLANK([.I46]); ISBLANK([.M46]); [.E46]=0; [.I46]=0; [.M46]=0); 0; [.E46]+[.I46]+[.M46])" office:value-type="float" office:value="0" calcext:value-type="float">
            <text:p>0.00</text:p>
          </table:table-cell>
          <table:table-cell table:formula="of:=IF(OR(ISBLANK([.F46]); ISBLANK([.J46]); ISBLANK([.N46]); [.F46]=0; [.J46]=0; [.N46]=0); 0; [.F46]+[.J46]+[.N46])" office:value-type="float" office:value="0" calcext:value-type="float">
            <text:p>0.00</text:p>
          </table:table-cell>
          <table:table-cell table:formula="of:=(COUNTA([.$C$2:.C46]) / (ROW([.C46])-1) + COUNTA([.$G$2:.G46]) / (ROW([.G46])-1) + COUNTA([.$K$2:.K46]) / (ROW([.K46])-1)) / 3 * 100" office:value-type="float" office:value="10.3703703703704" calcext:value-type="float">
            <text:p>10.37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11-11" calcext:value-type="date">
            <text:p>24-11-11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18" table:formula="of:=(100*[.C47])/(101.3-(2.67123*[.D47]))" office:value-type="float" office:value="0" calcext:value-type="float">
            <text:p>0.00</text:p>
          </table:table-cell>
          <table:table-cell table:style-name="ce18" table:formula="of:=IF([.$O47]&lt;&gt;0; [.E47]/[.$O47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47])/(101.3-(2.67123*[.H47]))" office:value-type="float" office:value="0" calcext:value-type="float">
            <text:p>0.00</text:p>
          </table:table-cell>
          <table:table-cell table:style-name="ce18" table:formula="of:=IF([.$O47]&lt;&gt;0; [.I47]/[.$O47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47])/(101.3-(2.67123*[.L47]))" office:value-type="float" office:value="0" calcext:value-type="float">
            <text:p>0.00</text:p>
          </table:table-cell>
          <table:table-cell table:style-name="ce18" table:formula="of:=IF([.$O47]&lt;&gt;0; [.M47]/[.$O47]; 0)" office:value-type="float" office:value="0" calcext:value-type="float">
            <text:p>0.00</text:p>
          </table:table-cell>
          <table:table-cell/>
          <table:table-cell table:style-name="ce18" table:formula="of:=IF(OR(ISBLANK([.E47]); ISBLANK([.I47]); ISBLANK([.M47]); [.E47]=0; [.I47]=0; [.M47]=0); 0; [.E47]+[.I47]+[.M47])" office:value-type="float" office:value="0" calcext:value-type="float">
            <text:p>0.00</text:p>
          </table:table-cell>
          <table:table-cell table:style-name="ce18" table:formula="of:=IF(OR(ISBLANK([.F47]); ISBLANK([.J47]); ISBLANK([.N47]); [.F47]=0; [.J47]=0; [.N47]=0); 0; [.F47]+[.J47]+[.N47])" office:value-type="float" office:value="0" calcext:value-type="float">
            <text:p>0.00</text:p>
          </table:table-cell>
          <table:table-cell table:formula="of:=(COUNTA([.$C$2:.C47]) / (ROW([.C47])-1) + COUNTA([.$G$2:.G47]) / (ROW([.G47])-1) + COUNTA([.$K$2:.K47]) / (ROW([.K47])-1)) / 3 * 100" office:value-type="float" office:value="10.1449275362319" calcext:value-type="float">
            <text:p>10.14</text:p>
          </table:table-cell>
          <table:table-cell table:number-columns-repeated="16366"/>
        </table:table-row>
        <table:table-row table:style-name="ro2">
          <table:table-cell office:value-type="date" office:date-value="2024-11-18" calcext:value-type="date">
            <text:p>24-11-18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2"/>
          <table:table-cell table:formula="of:=(100*[.C48])/(101.3-(2.67123*[.D48]))" office:value-type="float" office:value="0" calcext:value-type="float">
            <text:p>0.00</text:p>
          </table:table-cell>
          <table:table-cell table:formula="of:=IF([.$O48]&lt;&gt;0; [.E48]/[.$O48]; 0)" office:value-type="float" office:value="0" calcext:value-type="float">
            <text:p>0.00</text:p>
          </table:table-cell>
          <table:table-cell table:number-columns-repeated="2"/>
          <table:table-cell table:formula="of:=(100*[.G48])/(101.3-(2.67123*[.H48]))" office:value-type="float" office:value="0" calcext:value-type="float">
            <text:p>0.00</text:p>
          </table:table-cell>
          <table:table-cell table:formula="of:=IF([.$O48]&lt;&gt;0; [.I48]/[.$O48]; 0)" office:value-type="float" office:value="0" calcext:value-type="float">
            <text:p>0.00</text:p>
          </table:table-cell>
          <table:table-cell table:number-columns-repeated="2"/>
          <table:table-cell table:formula="of:=(100*[.K48])/(101.3-(2.67123*[.L48]))" office:value-type="float" office:value="0" calcext:value-type="float">
            <text:p>0.00</text:p>
          </table:table-cell>
          <table:table-cell table:formula="of:=IF([.$O48]&lt;&gt;0; [.M48]/[.$O48]; 0)" office:value-type="float" office:value="0" calcext:value-type="float">
            <text:p>0.00</text:p>
          </table:table-cell>
          <table:table-cell/>
          <table:table-cell table:formula="of:=IF(OR(ISBLANK([.E48]); ISBLANK([.I48]); ISBLANK([.M48]); [.E48]=0; [.I48]=0; [.M48]=0); 0; [.E48]+[.I48]+[.M48])" office:value-type="float" office:value="0" calcext:value-type="float">
            <text:p>0.00</text:p>
          </table:table-cell>
          <table:table-cell table:formula="of:=IF(OR(ISBLANK([.F48]); ISBLANK([.J48]); ISBLANK([.N48]); [.F48]=0; [.J48]=0; [.N48]=0); 0; [.F48]+[.J48]+[.N48])" office:value-type="float" office:value="0" calcext:value-type="float">
            <text:p>0.00</text:p>
          </table:table-cell>
          <table:table-cell table:formula="of:=(COUNTA([.$C$2:.C48]) / (ROW([.C48])-1) + COUNTA([.$G$2:.G48]) / (ROW([.G48])-1) + COUNTA([.$K$2:.K48]) / (ROW([.K48])-1)) / 3 * 100" office:value-type="float" office:value="9.9290780141844" calcext:value-type="float">
            <text:p>9.93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11-25" calcext:value-type="date">
            <text:p>24-11-25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style-name="ce18" table:formula="of:=(100*[.C49])/(101.3-(2.67123*[.D49]))" office:value-type="float" office:value="0" calcext:value-type="float">
            <text:p>0.00</text:p>
          </table:table-cell>
          <table:table-cell table:style-name="ce18" table:formula="of:=IF([.$O49]&lt;&gt;0; [.E49]/[.$O4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49])/(101.3-(2.67123*[.H49]))" office:value-type="float" office:value="0" calcext:value-type="float">
            <text:p>0.00</text:p>
          </table:table-cell>
          <table:table-cell table:style-name="ce18" table:formula="of:=IF([.$O49]&lt;&gt;0; [.I49]/[.$O4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49])/(101.3-(2.67123*[.L49]))" office:value-type="float" office:value="0" calcext:value-type="float">
            <text:p>0.00</text:p>
          </table:table-cell>
          <table:table-cell table:style-name="ce18" table:formula="of:=IF([.$O49]&lt;&gt;0; [.M49]/[.$O49]; 0)" office:value-type="float" office:value="0" calcext:value-type="float">
            <text:p>0.00</text:p>
          </table:table-cell>
          <table:table-cell/>
          <table:table-cell table:style-name="ce18" table:formula="of:=IF(OR(ISBLANK([.E49]); ISBLANK([.I49]); ISBLANK([.M49]); [.E49]=0; [.I49]=0; [.M49]=0); 0; [.E49]+[.I49]+[.M49])" office:value-type="float" office:value="0" calcext:value-type="float">
            <text:p>0.00</text:p>
          </table:table-cell>
          <table:table-cell table:style-name="ce18" table:formula="of:=IF(OR(ISBLANK([.F49]); ISBLANK([.J49]); ISBLANK([.N49]); [.F49]=0; [.J49]=0; [.N49]=0); 0; [.F49]+[.J49]+[.N49])" office:value-type="float" office:value="0" calcext:value-type="float">
            <text:p>0.00</text:p>
          </table:table-cell>
          <table:table-cell table:formula="of:=(COUNTA([.$C$2:.C49]) / (ROW([.C49])-1) + COUNTA([.$G$2:.G49]) / (ROW([.G49])-1) + COUNTA([.$K$2:.K49]) / (ROW([.K49])-1)) / 3 * 100" office:value-type="float" office:value="9.72222222222222" calcext:value-type="float">
            <text:p>9.72</text:p>
          </table:table-cell>
          <table:table-cell table:number-columns-repeated="16366"/>
        </table:table-row>
        <table:table-row table:style-name="ro2">
          <table:table-cell office:value-type="date" office:date-value="2024-12-02" calcext:value-type="date">
            <text:p>24-12-02</text:p>
          </table:table-cell>
          <table:table-cell table:style-name="ce11" office:value-type="float" office:value="111" calcext:value-type="float">
            <text:p>111</text:p>
          </table:table-cell>
          <table:table-cell table:number-columns-repeated="2"/>
          <table:table-cell table:formula="of:=(100*[.C50])/(101.3-(2.67123*[.D50]))" office:value-type="float" office:value="0" calcext:value-type="float">
            <text:p>0.00</text:p>
          </table:table-cell>
          <table:table-cell table:formula="of:=IF([.$O50]&lt;&gt;0; [.E50]/[.$O50]; 0)" office:value-type="float" office:value="0" calcext:value-type="float">
            <text:p>0.00</text:p>
          </table:table-cell>
          <table:table-cell table:number-columns-repeated="2"/>
          <table:table-cell table:formula="of:=(100*[.G50])/(101.3-(2.67123*[.H50]))" office:value-type="float" office:value="0" calcext:value-type="float">
            <text:p>0.00</text:p>
          </table:table-cell>
          <table:table-cell table:formula="of:=IF([.$O50]&lt;&gt;0; [.I50]/[.$O50]; 0)" office:value-type="float" office:value="0" calcext:value-type="float">
            <text:p>0.00</text:p>
          </table:table-cell>
          <table:table-cell table:number-columns-repeated="2"/>
          <table:table-cell table:formula="of:=(100*[.K50])/(101.3-(2.67123*[.L50]))" office:value-type="float" office:value="0" calcext:value-type="float">
            <text:p>0.00</text:p>
          </table:table-cell>
          <table:table-cell table:formula="of:=IF([.$O50]&lt;&gt;0; [.M50]/[.$O50]; 0)" office:value-type="float" office:value="0" calcext:value-type="float">
            <text:p>0.00</text:p>
          </table:table-cell>
          <table:table-cell/>
          <table:table-cell table:formula="of:=IF(OR(ISBLANK([.E50]); ISBLANK([.I50]); ISBLANK([.M50]); [.E50]=0; [.I50]=0; [.M50]=0); 0; [.E50]+[.I50]+[.M50])" office:value-type="float" office:value="0" calcext:value-type="float">
            <text:p>0.00</text:p>
          </table:table-cell>
          <table:table-cell table:formula="of:=IF(OR(ISBLANK([.F50]); ISBLANK([.J50]); ISBLANK([.N50]); [.F50]=0; [.J50]=0; [.N50]=0); 0; [.F50]+[.J50]+[.N50])" office:value-type="float" office:value="0" calcext:value-type="float">
            <text:p>0.00</text:p>
          </table:table-cell>
          <table:table-cell table:formula="of:=(COUNTA([.$C$2:.C50]) / (ROW([.C50])-1) + COUNTA([.$G$2:.G50]) / (ROW([.G50])-1) + COUNTA([.$K$2:.K50]) / (ROW([.K50])-1)) / 3 * 100" office:value-type="float" office:value="9.52380952380952" calcext:value-type="float">
            <text:p>9.52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12-09" calcext:value-type="date">
            <text:p>24-12-09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ce18" table:formula="of:=(100*[.C51])/(101.3-(2.67123*[.D51]))" office:value-type="float" office:value="0" calcext:value-type="float">
            <text:p>0.00</text:p>
          </table:table-cell>
          <table:table-cell table:style-name="ce18" table:formula="of:=IF([.$O51]&lt;&gt;0; [.E51]/[.$O5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51])/(101.3-(2.67123*[.H51]))" office:value-type="float" office:value="0" calcext:value-type="float">
            <text:p>0.00</text:p>
          </table:table-cell>
          <table:table-cell table:style-name="ce18" table:formula="of:=IF([.$O51]&lt;&gt;0; [.I51]/[.$O5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51])/(101.3-(2.67123*[.L51]))" office:value-type="float" office:value="0" calcext:value-type="float">
            <text:p>0.00</text:p>
          </table:table-cell>
          <table:table-cell table:style-name="ce18" table:formula="of:=IF([.$O51]&lt;&gt;0; [.M51]/[.$O51]; 0)" office:value-type="float" office:value="0" calcext:value-type="float">
            <text:p>0.00</text:p>
          </table:table-cell>
          <table:table-cell/>
          <table:table-cell table:style-name="ce18" table:formula="of:=IF(OR(ISBLANK([.E51]); ISBLANK([.I51]); ISBLANK([.M51]); [.E51]=0; [.I51]=0; [.M51]=0); 0; [.E51]+[.I51]+[.M51])" office:value-type="float" office:value="0" calcext:value-type="float">
            <text:p>0.00</text:p>
          </table:table-cell>
          <table:table-cell table:style-name="ce18" table:formula="of:=IF(OR(ISBLANK([.F51]); ISBLANK([.J51]); ISBLANK([.N51]); [.F51]=0; [.J51]=0; [.N51]=0); 0; [.F51]+[.J51]+[.N51])" office:value-type="float" office:value="0" calcext:value-type="float">
            <text:p>0.00</text:p>
          </table:table-cell>
          <table:table-cell table:formula="of:=(COUNTA([.$C$2:.C51]) / (ROW([.C51])-1) + COUNTA([.$G$2:.G51]) / (ROW([.G51])-1) + COUNTA([.$K$2:.K51]) / (ROW([.K51])-1)) / 3 * 100" office:value-type="float" office:value="9.33333333333333" calcext:value-type="float">
            <text:p>9.33</text:p>
          </table:table-cell>
          <table:table-cell table:number-columns-repeated="16366"/>
        </table:table-row>
        <table:table-row table:style-name="ro2">
          <table:table-cell office:value-type="date" office:date-value="2024-12-16" calcext:value-type="date">
            <text:p>24-12-16</text:p>
          </table:table-cell>
          <table:table-cell table:style-name="ce11" office:value-type="float" office:value="113" calcext:value-type="float">
            <text:p>113</text:p>
          </table:table-cell>
          <table:table-cell table:number-columns-repeated="2"/>
          <table:table-cell table:formula="of:=(100*[.C52])/(101.3-(2.67123*[.D52]))" office:value-type="float" office:value="0" calcext:value-type="float">
            <text:p>0.00</text:p>
          </table:table-cell>
          <table:table-cell table:formula="of:=IF([.$O52]&lt;&gt;0; [.E52]/[.$O52]; 0)" office:value-type="float" office:value="0" calcext:value-type="float">
            <text:p>0.00</text:p>
          </table:table-cell>
          <table:table-cell table:number-columns-repeated="2"/>
          <table:table-cell table:formula="of:=(100*[.G52])/(101.3-(2.67123*[.H52]))" office:value-type="float" office:value="0" calcext:value-type="float">
            <text:p>0.00</text:p>
          </table:table-cell>
          <table:table-cell table:formula="of:=IF([.$O52]&lt;&gt;0; [.I52]/[.$O52]; 0)" office:value-type="float" office:value="0" calcext:value-type="float">
            <text:p>0.00</text:p>
          </table:table-cell>
          <table:table-cell table:number-columns-repeated="2"/>
          <table:table-cell table:formula="of:=(100*[.K52])/(101.3-(2.67123*[.L52]))" office:value-type="float" office:value="0" calcext:value-type="float">
            <text:p>0.00</text:p>
          </table:table-cell>
          <table:table-cell table:formula="of:=IF([.$O52]&lt;&gt;0; [.M52]/[.$O52]; 0)" office:value-type="float" office:value="0" calcext:value-type="float">
            <text:p>0.00</text:p>
          </table:table-cell>
          <table:table-cell/>
          <table:table-cell table:formula="of:=IF(OR(ISBLANK([.E52]); ISBLANK([.I52]); ISBLANK([.M52]); [.E52]=0; [.I52]=0; [.M52]=0); 0; [.E52]+[.I52]+[.M52])" office:value-type="float" office:value="0" calcext:value-type="float">
            <text:p>0.00</text:p>
          </table:table-cell>
          <table:table-cell table:formula="of:=IF(OR(ISBLANK([.F52]); ISBLANK([.J52]); ISBLANK([.N52]); [.F52]=0; [.J52]=0; [.N52]=0); 0; [.F52]+[.J52]+[.N52])" office:value-type="float" office:value="0" calcext:value-type="float">
            <text:p>0.00</text:p>
          </table:table-cell>
          <table:table-cell table:formula="of:=(COUNTA([.$C$2:.C52]) / (ROW([.C52])-1) + COUNTA([.$G$2:.G52]) / (ROW([.G52])-1) + COUNTA([.$K$2:.K52]) / (ROW([.K52])-1)) / 3 * 100" office:value-type="float" office:value="9.15032679738562" calcext:value-type="float">
            <text:p>9.15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12-23" calcext:value-type="date">
            <text:p>24-12-23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table:style-name="ce18" table:formula="of:=(100*[.C53])/(101.3-(2.67123*[.D53]))" office:value-type="float" office:value="0" calcext:value-type="float">
            <text:p>0.00</text:p>
          </table:table-cell>
          <table:table-cell table:style-name="ce18" table:formula="of:=IF([.$O53]&lt;&gt;0; [.E53]/[.$O5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53])/(101.3-(2.67123*[.H53]))" office:value-type="float" office:value="0" calcext:value-type="float">
            <text:p>0.00</text:p>
          </table:table-cell>
          <table:table-cell table:style-name="ce18" table:formula="of:=IF([.$O53]&lt;&gt;0; [.I53]/[.$O5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53])/(101.3-(2.67123*[.L53]))" office:value-type="float" office:value="0" calcext:value-type="float">
            <text:p>0.00</text:p>
          </table:table-cell>
          <table:table-cell table:style-name="ce18" table:formula="of:=IF([.$O53]&lt;&gt;0; [.M53]/[.$O53]; 0)" office:value-type="float" office:value="0" calcext:value-type="float">
            <text:p>0.00</text:p>
          </table:table-cell>
          <table:table-cell/>
          <table:table-cell table:style-name="ce18" table:formula="of:=IF(OR(ISBLANK([.E53]); ISBLANK([.I53]); ISBLANK([.M53]); [.E53]=0; [.I53]=0; [.M53]=0); 0; [.E53]+[.I53]+[.M53])" office:value-type="float" office:value="0" calcext:value-type="float">
            <text:p>0.00</text:p>
          </table:table-cell>
          <table:table-cell table:style-name="ce18" table:formula="of:=IF(OR(ISBLANK([.F53]); ISBLANK([.J53]); ISBLANK([.N53]); [.F53]=0; [.J53]=0; [.N53]=0); 0; [.F53]+[.J53]+[.N53])" office:value-type="float" office:value="0" calcext:value-type="float">
            <text:p>0.00</text:p>
          </table:table-cell>
          <table:table-cell table:formula="of:=(COUNTA([.$C$2:.C53]) / (ROW([.C53])-1) + COUNTA([.$G$2:.G53]) / (ROW([.G53])-1) + COUNTA([.$K$2:.K53]) / (ROW([.K53])-1)) / 3 * 100" office:value-type="float" office:value="8.97435897435897" calcext:value-type="float">
            <text:p>8.97</text:p>
          </table:table-cell>
          <table:table-cell table:number-columns-repeated="16366"/>
        </table:table-row>
        <table:table-row table:style-name="ro2">
          <table:table-cell office:value-type="date" office:date-value="2024-12-30" calcext:value-type="date">
            <text:p>24-12-30</text:p>
          </table:table-cell>
          <table:table-cell table:style-name="ce11" office:value-type="float" office:value="115" calcext:value-type="float">
            <text:p>115</text:p>
          </table:table-cell>
          <table:table-cell table:number-columns-repeated="2"/>
          <table:table-cell table:formula="of:=(100*[.C54])/(101.3-(2.67123*[.D54]))" office:value-type="float" office:value="0" calcext:value-type="float">
            <text:p>0.00</text:p>
          </table:table-cell>
          <table:table-cell table:formula="of:=IF([.$O54]&lt;&gt;0; [.E54]/[.$O54]; 0)" office:value-type="float" office:value="0" calcext:value-type="float">
            <text:p>0.00</text:p>
          </table:table-cell>
          <table:table-cell table:number-columns-repeated="2"/>
          <table:table-cell table:formula="of:=(100*[.G54])/(101.3-(2.67123*[.H54]))" office:value-type="float" office:value="0" calcext:value-type="float">
            <text:p>0.00</text:p>
          </table:table-cell>
          <table:table-cell table:formula="of:=IF([.$O54]&lt;&gt;0; [.I54]/[.$O54]; 0)" office:value-type="float" office:value="0" calcext:value-type="float">
            <text:p>0.00</text:p>
          </table:table-cell>
          <table:table-cell table:number-columns-repeated="2"/>
          <table:table-cell table:formula="of:=(100*[.K54])/(101.3-(2.67123*[.L54]))" office:value-type="float" office:value="0" calcext:value-type="float">
            <text:p>0.00</text:p>
          </table:table-cell>
          <table:table-cell table:formula="of:=IF([.$O54]&lt;&gt;0; [.M54]/[.$O54]; 0)" office:value-type="float" office:value="0" calcext:value-type="float">
            <text:p>0.00</text:p>
          </table:table-cell>
          <table:table-cell/>
          <table:table-cell table:formula="of:=IF(OR(ISBLANK([.E54]); ISBLANK([.I54]); ISBLANK([.M54]); [.E54]=0; [.I54]=0; [.M54]=0); 0; [.E54]+[.I54]+[.M54])" office:value-type="float" office:value="0" calcext:value-type="float">
            <text:p>0.00</text:p>
          </table:table-cell>
          <table:table-cell table:formula="of:=IF(OR(ISBLANK([.F54]); ISBLANK([.J54]); ISBLANK([.N54]); [.F54]=0; [.J54]=0; [.N54]=0); 0; [.F54]+[.J54]+[.N54])" office:value-type="float" office:value="0" calcext:value-type="float">
            <text:p>0.00</text:p>
          </table:table-cell>
          <table:table-cell table:formula="of:=(COUNTA([.$C$2:.C54]) / (ROW([.C54])-1) + COUNTA([.$G$2:.G54]) / (ROW([.G54])-1) + COUNTA([.$K$2:.K54]) / (ROW([.K54])-1)) / 3 * 100" office:value-type="float" office:value="8.80503144654088" calcext:value-type="float">
            <text:p>8.81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5-01-06" calcext:value-type="date">
            <text:p>25-01-0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style-name="ce18" table:formula="of:=(100*[.C55])/(101.3-(2.67123*[.D55]))" office:value-type="float" office:value="0" calcext:value-type="float">
            <text:p>0.00</text:p>
          </table:table-cell>
          <table:table-cell table:style-name="ce18" table:formula="of:=IF([.$O55]&lt;&gt;0; [.E55]/[.$O5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55])/(101.3-(2.67123*[.H55]))" office:value-type="float" office:value="0" calcext:value-type="float">
            <text:p>0.00</text:p>
          </table:table-cell>
          <table:table-cell table:style-name="ce18" table:formula="of:=IF([.$O55]&lt;&gt;0; [.I55]/[.$O5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55])/(101.3-(2.67123*[.L55]))" office:value-type="float" office:value="0" calcext:value-type="float">
            <text:p>0.00</text:p>
          </table:table-cell>
          <table:table-cell table:style-name="ce18" table:formula="of:=IF([.$O55]&lt;&gt;0; [.M55]/[.$O55]; 0)" office:value-type="float" office:value="0" calcext:value-type="float">
            <text:p>0.00</text:p>
          </table:table-cell>
          <table:table-cell/>
          <table:table-cell table:style-name="ce18" table:formula="of:=IF(OR(ISBLANK([.E55]); ISBLANK([.I55]); ISBLANK([.M55]); [.E55]=0; [.I55]=0; [.M55]=0); 0; [.E55]+[.I55]+[.M55])" office:value-type="float" office:value="0" calcext:value-type="float">
            <text:p>0.00</text:p>
          </table:table-cell>
          <table:table-cell table:style-name="ce18" table:formula="of:=IF(OR(ISBLANK([.F55]); ISBLANK([.J55]); ISBLANK([.N55]); [.F55]=0; [.J55]=0; [.N55]=0); 0; [.F55]+[.J55]+[.N55])" office:value-type="float" office:value="0" calcext:value-type="float">
            <text:p>0.00</text:p>
          </table:table-cell>
          <table:table-cell table:formula="of:=(COUNTA([.$C$2:.C55]) / (ROW([.C55])-1) + COUNTA([.$G$2:.G55]) / (ROW([.G55])-1) + COUNTA([.$K$2:.K55]) / (ROW([.K55])-1)) / 3 * 100" office:value-type="float" office:value="8.64197530864198" calcext:value-type="float">
            <text:p>8.64</text:p>
          </table:table-cell>
          <table:table-cell table:number-columns-repeated="16366"/>
        </table:table-row>
        <table:table-row table:style-name="ro2">
          <table:table-cell office:value-type="date" office:date-value="2025-01-13" calcext:value-type="date">
            <text:p>25-01-13</text:p>
          </table:table-cell>
          <table:table-cell table:style-name="ce11" office:value-type="float" office:value="117" calcext:value-type="float">
            <text:p>117</text:p>
          </table:table-cell>
          <table:table-cell table:number-columns-repeated="2"/>
          <table:table-cell table:formula="of:=(100*[.C56])/(101.3-(2.67123*[.D56]))" office:value-type="float" office:value="0" calcext:value-type="float">
            <text:p>0.00</text:p>
          </table:table-cell>
          <table:table-cell table:formula="of:=IF([.$O56]&lt;&gt;0; [.E56]/[.$O56]; 0)" office:value-type="float" office:value="0" calcext:value-type="float">
            <text:p>0.00</text:p>
          </table:table-cell>
          <table:table-cell table:number-columns-repeated="2"/>
          <table:table-cell table:formula="of:=(100*[.G56])/(101.3-(2.67123*[.H56]))" office:value-type="float" office:value="0" calcext:value-type="float">
            <text:p>0.00</text:p>
          </table:table-cell>
          <table:table-cell table:formula="of:=IF([.$O56]&lt;&gt;0; [.I56]/[.$O56]; 0)" office:value-type="float" office:value="0" calcext:value-type="float">
            <text:p>0.00</text:p>
          </table:table-cell>
          <table:table-cell table:number-columns-repeated="2"/>
          <table:table-cell table:formula="of:=(100*[.K56])/(101.3-(2.67123*[.L56]))" office:value-type="float" office:value="0" calcext:value-type="float">
            <text:p>0.00</text:p>
          </table:table-cell>
          <table:table-cell table:formula="of:=IF([.$O56]&lt;&gt;0; [.M56]/[.$O56]; 0)" office:value-type="float" office:value="0" calcext:value-type="float">
            <text:p>0.00</text:p>
          </table:table-cell>
          <table:table-cell/>
          <table:table-cell table:formula="of:=IF(OR(ISBLANK([.E56]); ISBLANK([.I56]); ISBLANK([.M56]); [.E56]=0; [.I56]=0; [.M56]=0); 0; [.E56]+[.I56]+[.M56])" office:value-type="float" office:value="0" calcext:value-type="float">
            <text:p>0.00</text:p>
          </table:table-cell>
          <table:table-cell table:formula="of:=IF(OR(ISBLANK([.F56]); ISBLANK([.J56]); ISBLANK([.N56]); [.F56]=0; [.J56]=0; [.N56]=0); 0; [.F56]+[.J56]+[.N56])" office:value-type="float" office:value="0" calcext:value-type="float">
            <text:p>0.00</text:p>
          </table:table-cell>
          <table:table-cell table:formula="of:=(COUNTA([.$C$2:.C56]) / (ROW([.C56])-1) + COUNTA([.$G$2:.G56]) / (ROW([.G56])-1) + COUNTA([.$K$2:.K56]) / (ROW([.K56])-1)) / 3 * 100" office:value-type="float" office:value="8.48484848484848" calcext:value-type="float">
            <text:p>8.48</text:p>
          </table:table-cell>
          <table:table-cell table:style-name="ce14" table:number-columns-repeated="9"/>
          <table:table-cell table:style-name="ce16" table:number-columns-repeated="16356"/>
          <table:table-cell table:style-name="ce4"/>
        </table:table-row>
        <table:table-row table:style-name="ro2">
          <table:table-cell table:style-name="ce17" office:value-type="date" office:date-value="2025-01-20" calcext:value-type="date">
            <text:p>25-01-20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style-name="ce18" table:formula="of:=(100*[.C57])/(101.3-(2.67123*[.D57]))" office:value-type="float" office:value="0" calcext:value-type="float">
            <text:p>0.00</text:p>
          </table:table-cell>
          <table:table-cell table:style-name="ce18" table:formula="of:=IF([.$O57]&lt;&gt;0; [.E57]/[.$O57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57])/(101.3-(2.67123*[.H57]))" office:value-type="float" office:value="0" calcext:value-type="float">
            <text:p>0.00</text:p>
          </table:table-cell>
          <table:table-cell table:style-name="ce18" table:formula="of:=IF([.$O57]&lt;&gt;0; [.I57]/[.$O57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57])/(101.3-(2.67123*[.L57]))" office:value-type="float" office:value="0" calcext:value-type="float">
            <text:p>0.00</text:p>
          </table:table-cell>
          <table:table-cell table:style-name="ce18" table:formula="of:=IF([.$O57]&lt;&gt;0; [.M57]/[.$O57]; 0)" office:value-type="float" office:value="0" calcext:value-type="float">
            <text:p>0.00</text:p>
          </table:table-cell>
          <table:table-cell/>
          <table:table-cell table:style-name="ce18" table:formula="of:=IF(OR(ISBLANK([.E57]); ISBLANK([.I57]); ISBLANK([.M57]); [.E57]=0; [.I57]=0; [.M57]=0); 0; [.E57]+[.I57]+[.M57])" office:value-type="float" office:value="0" calcext:value-type="float">
            <text:p>0.00</text:p>
          </table:table-cell>
          <table:table-cell table:style-name="ce18" table:formula="of:=IF(OR(ISBLANK([.F57]); ISBLANK([.J57]); ISBLANK([.N57]); [.F57]=0; [.J57]=0; [.N57]=0); 0; [.F57]+[.J57]+[.N57])" office:value-type="float" office:value="0" calcext:value-type="float">
            <text:p>0.00</text:p>
          </table:table-cell>
          <table:table-cell table:formula="of:=(COUNTA([.$C$2:.C57]) / (ROW([.C57])-1) + COUNTA([.$G$2:.G57]) / (ROW([.G57])-1) + COUNTA([.$K$2:.K57]) / (ROW([.K57])-1)) / 3 * 100" office:value-type="float" office:value="8.33333333333333" calcext:value-type="float">
            <text:p>8.33</text:p>
          </table:table-cell>
          <table:table-cell table:number-columns-repeated="16366"/>
        </table:table-row>
        <table:table-row table:style-name="ro2">
          <table:table-cell office:value-type="date" office:date-value="2025-01-27" calcext:value-type="date">
            <text:p>25-01-27</text:p>
          </table:table-cell>
          <table:table-cell table:style-name="ce11" office:value-type="float" office:value="119" calcext:value-type="float">
            <text:p>119</text:p>
          </table:table-cell>
          <table:table-cell table:number-columns-repeated="2"/>
          <table:table-cell table:formula="of:=(100*[.C58])/(101.3-(2.67123*[.D58]))" office:value-type="float" office:value="0" calcext:value-type="float">
            <text:p>0.00</text:p>
          </table:table-cell>
          <table:table-cell table:formula="of:=IF([.$O58]&lt;&gt;0; [.E58]/[.$O58]; 0)" office:value-type="float" office:value="0" calcext:value-type="float">
            <text:p>0.00</text:p>
          </table:table-cell>
          <table:table-cell table:number-columns-repeated="2"/>
          <table:table-cell table:formula="of:=(100*[.G58])/(101.3-(2.67123*[.H58]))" office:value-type="float" office:value="0" calcext:value-type="float">
            <text:p>0.00</text:p>
          </table:table-cell>
          <table:table-cell table:formula="of:=IF([.$O58]&lt;&gt;0; [.I58]/[.$O58]; 0)" office:value-type="float" office:value="0" calcext:value-type="float">
            <text:p>0.00</text:p>
          </table:table-cell>
          <table:table-cell table:number-columns-repeated="2"/>
          <table:table-cell table:formula="of:=(100*[.K58])/(101.3-(2.67123*[.L58]))" office:value-type="float" office:value="0" calcext:value-type="float">
            <text:p>0.00</text:p>
          </table:table-cell>
          <table:table-cell table:formula="of:=IF([.$O58]&lt;&gt;0; [.M58]/[.$O58]; 0)" office:value-type="float" office:value="0" calcext:value-type="float">
            <text:p>0.00</text:p>
          </table:table-cell>
          <table:table-cell/>
          <table:table-cell table:formula="of:=IF(OR(ISBLANK([.E58]); ISBLANK([.I58]); ISBLANK([.M58]); [.E58]=0; [.I58]=0; [.M58]=0); 0; [.E58]+[.I58]+[.M58])" office:value-type="float" office:value="0" calcext:value-type="float">
            <text:p>0.00</text:p>
          </table:table-cell>
          <table:table-cell table:formula="of:=IF(OR(ISBLANK([.F58]); ISBLANK([.J58]); ISBLANK([.N58]); [.F58]=0; [.J58]=0; [.N58]=0); 0; [.F58]+[.J58]+[.N58])" office:value-type="float" office:value="0" calcext:value-type="float">
            <text:p>0.00</text:p>
          </table:table-cell>
          <table:table-cell table:formula="of:=(COUNTA([.$C$2:.C58]) / (ROW([.C58])-1) + COUNTA([.$G$2:.G58]) / (ROW([.G58])-1) + COUNTA([.$K$2:.K58]) / (ROW([.K58])-1)) / 3 * 100" office:value-type="float" office:value="8.18713450292398" calcext:value-type="float">
            <text:p>8.19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5-02-03" calcext:value-type="date">
            <text:p>25-02-03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18" table:formula="of:=(100*[.C59])/(101.3-(2.67123*[.D59]))" office:value-type="float" office:value="0" calcext:value-type="float">
            <text:p>0.00</text:p>
          </table:table-cell>
          <table:table-cell table:style-name="ce18" table:formula="of:=IF([.$O59]&lt;&gt;0; [.E59]/[.$O5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59])/(101.3-(2.67123*[.H59]))" office:value-type="float" office:value="0" calcext:value-type="float">
            <text:p>0.00</text:p>
          </table:table-cell>
          <table:table-cell table:style-name="ce18" table:formula="of:=IF([.$O59]&lt;&gt;0; [.I59]/[.$O5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59])/(101.3-(2.67123*[.L59]))" office:value-type="float" office:value="0" calcext:value-type="float">
            <text:p>0.00</text:p>
          </table:table-cell>
          <table:table-cell table:style-name="ce18" table:formula="of:=IF([.$O59]&lt;&gt;0; [.M59]/[.$O59]; 0)" office:value-type="float" office:value="0" calcext:value-type="float">
            <text:p>0.00</text:p>
          </table:table-cell>
          <table:table-cell/>
          <table:table-cell table:style-name="ce18" table:formula="of:=IF(OR(ISBLANK([.E59]); ISBLANK([.I59]); ISBLANK([.M59]); [.E59]=0; [.I59]=0; [.M59]=0); 0; [.E59]+[.I59]+[.M59])" office:value-type="float" office:value="0" calcext:value-type="float">
            <text:p>0.00</text:p>
          </table:table-cell>
          <table:table-cell table:style-name="ce18" table:formula="of:=IF(OR(ISBLANK([.F59]); ISBLANK([.J59]); ISBLANK([.N59]); [.F59]=0; [.J59]=0; [.N59]=0); 0; [.F59]+[.J59]+[.N59])" office:value-type="float" office:value="0" calcext:value-type="float">
            <text:p>0.00</text:p>
          </table:table-cell>
          <table:table-cell table:formula="of:=(COUNTA([.$C$2:.C59]) / (ROW([.C59])-1) + COUNTA([.$G$2:.G59]) / (ROW([.G59])-1) + COUNTA([.$K$2:.K59]) / (ROW([.K59])-1)) / 3 * 100" office:value-type="float" office:value="8.04597701149425" calcext:value-type="float">
            <text:p>8.05</text:p>
          </table:table-cell>
          <table:table-cell table:number-columns-repeated="16366"/>
        </table:table-row>
        <table:table-row table:style-name="ro2">
          <table:table-cell office:value-type="date" office:date-value="2025-02-10" calcext:value-type="date">
            <text:p>25-02-10</text:p>
          </table:table-cell>
          <table:table-cell table:style-name="ce11" office:value-type="float" office:value="121" calcext:value-type="float">
            <text:p>121</text:p>
          </table:table-cell>
          <table:table-cell table:number-columns-repeated="2"/>
          <table:table-cell table:formula="of:=(100*[.C60])/(101.3-(2.67123*[.D60]))" office:value-type="float" office:value="0" calcext:value-type="float">
            <text:p>0.00</text:p>
          </table:table-cell>
          <table:table-cell table:formula="of:=IF([.$O60]&lt;&gt;0; [.E60]/[.$O60]; 0)" office:value-type="float" office:value="0" calcext:value-type="float">
            <text:p>0.00</text:p>
          </table:table-cell>
          <table:table-cell table:number-columns-repeated="2"/>
          <table:table-cell table:formula="of:=(100*[.G60])/(101.3-(2.67123*[.H60]))" office:value-type="float" office:value="0" calcext:value-type="float">
            <text:p>0.00</text:p>
          </table:table-cell>
          <table:table-cell table:formula="of:=IF([.$O60]&lt;&gt;0; [.I60]/[.$O60]; 0)" office:value-type="float" office:value="0" calcext:value-type="float">
            <text:p>0.00</text:p>
          </table:table-cell>
          <table:table-cell table:number-columns-repeated="2"/>
          <table:table-cell table:formula="of:=(100*[.K60])/(101.3-(2.67123*[.L60]))" office:value-type="float" office:value="0" calcext:value-type="float">
            <text:p>0.00</text:p>
          </table:table-cell>
          <table:table-cell table:formula="of:=IF([.$O60]&lt;&gt;0; [.M60]/[.$O60]; 0)" office:value-type="float" office:value="0" calcext:value-type="float">
            <text:p>0.00</text:p>
          </table:table-cell>
          <table:table-cell/>
          <table:table-cell table:formula="of:=IF(OR(ISBLANK([.E60]); ISBLANK([.I60]); ISBLANK([.M60]); [.E60]=0; [.I60]=0; [.M60]=0); 0; [.E60]+[.I60]+[.M60])" office:value-type="float" office:value="0" calcext:value-type="float">
            <text:p>0.00</text:p>
          </table:table-cell>
          <table:table-cell table:formula="of:=IF(OR(ISBLANK([.F60]); ISBLANK([.J60]); ISBLANK([.N60]); [.F60]=0; [.J60]=0; [.N60]=0); 0; [.F60]+[.J60]+[.N60])" office:value-type="float" office:value="0" calcext:value-type="float">
            <text:p>0.00</text:p>
          </table:table-cell>
          <table:table-cell table:formula="of:=(COUNTA([.$C$2:.C60]) / (ROW([.C60])-1) + COUNTA([.$G$2:.G60]) / (ROW([.G60])-1) + COUNTA([.$K$2:.K60]) / (ROW([.K60])-1)) / 3 * 100" office:value-type="float" office:value="7.90960451977401" calcext:value-type="float">
            <text:p>7.91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5-02-17" calcext:value-type="date">
            <text:p>25-02-17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style-name="ce18" table:formula="of:=(100*[.C61])/(101.3-(2.67123*[.D61]))" office:value-type="float" office:value="0" calcext:value-type="float">
            <text:p>0.00</text:p>
          </table:table-cell>
          <table:table-cell table:style-name="ce18" table:formula="of:=IF([.$O61]&lt;&gt;0; [.E61]/[.$O6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61])/(101.3-(2.67123*[.H61]))" office:value-type="float" office:value="0" calcext:value-type="float">
            <text:p>0.00</text:p>
          </table:table-cell>
          <table:table-cell table:style-name="ce18" table:formula="of:=IF([.$O61]&lt;&gt;0; [.I61]/[.$O6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61])/(101.3-(2.67123*[.L61]))" office:value-type="float" office:value="0" calcext:value-type="float">
            <text:p>0.00</text:p>
          </table:table-cell>
          <table:table-cell table:style-name="ce18" table:formula="of:=IF([.$O61]&lt;&gt;0; [.M61]/[.$O61]; 0)" office:value-type="float" office:value="0" calcext:value-type="float">
            <text:p>0.00</text:p>
          </table:table-cell>
          <table:table-cell/>
          <table:table-cell table:style-name="ce18" table:formula="of:=IF(OR(ISBLANK([.E61]); ISBLANK([.I61]); ISBLANK([.M61]); [.E61]=0; [.I61]=0; [.M61]=0); 0; [.E61]+[.I61]+[.M61])" office:value-type="float" office:value="0" calcext:value-type="float">
            <text:p>0.00</text:p>
          </table:table-cell>
          <table:table-cell table:style-name="ce18" table:formula="of:=IF(OR(ISBLANK([.F61]); ISBLANK([.J61]); ISBLANK([.N61]); [.F61]=0; [.J61]=0; [.N61]=0); 0; [.F61]+[.J61]+[.N61])" office:value-type="float" office:value="0" calcext:value-type="float">
            <text:p>0.00</text:p>
          </table:table-cell>
          <table:table-cell table:formula="of:=(COUNTA([.$C$2:.C61]) / (ROW([.C61])-1) + COUNTA([.$G$2:.G61]) / (ROW([.G61])-1) + COUNTA([.$K$2:.K61]) / (ROW([.K61])-1)) / 3 * 100" office:value-type="float" office:value="7.77777777777778" calcext:value-type="float">
            <text:p>7.78</text:p>
          </table:table-cell>
          <table:table-cell table:number-columns-repeated="16366"/>
        </table:table-row>
        <table:table-row table:style-name="ro2">
          <table:table-cell office:value-type="date" office:date-value="2025-02-24" calcext:value-type="date">
            <text:p>25-02-24</text:p>
          </table:table-cell>
          <table:table-cell table:style-name="ce11" office:value-type="float" office:value="123" calcext:value-type="float">
            <text:p>123</text:p>
          </table:table-cell>
          <table:table-cell table:number-columns-repeated="2"/>
          <table:table-cell table:formula="of:=(100*[.C62])/(101.3-(2.67123*[.D62]))" office:value-type="float" office:value="0" calcext:value-type="float">
            <text:p>0.00</text:p>
          </table:table-cell>
          <table:table-cell table:formula="of:=IF([.$O62]&lt;&gt;0; [.E62]/[.$O62]; 0)" office:value-type="float" office:value="0" calcext:value-type="float">
            <text:p>0.00</text:p>
          </table:table-cell>
          <table:table-cell table:number-columns-repeated="2"/>
          <table:table-cell table:formula="of:=(100*[.G62])/(101.3-(2.67123*[.H62]))" office:value-type="float" office:value="0" calcext:value-type="float">
            <text:p>0.00</text:p>
          </table:table-cell>
          <table:table-cell table:formula="of:=IF([.$O62]&lt;&gt;0; [.I62]/[.$O62]; 0)" office:value-type="float" office:value="0" calcext:value-type="float">
            <text:p>0.00</text:p>
          </table:table-cell>
          <table:table-cell table:number-columns-repeated="2"/>
          <table:table-cell table:formula="of:=(100*[.K62])/(101.3-(2.67123*[.L62]))" office:value-type="float" office:value="0" calcext:value-type="float">
            <text:p>0.00</text:p>
          </table:table-cell>
          <table:table-cell table:formula="of:=IF([.$O62]&lt;&gt;0; [.M62]/[.$O62]; 0)" office:value-type="float" office:value="0" calcext:value-type="float">
            <text:p>0.00</text:p>
          </table:table-cell>
          <table:table-cell/>
          <table:table-cell table:formula="of:=IF(OR(ISBLANK([.E62]); ISBLANK([.I62]); ISBLANK([.M62]); [.E62]=0; [.I62]=0; [.M62]=0); 0; [.E62]+[.I62]+[.M62])" office:value-type="float" office:value="0" calcext:value-type="float">
            <text:p>0.00</text:p>
          </table:table-cell>
          <table:table-cell table:formula="of:=IF(OR(ISBLANK([.F62]); ISBLANK([.J62]); ISBLANK([.N62]); [.F62]=0; [.J62]=0; [.N62]=0); 0; [.F62]+[.J62]+[.N62])" office:value-type="float" office:value="0" calcext:value-type="float">
            <text:p>0.00</text:p>
          </table:table-cell>
          <table:table-cell table:formula="of:=(COUNTA([.$C$2:.C62]) / (ROW([.C62])-1) + COUNTA([.$G$2:.G62]) / (ROW([.G62])-1) + COUNTA([.$K$2:.K62]) / (ROW([.K62])-1)) / 3 * 100" office:value-type="float" office:value="7.65027322404372" calcext:value-type="float">
            <text:p>7.65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5-03-03" calcext:value-type="date">
            <text:p>25-03-03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style-name="ce18"/>
          <table:table-cell table:style-name="ce18" table:formula="of:=IF([.$O63]&lt;&gt;0; [.E63]/[.$O63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63]&lt;&gt;0; [.I63]/[.$O63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63]&lt;&gt;0; [.M63]/[.$O63]; 0)" office:value-type="float" office:value="0" calcext:value-type="float">
            <text:p>0.00</text:p>
          </table:table-cell>
          <table:table-cell/>
          <table:table-cell table:style-name="ce18" table:formula="of:=IF(OR(ISBLANK([.E63]); ISBLANK([.I63]); ISBLANK([.M63]); [.E63]=0; [.I63]=0; [.M63]=0); 0; [.E63]+[.I63]+[.M63])" office:value-type="float" office:value="0" calcext:value-type="float">
            <text:p>0.00</text:p>
          </table:table-cell>
          <table:table-cell table:style-name="ce18" table:formula="of:=IF(OR(ISBLANK([.F63]); ISBLANK([.J63]); ISBLANK([.N63]); [.F63]=0; [.J63]=0; [.N63]=0); 0; [.F63]+[.J63]+[.N63])" office:value-type="float" office:value="0" calcext:value-type="float">
            <text:p>0.00</text:p>
          </table:table-cell>
          <table:table-cell table:formula="of:=(COUNTA([.$C$2:.C63]) / (ROW([.C63])-1) + COUNTA([.$G$2:.G63]) / (ROW([.G63])-1) + COUNTA([.$K$2:.K63]) / (ROW([.K63])-1)) / 3 * 100" office:value-type="float" office:value="7.52688172043011" calcext:value-type="float">
            <text:p>7.53</text:p>
          </table:table-cell>
          <table:table-cell table:number-columns-repeated="16366"/>
        </table:table-row>
        <table:table-row table:style-name="ro2">
          <table:table-cell office:value-type="date" office:date-value="2025-03-10" calcext:value-type="date">
            <text:p>25-03-10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3"/>
          <table:table-cell table:formula="of:=IF([.$O64]&lt;&gt;0; [.E64]/[.$O64]; 0)" office:value-type="float" office:value="0" calcext:value-type="float">
            <text:p>0.00</text:p>
          </table:table-cell>
          <table:table-cell table:number-columns-repeated="3"/>
          <table:table-cell table:formula="of:=IF([.$O64]&lt;&gt;0; [.I64]/[.$O64]; 0)" office:value-type="float" office:value="0" calcext:value-type="float">
            <text:p>0.00</text:p>
          </table:table-cell>
          <table:table-cell table:number-columns-repeated="3"/>
          <table:table-cell table:formula="of:=IF([.$O64]&lt;&gt;0; [.M64]/[.$O64]; 0)" office:value-type="float" office:value="0" calcext:value-type="float">
            <text:p>0.00</text:p>
          </table:table-cell>
          <table:table-cell/>
          <table:table-cell table:formula="of:=IF(OR(ISBLANK([.E64]); ISBLANK([.I64]); ISBLANK([.M64]); [.E64]=0; [.I64]=0; [.M64]=0); 0; [.E64]+[.I64]+[.M64])" office:value-type="float" office:value="0" calcext:value-type="float">
            <text:p>0.00</text:p>
          </table:table-cell>
          <table:table-cell table:formula="of:=IF(OR(ISBLANK([.F64]); ISBLANK([.J64]); ISBLANK([.N64]); [.F64]=0; [.J64]=0; [.N64]=0); 0; [.F64]+[.J64]+[.N64])" office:value-type="float" office:value="0" calcext:value-type="float">
            <text:p>0.00</text:p>
          </table:table-cell>
          <table:table-cell table:formula="of:=(COUNTA([.$C$2:.C64]) / (ROW([.C64])-1) + COUNTA([.$G$2:.G64]) / (ROW([.G64])-1) + COUNTA([.$K$2:.K64]) / (ROW([.K64])-1)) / 3 * 100" office:value-type="float" office:value="7.40740740740741" calcext:value-type="float">
            <text:p>7.41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5-03-17" calcext:value-type="date">
            <text:p>25-03-17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style-name="ce18"/>
          <table:table-cell table:style-name="ce18" table:formula="of:=IF([.$O65]&lt;&gt;0; [.E65]/[.$O65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65]&lt;&gt;0; [.I65]/[.$O65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65]&lt;&gt;0; [.M65]/[.$O65]; 0)" office:value-type="float" office:value="0" calcext:value-type="float">
            <text:p>0.00</text:p>
          </table:table-cell>
          <table:table-cell/>
          <table:table-cell table:style-name="ce18" table:formula="of:=IF(OR(ISBLANK([.E65]); ISBLANK([.I65]); ISBLANK([.M65]); [.E65]=0; [.I65]=0; [.M65]=0); 0; [.E65]+[.I65]+[.M65])" office:value-type="float" office:value="0" calcext:value-type="float">
            <text:p>0.00</text:p>
          </table:table-cell>
          <table:table-cell table:style-name="ce18" table:formula="of:=IF(OR(ISBLANK([.F65]); ISBLANK([.J65]); ISBLANK([.N65]); [.F65]=0; [.J65]=0; [.N65]=0); 0; [.F65]+[.J65]+[.N65])" office:value-type="float" office:value="0" calcext:value-type="float">
            <text:p>0.00</text:p>
          </table:table-cell>
          <table:table-cell table:formula="of:=(COUNTA([.$C$2:.C65]) / (ROW([.C65])-1) + COUNTA([.$G$2:.G65]) / (ROW([.G65])-1) + COUNTA([.$K$2:.K65]) / (ROW([.K65])-1)) / 3 * 100" office:value-type="float" office:value="7.29166666666667" calcext:value-type="float">
            <text:p>7.29</text:p>
          </table:table-cell>
          <table:table-cell table:number-columns-repeated="16366"/>
        </table:table-row>
        <table:table-row table:style-name="ro2">
          <table:table-cell office:value-type="date" office:date-value="2025-03-24" calcext:value-type="date">
            <text:p>25-03-24</text:p>
          </table:table-cell>
          <table:table-cell table:style-name="ce11" office:value-type="float" office:value="127" calcext:value-type="float">
            <text:p>127</text:p>
          </table:table-cell>
          <table:table-cell table:number-columns-repeated="3"/>
          <table:table-cell table:formula="of:=IF([.$O66]&lt;&gt;0; [.E66]/[.$O66]; 0)" office:value-type="float" office:value="0" calcext:value-type="float">
            <text:p>0.00</text:p>
          </table:table-cell>
          <table:table-cell table:number-columns-repeated="3"/>
          <table:table-cell table:formula="of:=IF([.$O66]&lt;&gt;0; [.I66]/[.$O66]; 0)" office:value-type="float" office:value="0" calcext:value-type="float">
            <text:p>0.00</text:p>
          </table:table-cell>
          <table:table-cell table:number-columns-repeated="3"/>
          <table:table-cell table:formula="of:=IF([.$O66]&lt;&gt;0; [.M66]/[.$O66]; 0)" office:value-type="float" office:value="0" calcext:value-type="float">
            <text:p>0.00</text:p>
          </table:table-cell>
          <table:table-cell/>
          <table:table-cell table:formula="of:=IF(OR(ISBLANK([.E66]); ISBLANK([.I66]); ISBLANK([.M66]); [.E66]=0; [.I66]=0; [.M66]=0); 0; [.E66]+[.I66]+[.M66])" office:value-type="float" office:value="0" calcext:value-type="float">
            <text:p>0.00</text:p>
          </table:table-cell>
          <table:table-cell table:formula="of:=IF(OR(ISBLANK([.F66]); ISBLANK([.J66]); ISBLANK([.N66]); [.F66]=0; [.J66]=0; [.N66]=0); 0; [.F66]+[.J66]+[.N66])" office:value-type="float" office:value="0" calcext:value-type="float">
            <text:p>0.00</text:p>
          </table:table-cell>
          <table:table-cell table:formula="of:=(COUNTA([.$C$2:.C66]) / (ROW([.C66])-1) + COUNTA([.$G$2:.G66]) / (ROW([.G66])-1) + COUNTA([.$K$2:.K66]) / (ROW([.K66])-1)) / 3 * 100" office:value-type="float" office:value="7.17948717948718" calcext:value-type="float">
            <text:p>7.18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5-03-31" calcext:value-type="date">
            <text:p>25-03-31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18"/>
          <table:table-cell table:style-name="ce18" table:formula="of:=IF([.$O67]&lt;&gt;0; [.E67]/[.$O67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67]&lt;&gt;0; [.I67]/[.$O67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67]&lt;&gt;0; [.M67]/[.$O67]; 0)" office:value-type="float" office:value="0" calcext:value-type="float">
            <text:p>0.00</text:p>
          </table:table-cell>
          <table:table-cell/>
          <table:table-cell table:style-name="ce18" table:formula="of:=IF(OR(ISBLANK([.E67]); ISBLANK([.I67]); ISBLANK([.M67]); [.E67]=0; [.I67]=0; [.M67]=0); 0; [.E67]+[.I67]+[.M67])" office:value-type="float" office:value="0" calcext:value-type="float">
            <text:p>0.00</text:p>
          </table:table-cell>
          <table:table-cell table:style-name="ce18" table:formula="of:=IF(OR(ISBLANK([.F67]); ISBLANK([.J67]); ISBLANK([.N67]); [.F67]=0; [.J67]=0; [.N67]=0); 0; [.F67]+[.J67]+[.N67])" office:value-type="float" office:value="0" calcext:value-type="float">
            <text:p>0.00</text:p>
          </table:table-cell>
          <table:table-cell table:formula="of:=(COUNTA([.$C$2:.C67]) / (ROW([.C67])-1) + COUNTA([.$G$2:.G67]) / (ROW([.G67])-1) + COUNTA([.$K$2:.K67]) / (ROW([.K67])-1)) / 3 * 100" office:value-type="float" office:value="7.07070707070707" calcext:value-type="float">
            <text:p>7.07</text:p>
          </table:table-cell>
          <table:table-cell table:number-columns-repeated="16366"/>
        </table:table-row>
        <table:table-row table:style-name="ro2">
          <table:table-cell office:value-type="date" office:date-value="2025-04-07" calcext:value-type="date">
            <text:p>25-04-07</text:p>
          </table:table-cell>
          <table:table-cell table:style-name="ce11" office:value-type="float" office:value="129" calcext:value-type="float">
            <text:p>129</text:p>
          </table:table-cell>
          <table:table-cell table:number-columns-repeated="3"/>
          <table:table-cell table:formula="of:=IF([.$O68]&lt;&gt;0; [.E68]/[.$O68]; 0)" office:value-type="float" office:value="0" calcext:value-type="float">
            <text:p>0.00</text:p>
          </table:table-cell>
          <table:table-cell table:number-columns-repeated="3"/>
          <table:table-cell table:formula="of:=IF([.$O68]&lt;&gt;0; [.I68]/[.$O68]; 0)" office:value-type="float" office:value="0" calcext:value-type="float">
            <text:p>0.00</text:p>
          </table:table-cell>
          <table:table-cell table:number-columns-repeated="3"/>
          <table:table-cell table:formula="of:=IF([.$O68]&lt;&gt;0; [.M68]/[.$O68]; 0)" office:value-type="float" office:value="0" calcext:value-type="float">
            <text:p>0.00</text:p>
          </table:table-cell>
          <table:table-cell/>
          <table:table-cell table:formula="of:=IF(OR(ISBLANK([.E68]); ISBLANK([.I68]); ISBLANK([.M68]); [.E68]=0; [.I68]=0; [.M68]=0); 0; [.E68]+[.I68]+[.M68])" office:value-type="float" office:value="0" calcext:value-type="float">
            <text:p>0.00</text:p>
          </table:table-cell>
          <table:table-cell table:formula="of:=IF(OR(ISBLANK([.F68]); ISBLANK([.J68]); ISBLANK([.N68]); [.F68]=0; [.J68]=0; [.N68]=0); 0; [.F68]+[.J68]+[.N68])" office:value-type="float" office:value="0" calcext:value-type="float">
            <text:p>0.00</text:p>
          </table:table-cell>
          <table:table-cell table:formula="of:=(COUNTA([.$C$2:.C68]) / (ROW([.C68])-1) + COUNTA([.$G$2:.G68]) / (ROW([.G68])-1) + COUNTA([.$K$2:.K68]) / (ROW([.K68])-1)) / 3 * 100" office:value-type="float" office:value="6.96517412935323" calcext:value-type="float">
            <text:p>6.97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5-04-14" calcext:value-type="date">
            <text:p>25-04-14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style-name="ce18"/>
          <table:table-cell table:style-name="ce18" table:formula="of:=IF([.$O69]&lt;&gt;0; [.E69]/[.$O69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69]&lt;&gt;0; [.I69]/[.$O69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69]&lt;&gt;0; [.M69]/[.$O69]; 0)" office:value-type="float" office:value="0" calcext:value-type="float">
            <text:p>0.00</text:p>
          </table:table-cell>
          <table:table-cell/>
          <table:table-cell table:style-name="ce18" table:formula="of:=IF(OR(ISBLANK([.E69]); ISBLANK([.I69]); ISBLANK([.M69]); [.E69]=0; [.I69]=0; [.M69]=0); 0; [.E69]+[.I69]+[.M69])" office:value-type="float" office:value="0" calcext:value-type="float">
            <text:p>0.00</text:p>
          </table:table-cell>
          <table:table-cell table:style-name="ce18" table:formula="of:=IF(OR(ISBLANK([.F69]); ISBLANK([.J69]); ISBLANK([.N69]); [.F69]=0; [.J69]=0; [.N69]=0); 0; [.F69]+[.J69]+[.N69])" office:value-type="float" office:value="0" calcext:value-type="float">
            <text:p>0.00</text:p>
          </table:table-cell>
          <table:table-cell table:formula="of:=(COUNTA([.$C$2:.C69]) / (ROW([.C69])-1) + COUNTA([.$G$2:.G69]) / (ROW([.G69])-1) + COUNTA([.$K$2:.K69]) / (ROW([.K69])-1)) / 3 * 100" office:value-type="float" office:value="6.86274509803922" calcext:value-type="float">
            <text:p>6.86</text:p>
          </table:table-cell>
          <table:table-cell table:number-columns-repeated="16366"/>
        </table:table-row>
        <table:table-row table:style-name="ro2">
          <table:table-cell office:value-type="date" office:date-value="2025-04-21" calcext:value-type="date">
            <text:p>25-04-21</text:p>
          </table:table-cell>
          <table:table-cell table:style-name="ce11" office:value-type="float" office:value="131" calcext:value-type="float">
            <text:p>131</text:p>
          </table:table-cell>
          <table:table-cell table:number-columns-repeated="3"/>
          <table:table-cell table:formula="of:=IF([.$O70]&lt;&gt;0; [.E70]/[.$O70]; 0)" office:value-type="float" office:value="0" calcext:value-type="float">
            <text:p>0.00</text:p>
          </table:table-cell>
          <table:table-cell table:number-columns-repeated="3"/>
          <table:table-cell table:formula="of:=IF([.$O70]&lt;&gt;0; [.I70]/[.$O70]; 0)" office:value-type="float" office:value="0" calcext:value-type="float">
            <text:p>0.00</text:p>
          </table:table-cell>
          <table:table-cell table:number-columns-repeated="3"/>
          <table:table-cell table:formula="of:=IF([.$O70]&lt;&gt;0; [.M70]/[.$O70]; 0)" office:value-type="float" office:value="0" calcext:value-type="float">
            <text:p>0.00</text:p>
          </table:table-cell>
          <table:table-cell/>
          <table:table-cell table:formula="of:=IF(OR(ISBLANK([.E70]); ISBLANK([.I70]); ISBLANK([.M70]); [.E70]=0; [.I70]=0; [.M70]=0); 0; [.E70]+[.I70]+[.M70])" office:value-type="float" office:value="0" calcext:value-type="float">
            <text:p>0.00</text:p>
          </table:table-cell>
          <table:table-cell table:formula="of:=IF(OR(ISBLANK([.F70]); ISBLANK([.J70]); ISBLANK([.N70]); [.F70]=0; [.J70]=0; [.N70]=0); 0; [.F70]+[.J70]+[.N70])" office:value-type="float" office:value="0" calcext:value-type="float">
            <text:p>0.00</text:p>
          </table:table-cell>
          <table:table-cell table:formula="of:=(COUNTA([.$C$2:.C70]) / (ROW([.C70])-1) + COUNTA([.$G$2:.G70]) / (ROW([.G70])-1) + COUNTA([.$K$2:.K70]) / (ROW([.K70])-1)) / 3 * 100" office:value-type="float" office:value="6.76328502415459" calcext:value-type="float">
            <text:p>6.76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5-04-28" calcext:value-type="date">
            <text:p>25-04-28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style-name="ce18"/>
          <table:table-cell table:style-name="ce18" table:formula="of:=IF([.$O71]&lt;&gt;0; [.E71]/[.$O71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71]&lt;&gt;0; [.I71]/[.$O71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71]&lt;&gt;0; [.M71]/[.$O71]; 0)" office:value-type="float" office:value="0" calcext:value-type="float">
            <text:p>0.00</text:p>
          </table:table-cell>
          <table:table-cell/>
          <table:table-cell table:style-name="ce18" table:formula="of:=IF(OR(ISBLANK([.E71]); ISBLANK([.I71]); ISBLANK([.M71]); [.E71]=0; [.I71]=0; [.M71]=0); 0; [.E71]+[.I71]+[.M71])" office:value-type="float" office:value="0" calcext:value-type="float">
            <text:p>0.00</text:p>
          </table:table-cell>
          <table:table-cell table:style-name="ce18" table:formula="of:=IF(OR(ISBLANK([.F71]); ISBLANK([.J71]); ISBLANK([.N71]); [.F71]=0; [.J71]=0; [.N71]=0); 0; [.F71]+[.J71]+[.N71])" office:value-type="float" office:value="0" calcext:value-type="float">
            <text:p>0.00</text:p>
          </table:table-cell>
          <table:table-cell table:formula="of:=(COUNTA([.$C$2:.C71]) / (ROW([.C71])-1) + COUNTA([.$G$2:.G71]) / (ROW([.G71])-1) + COUNTA([.$K$2:.K71]) / (ROW([.K71])-1)) / 3 * 100" office:value-type="float" office:value="6.66666666666667" calcext:value-type="float">
            <text:p>6.67</text:p>
          </table:table-cell>
          <table:table-cell table:number-columns-repeated="16366"/>
        </table:table-row>
        <table:table-row table:style-name="ro2">
          <table:table-cell office:value-type="date" office:date-value="2025-05-05" calcext:value-type="date">
            <text:p>25-05-05</text:p>
          </table:table-cell>
          <table:table-cell table:style-name="ce11" office:value-type="float" office:value="133" calcext:value-type="float">
            <text:p>133</text:p>
          </table:table-cell>
          <table:table-cell table:number-columns-repeated="3"/>
          <table:table-cell table:formula="of:=IF([.$O72]&lt;&gt;0; [.E72]/[.$O72]; 0)" office:value-type="float" office:value="0" calcext:value-type="float">
            <text:p>0.00</text:p>
          </table:table-cell>
          <table:table-cell table:number-columns-repeated="3"/>
          <table:table-cell table:formula="of:=IF([.$O72]&lt;&gt;0; [.I72]/[.$O72]; 0)" office:value-type="float" office:value="0" calcext:value-type="float">
            <text:p>0.00</text:p>
          </table:table-cell>
          <table:table-cell table:number-columns-repeated="3"/>
          <table:table-cell table:formula="of:=IF([.$O72]&lt;&gt;0; [.M72]/[.$O72]; 0)" office:value-type="float" office:value="0" calcext:value-type="float">
            <text:p>0.00</text:p>
          </table:table-cell>
          <table:table-cell/>
          <table:table-cell table:formula="of:=IF(OR(ISBLANK([.E72]); ISBLANK([.I72]); ISBLANK([.M72]); [.E72]=0; [.I72]=0; [.M72]=0); 0; [.E72]+[.I72]+[.M72])" office:value-type="float" office:value="0" calcext:value-type="float">
            <text:p>0.00</text:p>
          </table:table-cell>
          <table:table-cell table:formula="of:=IF(OR(ISBLANK([.F72]); ISBLANK([.J72]); ISBLANK([.N72]); [.F72]=0; [.J72]=0; [.N72]=0); 0; [.F72]+[.J72]+[.N72])" office:value-type="float" office:value="0" calcext:value-type="float">
            <text:p>0.00</text:p>
          </table:table-cell>
          <table:table-cell table:formula="of:=(COUNTA([.$C$2:.C72]) / (ROW([.C72])-1) + COUNTA([.$G$2:.G72]) / (ROW([.G72])-1) + COUNTA([.$K$2:.K72]) / (ROW([.K72])-1)) / 3 * 100" office:value-type="float" office:value="6.57276995305164" calcext:value-type="float">
            <text:p>6.57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5-05-12" calcext:value-type="date">
            <text:p>25-05-12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style-name="ce18"/>
          <table:table-cell table:style-name="ce18" table:formula="of:=IF([.$O73]&lt;&gt;0; [.E73]/[.$O73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73]&lt;&gt;0; [.I73]/[.$O73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73]&lt;&gt;0; [.M73]/[.$O73]; 0)" office:value-type="float" office:value="0" calcext:value-type="float">
            <text:p>0.00</text:p>
          </table:table-cell>
          <table:table-cell/>
          <table:table-cell table:style-name="ce18" table:formula="of:=IF(OR(ISBLANK([.E73]); ISBLANK([.I73]); ISBLANK([.M73]); [.E73]=0; [.I73]=0; [.M73]=0); 0; [.E73]+[.I73]+[.M73])" office:value-type="float" office:value="0" calcext:value-type="float">
            <text:p>0.00</text:p>
          </table:table-cell>
          <table:table-cell table:style-name="ce18" table:formula="of:=IF(OR(ISBLANK([.F73]); ISBLANK([.J73]); ISBLANK([.N73]); [.F73]=0; [.J73]=0; [.N73]=0); 0; [.F73]+[.J73]+[.N73])" office:value-type="float" office:value="0" calcext:value-type="float">
            <text:p>0.00</text:p>
          </table:table-cell>
          <table:table-cell table:formula="of:=(COUNTA([.$C$2:.C73]) / (ROW([.C73])-1) + COUNTA([.$G$2:.G73]) / (ROW([.G73])-1) + COUNTA([.$K$2:.K73]) / (ROW([.K73])-1)) / 3 * 100" office:value-type="float" office:value="6.48148148148148" calcext:value-type="float">
            <text:p>6.48</text:p>
          </table:table-cell>
          <table:table-cell table:number-columns-repeated="16366"/>
        </table:table-row>
        <table:table-row table:style-name="ro2">
          <table:table-cell office:value-type="date" office:date-value="2025-05-19" calcext:value-type="date">
            <text:p>25-05-19</text:p>
          </table:table-cell>
          <table:table-cell table:style-name="ce11" office:value-type="float" office:value="135" calcext:value-type="float">
            <text:p>135</text:p>
          </table:table-cell>
          <table:table-cell table:number-columns-repeated="3"/>
          <table:table-cell table:formula="of:=IF([.$O74]&lt;&gt;0;[.E74]/[.$O74];0)" office:value-type="float" office:value="0" calcext:value-type="float">
            <text:p>0.00</text:p>
          </table:table-cell>
          <table:table-cell table:number-columns-repeated="3"/>
          <table:table-cell table:formula="of:=IF([.$O74]&lt;&gt;0;[.I74]/[.$O74];0)" office:value-type="float" office:value="0" calcext:value-type="float">
            <text:p>0.00</text:p>
          </table:table-cell>
          <table:table-cell table:number-columns-repeated="3"/>
          <table:table-cell table:formula="of:=IF([.$O74]&lt;&gt;0;[.M74]/[.$O74];0)" office:value-type="float" office:value="0" calcext:value-type="float">
            <text:p>0.00</text:p>
          </table:table-cell>
          <table:table-cell/>
          <table:table-cell table:formula="of:=IF(OR(ISBLANK([.E74]);ISBLANK([.I74]);ISBLANK([.M74]);[.E74]=0;[.I74]=0;[.M74]=0);0;[.E74]+[.I74]+[.M74])" office:value-type="float" office:value="0" calcext:value-type="float">
            <text:p>0.00</text:p>
          </table:table-cell>
          <table:table-cell table:formula="of:=IF(OR(ISBLANK([.F74]);ISBLANK([.J74]);ISBLANK([.N74]);[.F74]=0;[.J74]=0;[.N74]=0);0;[.F74]+[.J74]+[.N74])" office:value-type="float" office:value="0" calcext:value-type="float">
            <text:p>0.00</text:p>
          </table:table-cell>
          <table:table-cell table:formula="of:=(COUNTA([.$C$2:.C74])/(ROW([.C74])-1)+COUNTA([.$G$2:.G74])/(ROW([.G74])-1)+COUNTA([.$K$2:.K74])/(ROW([.K74])-1))/3*100" office:value-type="float" office:value="6.39269406392694" calcext:value-type="float">
            <text:p>6.39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5-05-26" calcext:value-type="date">
            <text:p>25-05-26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style-name="ce18"/>
          <table:table-cell table:style-name="ce18" table:formula="of:=IF([.$O75]&lt;&gt;0;[.E75]/[.$O75];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75]&lt;&gt;0;[.I75]/[.$O75];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75]&lt;&gt;0;[.M75]/[.$O75];0)" office:value-type="float" office:value="0" calcext:value-type="float">
            <text:p>0.00</text:p>
          </table:table-cell>
          <table:table-cell/>
          <table:table-cell table:style-name="ce18" table:formula="of:=IF(OR(ISBLANK([.E75]);ISBLANK([.I75]);ISBLANK([.M75]);[.E75]=0;[.I75]=0;[.M75]=0);0;[.E75]+[.I75]+[.M75])" office:value-type="float" office:value="0" calcext:value-type="float">
            <text:p>0.00</text:p>
          </table:table-cell>
          <table:table-cell table:style-name="ce18" table:formula="of:=IF(OR(ISBLANK([.F75]);ISBLANK([.J75]);ISBLANK([.N75]);[.F75]=0;[.J75]=0;[.N75]=0);0;[.F75]+[.J75]+[.N75])" office:value-type="float" office:value="0" calcext:value-type="float">
            <text:p>0.00</text:p>
          </table:table-cell>
          <table:table-cell table:formula="of:=(COUNTA([.$C$2:.C75])/(ROW([.C75])-1)+COUNTA([.$G$2:.G75])/(ROW([.G75])-1)+COUNTA([.$K$2:.K75])/(ROW([.K75])-1))/3*100" office:value-type="float" office:value="6.30630630630631" calcext:value-type="float">
            <text:p>6.31</text:p>
          </table:table-cell>
          <table:table-cell table:number-columns-repeated="16366"/>
        </table:table-row>
        <table:table-row table:style-name="ro2">
          <table:table-cell office:value-type="date" office:date-value="2025-06-02" calcext:value-type="date">
            <text:p>25-06-02</text:p>
          </table:table-cell>
          <table:table-cell table:style-name="ce11" office:value-type="float" office:value="137" calcext:value-type="float">
            <text:p>137</text:p>
          </table:table-cell>
          <table:table-cell table:number-columns-repeated="3"/>
          <table:table-cell table:formula="of:=IF([.$O76]&lt;&gt;0;[.E76]/[.$O76];0)" office:value-type="float" office:value="0" calcext:value-type="float">
            <text:p>0.00</text:p>
          </table:table-cell>
          <table:table-cell table:number-columns-repeated="3"/>
          <table:table-cell table:formula="of:=IF([.$O76]&lt;&gt;0;[.I76]/[.$O76];0)" office:value-type="float" office:value="0" calcext:value-type="float">
            <text:p>0.00</text:p>
          </table:table-cell>
          <table:table-cell table:number-columns-repeated="3"/>
          <table:table-cell table:formula="of:=IF([.$O76]&lt;&gt;0;[.M76]/[.$O76];0)" office:value-type="float" office:value="0" calcext:value-type="float">
            <text:p>0.00</text:p>
          </table:table-cell>
          <table:table-cell/>
          <table:table-cell table:formula="of:=IF(OR(ISBLANK([.E76]);ISBLANK([.I76]);ISBLANK([.M76]);[.E76]=0;[.I76]=0;[.M76]=0);0;[.E76]+[.I76]+[.M76])" office:value-type="float" office:value="0" calcext:value-type="float">
            <text:p>0.00</text:p>
          </table:table-cell>
          <table:table-cell table:formula="of:=IF(OR(ISBLANK([.F76]);ISBLANK([.J76]);ISBLANK([.N76]);[.F76]=0;[.J76]=0;[.N76]=0);0;[.F76]+[.J76]+[.N76])" office:value-type="float" office:value="0" calcext:value-type="float">
            <text:p>0.00</text:p>
          </table:table-cell>
          <table:table-cell table:formula="of:=(COUNTA([.$C$2:.C76])/(ROW([.C76])-1)+COUNTA([.$G$2:.G76])/(ROW([.G76])-1)+COUNTA([.$K$2:.K76])/(ROW([.K76])-1))/3*100" office:value-type="float" office:value="6.22222222222222" calcext:value-type="float">
            <text:p>6.22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5-06-09" calcext:value-type="date">
            <text:p>25-06-09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style-name="ce18"/>
          <table:table-cell table:style-name="ce18" table:formula="of:=IF([.$O77]&lt;&gt;0;[.E77]/[.$O77];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77]&lt;&gt;0;[.I77]/[.$O77];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77]&lt;&gt;0;[.M77]/[.$O77];0)" office:value-type="float" office:value="0" calcext:value-type="float">
            <text:p>0.00</text:p>
          </table:table-cell>
          <table:table-cell/>
          <table:table-cell table:style-name="ce18" table:formula="of:=IF(OR(ISBLANK([.E77]);ISBLANK([.I77]);ISBLANK([.M77]);[.E77]=0;[.I77]=0;[.M77]=0);0;[.E77]+[.I77]+[.M77])" office:value-type="float" office:value="0" calcext:value-type="float">
            <text:p>0.00</text:p>
          </table:table-cell>
          <table:table-cell table:style-name="ce18" table:formula="of:=IF(OR(ISBLANK([.F77]);ISBLANK([.J77]);ISBLANK([.N77]);[.F77]=0;[.J77]=0;[.N77]=0);0;[.F77]+[.J77]+[.N77])" office:value-type="float" office:value="0" calcext:value-type="float">
            <text:p>0.00</text:p>
          </table:table-cell>
          <table:table-cell table:formula="of:=(COUNTA([.$C$2:.C77])/(ROW([.C77])-1)+COUNTA([.$G$2:.G77])/(ROW([.G77])-1)+COUNTA([.$K$2:.K77])/(ROW([.K77])-1))/3*100" office:value-type="float" office:value="6.14035087719298" calcext:value-type="float">
            <text:p>6.14</text:p>
          </table:table-cell>
          <table:table-cell table:number-columns-repeated="16366"/>
        </table:table-row>
        <table:table-row table:style-name="ro2">
          <table:table-cell office:value-type="date" office:date-value="2025-06-16" calcext:value-type="date">
            <text:p>25-06-16</text:p>
          </table:table-cell>
          <table:table-cell table:style-name="ce11" office:value-type="float" office:value="139" calcext:value-type="float">
            <text:p>139</text:p>
          </table:table-cell>
          <table:table-cell table:number-columns-repeated="3"/>
          <table:table-cell table:formula="of:=IF([.$O78]&lt;&gt;0;[.E78]/[.$O78];0)" office:value-type="float" office:value="0" calcext:value-type="float">
            <text:p>0.00</text:p>
          </table:table-cell>
          <table:table-cell table:number-columns-repeated="3"/>
          <table:table-cell table:formula="of:=IF([.$O78]&lt;&gt;0;[.I78]/[.$O78];0)" office:value-type="float" office:value="0" calcext:value-type="float">
            <text:p>0.00</text:p>
          </table:table-cell>
          <table:table-cell table:number-columns-repeated="3"/>
          <table:table-cell table:formula="of:=IF([.$O78]&lt;&gt;0;[.M78]/[.$O78];0)" office:value-type="float" office:value="0" calcext:value-type="float">
            <text:p>0.00</text:p>
          </table:table-cell>
          <table:table-cell/>
          <table:table-cell table:formula="of:=IF(OR(ISBLANK([.E78]);ISBLANK([.I78]);ISBLANK([.M78]);[.E78]=0;[.I78]=0;[.M78]=0);0;[.E78]+[.I78]+[.M78])" office:value-type="float" office:value="0" calcext:value-type="float">
            <text:p>0.00</text:p>
          </table:table-cell>
          <table:table-cell table:formula="of:=IF(OR(ISBLANK([.F78]);ISBLANK([.J78]);ISBLANK([.N78]);[.F78]=0;[.J78]=0;[.N78]=0);0;[.F78]+[.J78]+[.N78])" office:value-type="float" office:value="0" calcext:value-type="float">
            <text:p>0.00</text:p>
          </table:table-cell>
          <table:table-cell table:formula="of:=(COUNTA([.$C$2:.C78])/(ROW([.C78])-1)+COUNTA([.$G$2:.G78])/(ROW([.G78])-1)+COUNTA([.$K$2:.K78])/(ROW([.K78])-1))/3*100" office:value-type="float" office:value="6.06060606060606" calcext:value-type="float">
            <text:p>6.06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5-06-23" calcext:value-type="date">
            <text:p>25-06-23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style-name="ce18"/>
          <table:table-cell table:style-name="ce18" table:formula="of:=IF([.$O79]&lt;&gt;0;[.E79]/[.$O79];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79]&lt;&gt;0;[.I79]/[.$O79];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79]&lt;&gt;0;[.M79]/[.$O79];0)" office:value-type="float" office:value="0" calcext:value-type="float">
            <text:p>0.00</text:p>
          </table:table-cell>
          <table:table-cell/>
          <table:table-cell table:style-name="ce18" table:formula="of:=IF(OR(ISBLANK([.E79]);ISBLANK([.I79]);ISBLANK([.M79]);[.E79]=0;[.I79]=0;[.M79]=0);0;[.E79]+[.I79]+[.M79])" office:value-type="float" office:value="0" calcext:value-type="float">
            <text:p>0.00</text:p>
          </table:table-cell>
          <table:table-cell table:style-name="ce18" table:formula="of:=IF(OR(ISBLANK([.F79]);ISBLANK([.J79]);ISBLANK([.N79]);[.F79]=0;[.J79]=0;[.N79]=0);0;[.F79]+[.J79]+[.N79])" office:value-type="float" office:value="0" calcext:value-type="float">
            <text:p>0.00</text:p>
          </table:table-cell>
          <table:table-cell table:formula="of:=(COUNTA([.$C$2:.C79])/(ROW([.C79])-1)+COUNTA([.$G$2:.G79])/(ROW([.G79])-1)+COUNTA([.$K$2:.K79])/(ROW([.K79])-1))/3*100" office:value-type="float" office:value="5.98290598290598" calcext:value-type="float">
            <text:p>5.98</text:p>
          </table:table-cell>
          <table:table-cell table:number-columns-repeated="16366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3">
          <table:table-cell table:style-name="ce5" table:number-columns-repeated="2"/>
          <table:table-cell table:style-name="ce6" table:number-columns-repeated="2"/>
          <table:table-cell table:style-name="ce5" table:number-columns-repeated="2"/>
          <table:table-cell table:style-name="ce6" table:number-columns-repeated="2"/>
          <table:table-cell table:style-name="ce5" table:number-columns-repeated="2"/>
          <table:table-cell table:style-name="ce6" table:number-columns-repeated="2"/>
          <table:table-cell table:style-name="ce5" table:number-columns-repeated="2"/>
          <table:table-cell table:style-name="ce6"/>
          <table:table-cell table:style-name="ce5" table:number-columns-repeated="2"/>
          <table:table-cell table:style-name="ce4" table:number-columns-repeated="10"/>
          <table:table-cell table:number-columns-repeated="997"/>
          <table:table-cell table:style-name="Default" table:number-columns-repeated="27"/>
          <table:table-cell table:number-columns-repeated="15333"/>
        </table:table-row>
      </table:table>
      <table:table table:name="stats" table:style-name="ta2">
        <table:table-column table:style-name="co4" table:number-columns-repeated="1024" table:default-cell-style-name="ce4"/>
        <table:table-column table:style-name="co4" table:number-columns-repeated="15359" table:default-cell-style-name="Default"/>
        <table:table-column table:style-name="co3" table:default-cell-style-name="Default"/>
        <table:table-row table:style-name="ro5">
          <table:table-cell table:style-name="ce9" office:value-type="string" calcext:value-type="string">
            <text:p><text:span text:style-name="T1">max_bench</text:span></text:p>
          </table:table-cell>
          <table:table-cell table:style-name="ce9" office:value-type="string" calcext:value-type="string">
            <text:p><text:span text:style-name="T1">max_deadlift</text:span></text:p>
          </table:table-cell>
          <table:table-cell table:style-name="ce9" office:value-type="string" calcext:value-type="string">
            <text:p><text:span text:style-name="T1">max_squat</text:span></text:p>
          </table:table-cell>
          <table:table-cell table:style-name="ce9" office:value-type="string" calcext:value-type="string">
            <text:p><text:span text:style-name="T1">max_bench_c</text:span></text:p>
          </table:table-cell>
          <table:table-cell table:style-name="ce9" office:value-type="string" calcext:value-type="string">
            <text:p><text:span text:style-name="T1">max_deadlift_c</text:span></text:p>
          </table:table-cell>
          <table:table-cell table:style-name="ce9" office:value-type="string" calcext:value-type="string">
            <text:p><text:span text:style-name="T1">max_squat_c</text:span></text:p>
          </table:table-cell>
          <table:table-cell table:style-name="ce9" office:value-type="string" calcext:value-type="string">
            <text:p><text:span text:style-name="T1">max_bench_m</text:span></text:p>
          </table:table-cell>
          <table:table-cell table:style-name="ce9" office:value-type="string" calcext:value-type="string">
            <text:p><text:span text:style-name="T1">max_deadlift_m</text:span></text:p>
          </table:table-cell>
          <table:table-cell table:style-name="ce9" office:value-type="string" calcext:value-type="string">
            <text:p><text:span text:style-name="T1">max_squat_m</text:span></text:p>
          </table:table-cell>
          <table:table-cell table:style-name="ce9" office:value-type="string" calcext:value-type="string">
            <text:p><text:span text:style-name="T1">max_total</text:span></text:p>
          </table:table-cell>
          <table:table-cell table:style-name="ce9" office:value-type="string" calcext:value-type="string">
            <text:p><text:span text:style-name="T1">max_total_c</text:span></text:p>
          </table:table-cell>
          <table:table-cell table:number-columns-repeated="1013"/>
          <table:table-cell table:style-name="ce4" table:number-columns-repeated="11"/>
          <table:table-cell table:number-columns-repeated="15349"/>
        </table:table-row>
        <table:table-row table:style-name="ro5">
          <table:table-cell table:style-name="ce20" table:formula="of:=MAX(IF(ISNUMBER([data_desu.C:data_desu.C]); [data_desu.C:data_desu.C]))" office:value-type="float" office:value="45" calcext:value-type="float">
            <text:p>45.00</text:p>
          </table:table-cell>
          <table:table-cell table:style-name="ce20" table:formula="of:=MAX(IF(ISNUMBER([data_desu.G:data_desu.G]); [data_desu.G:data_desu.G]))" office:value-type="float" office:value="0" calcext:value-type="float">
            <text:p>0.00</text:p>
          </table:table-cell>
          <table:table-cell table:style-name="ce20" table:formula="of:=MAX(IF(ISNUMBER([data_desu.K:data_desu.K]); [data_desu.K:data_desu.K]))" office:value-type="float" office:value="65" calcext:value-type="float">
            <text:p>65.00</text:p>
          </table:table-cell>
          <table:table-cell table:style-name="ce20" table:formula="of:=MAX(IF(ISNUMBER([data_desu.E:data_desu.E]); [data_desu.E:data_desu.E]))" office:value-type="float" office:value="46.2519691133462" calcext:value-type="float">
            <text:p>46.25</text:p>
          </table:table-cell>
          <table:table-cell table:style-name="ce20" table:formula="of:=MAX(IF(ISNUMBER([data_desu.I:data_desu.I]); [data_desu.I:data_desu.I]))" office:value-type="float" office:value="37.5397015861865" calcext:value-type="float">
            <text:p>37.54</text:p>
          </table:table-cell>
          <table:table-cell table:style-name="ce20" table:formula="of:=MAX(IF(ISNUMBER([data_desu.M:data_desu.M]); [data_desu.M:data_desu.M]))" office:value-type="float" office:value="71.7319898630559" calcext:value-type="float">
            <text:p>71.73</text:p>
          </table:table-cell>
          <table:table-cell table:style-name="ce20" table:formula="of:=MAX(IF(ISNUMBER([data_desu.F:data_desu.F]); [data_desu.F:data_desu.F]))" office:value-type="float" office:value="0.722687017396034" calcext:value-type="float">
            <text:p>0.72</text:p>
          </table:table-cell>
          <table:table-cell table:style-name="ce20" table:formula="of:=MAX(IF(ISNUMBER([data_desu.J:data_desu.J]); [data_desu.J:data_desu.J]))" office:value-type="float" office:value="0.536281451231235" calcext:value-type="float">
            <text:p>0.54</text:p>
          </table:table-cell>
          <table:table-cell table:style-name="ce20" table:formula="of:=MAX(IF(ISNUMBER([data_desu.N:data_desu.N]); [data_desu.N:data_desu.N]))" office:value-type="float" office:value="1.12081234161025" calcext:value-type="float">
            <text:p>1.12</text:p>
          </table:table-cell>
          <table:table-cell table:style-name="ce20" table:formula="of:=[.A2]+[.B2]+[.C2]" office:value-type="float" office:value="110" calcext:value-type="float">
            <text:p>110.00</text:p>
          </table:table-cell>
          <table:table-cell table:style-name="ce20" table:formula="of:=[.D2]+[.E2]+[.F2]" office:value-type="float" office:value="155.523660562589" calcext:value-type="float">
            <text:p>155.52</text:p>
          </table:table-cell>
          <table:table-cell table:number-columns-repeated="1013"/>
          <table:table-cell table:style-name="ce4" table:number-columns-repeated="11"/>
          <table:table-cell table:number-columns-repeated="15349"/>
        </table:table-row>
        <table:table-row table:style-name="ro6" table:number-rows-repeated="61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" svg:font-family="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" fo:font-family="'Liberation Sans1'" fo:font-size="10pt" fo:font-style="normal" fo:font-weight="normal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in" fo:margin-right="0in" style:scale-to="100%"/>
      <style:header-style>
        <style:header-footer-properties fo:min-height="0.3937in"/>
      </style:header-style>
      <style:footer-style>
        <style:header-footer-properties fo:min-height="0.3937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asterPage2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meta:initial-creator/>
    <meta:creation-date/>
    <meta:editing-cycles>1</meta:editing-cycles>
    <meta:editing-duration>PT1M8S</meta:editing-duration>
    <dc:date>2024-04-02T21:25:45.656736187</dc:date>
    <meta:document-statistic meta:table-count="2" meta:cell-count="881" meta:object-count="0"/>
  </office:meta>
</office:document-meta>
</file>